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9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  <table:table-cell table:style-name="ce7" office:value-type="string" calcext:value-type="string">
            <text:p>2020-08-10</text:p>
          </table:table-cell>
          <table:table-cell table:style-name="ce7" office:value-type="string" calcext:value-type="string">
            <text:p>2020-08-11</text:p>
          </table:table-cell>
          <table:table-cell table:style-name="ce7" office:value-type="string" calcext:value-type="string">
            <text:p>2020-08-12</text:p>
          </table:table-cell>
          <table:table-cell table:style-name="ce7" office:value-type="string" calcext:value-type="string">
            <text:p>2020-08-13</text:p>
          </table:table-cell>
          <table:table-cell table:style-name="ce7" office:value-type="string" calcext:value-type="string">
            <text:p>2020-08-14</text:p>
          </table:table-cell>
          <table:table-cell table:style-name="ce7" office:value-type="string" calcext:value-type="string">
            <text:p>2020-08-15</text:p>
          </table:table-cell>
          <table:table-cell table:style-name="ce7" office:value-type="string" calcext:value-type="string">
            <text:p>2020-08-16</text:p>
          </table:table-cell>
          <table:table-cell table:style-name="ce7" office:value-type="string" calcext:value-type="string">
            <text:p>2020-08-17</text:p>
          </table:table-cell>
          <table:table-cell table:style-name="ce7" office:value-type="string" calcext:value-type="string">
            <text:p>2020-08-18</text:p>
          </table:table-cell>
          <table:table-cell table:style-name="ce7" office:value-type="string" calcext:value-type="string">
            <text:p>2020-08-19</text:p>
          </table:table-cell>
          <table:table-cell table:style-name="ce7" office:value-type="string" calcext:value-type="string">
            <text:p>2020-08-20</text:p>
          </table:table-cell>
          <table:table-cell table:style-name="ce7" office:value-type="string" calcext:value-type="string">
            <text:p>2020-08-21</text:p>
          </table:table-cell>
          <table:table-cell table:style-name="ce7" office:value-type="string" calcext:value-type="string">
            <text:p>2020-08-22</text:p>
          </table:table-cell>
          <table:table-cell table:style-name="ce7" office:value-type="string" calcext:value-type="string">
            <text:p>2020-08-23</text:p>
          </table:table-cell>
          <table:table-cell table:style-name="ce7" office:value-type="string" calcext:value-type="string">
            <text:p>2020-08-24</text:p>
          </table:table-cell>
          <table:table-cell table:style-name="ce7" office:value-type="string" calcext:value-type="string">
            <text:p>2020-08-25</text:p>
          </table:table-cell>
          <table:table-cell table:style-name="ce7" office:value-type="string" calcext:value-type="string">
            <text:p>2020-08-26</text:p>
          </table:table-cell>
          <table:table-cell table:style-name="ce7" office:value-type="string" calcext:value-type="string">
            <text:p>2020-08-27</text:p>
          </table:table-cell>
          <table:table-cell table:style-name="ce7" office:value-type="string" calcext:value-type="string">
            <text:p>2020-08-28</text:p>
          </table:table-cell>
          <table:table-cell table:style-name="ce7" office:value-type="string" calcext:value-type="string">
            <text:p>2020-08-29</text:p>
          </table:table-cell>
          <table:table-cell table:style-name="ce7" office:value-type="string" calcext:value-type="string">
            <text:p>2020-08-30</text:p>
          </table:table-cell>
          <table:table-cell table:style-name="ce7" office:value-type="string" calcext:value-type="string">
            <text:p>2020-08-31</text:p>
          </table:table-cell>
          <table:table-cell table:style-name="ce7" office:value-type="string" calcext:value-type="string">
            <text:p>2020-09-01</text:p>
          </table:table-cell>
          <table:table-cell table:style-name="ce7" office:value-type="string" calcext:value-type="string">
            <text:p>2020-09-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  <table:table-cell table:formula="of:=[.FG28]-[.FG54]-[.FG80]" office:value-type="float" office:value="153939" calcext:value-type="float">
            <text:p>153939</text:p>
          </table:table-cell>
          <table:table-cell table:formula="of:=[.FH28]-[.FH54]-[.FH80]" office:value-type="float" office:value="158322" calcext:value-type="float">
            <text:p>158322</text:p>
          </table:table-cell>
          <table:table-cell table:formula="of:=[.FI28]-[.FI54]-[.FI80]" office:value-type="float" office:value="163334" calcext:value-type="float">
            <text:p>163334</text:p>
          </table:table-cell>
          <table:table-cell table:formula="of:=[.FJ28]-[.FJ54]-[.FJ80]" office:value-type="float" office:value="168248" calcext:value-type="float">
            <text:p>168248</text:p>
          </table:table-cell>
          <table:table-cell table:formula="of:=[.FK28]-[.FK54]-[.FK80]" office:value-type="float" office:value="172317" calcext:value-type="float">
            <text:p>172317</text:p>
          </table:table-cell>
          <table:table-cell table:formula="of:=[.FL28]-[.FL54]-[.FL80]" office:value-type="float" office:value="176672" calcext:value-type="float">
            <text:p>176672</text:p>
          </table:table-cell>
          <table:table-cell table:formula="of:=[.FM28]-[.FM54]-[.FM80]" office:value-type="float" office:value="179761" calcext:value-type="float">
            <text:p>179761</text:p>
          </table:table-cell>
          <table:table-cell table:formula="of:=[.FN28]-[.FN54]-[.FN80]" office:value-type="float" office:value="182223" calcext:value-type="float">
            <text:p>182223</text:p>
          </table:table-cell>
          <table:table-cell table:formula="of:=[.FO28]-[.FO54]-[.FO80]" office:value-type="float" office:value="186676" calcext:value-type="float">
            <text:p>186676</text:p>
          </table:table-cell>
          <table:table-cell table:formula="of:=[.FP28]-[.FP54]-[.FP80]" office:value-type="float" office:value="190770" calcext:value-type="float">
            <text:p>190770</text:p>
          </table:table-cell>
          <table:table-cell table:formula="of:=[.FQ28]-[.FQ54]-[.FQ80]" office:value-type="float" office:value="195911" calcext:value-type="float">
            <text:p>195911</text:p>
          </table:table-cell>
          <table:table-cell table:formula="of:=[.FR28]-[.FR54]-[.FR80]" office:value-type="float" office:value="201102" calcext:value-type="float">
            <text:p>201102</text:p>
          </table:table-cell>
          <table:table-cell table:formula="of:=[.FS28]-[.FS54]-[.FS80]" office:value-type="float" office:value="205863" calcext:value-type="float">
            <text:p>205863</text:p>
          </table:table-cell>
          <table:table-cell table:formula="of:=[.FT28]-[.FT54]-[.FT80]" office:value-type="float" office:value="208588" calcext:value-type="float">
            <text:p>208588</text:p>
          </table:table-cell>
          <table:table-cell table:formula="of:=[.FU28]-[.FU54]-[.FU80]" office:value-type="float" office:value="213970" calcext:value-type="float">
            <text:p>213970</text:p>
          </table:table-cell>
          <table:table-cell table:formula="of:=[.FV28]-[.FV54]-[.FV80]" office:value-type="float" office:value="219161" calcext:value-type="float">
            <text:p>219161</text:p>
          </table:table-cell>
          <table:table-cell table:formula="of:=[.FW28]-[.FW54]-[.FW80]" office:value-type="float" office:value="225602" calcext:value-type="float">
            <text:p>225602</text:p>
          </table:table-cell>
          <table:table-cell table:formula="of:=[.FX28]-[.FX54]-[.FX80]" office:value-type="float" office:value="231861" calcext:value-type="float">
            <text:p>231861</text:p>
          </table:table-cell>
          <table:table-cell table:formula="of:=[.FY28]-[.FY54]-[.FY80]" office:value-type="float" office:value="239204" calcext:value-type="float">
            <text:p>239204</text:p>
          </table:table-cell>
          <table:table-cell table:formula="of:=[.FZ28]-[.FZ54]-[.FZ80]" office:value-type="float" office:value="244708" calcext:value-type="float">
            <text:p>244708</text:p>
          </table:table-cell>
          <table:table-cell table:formula="of:=[.GA28]-[.GA54]-[.GA80]" office:value-type="float" office:value="248559" calcext:value-type="float">
            <text:p>248559</text:p>
          </table:table-cell>
          <table:table-cell table:formula="of:=[.GB28]-[.GB54]-[.GB80]" office:value-type="float" office:value="253579" calcext:value-type="float">
            <text:p>253579</text:p>
          </table:table-cell>
          <table:table-cell table:formula="of:=[.GC28]-[.GC54]-[.GC80]" office:value-type="float" office:value="259559" calcext:value-type="float">
            <text:p>259559</text:p>
          </table:table-cell>
          <table:table-cell table:formula="of:=[.GD28]-[.GD54]-[.GD80]" office:value-type="float" office:value="265685" calcext:value-type="float">
            <text:p>26568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  <table:table-cell table:formula="of:=[.FG29]-[.FG55]-[.FG81]" office:value-type="float" office:value="69558" calcext:value-type="float">
            <text:p>69558</text:p>
          </table:table-cell>
          <table:table-cell table:formula="of:=[.FH29]-[.FH55]-[.FH81]" office:value-type="float" office:value="70727" calcext:value-type="float">
            <text:p>70727</text:p>
          </table:table-cell>
          <table:table-cell table:formula="of:=[.FI29]-[.FI55]-[.FI81]" office:value-type="float" office:value="71833" calcext:value-type="float">
            <text:p>71833</text:p>
          </table:table-cell>
          <table:table-cell table:formula="of:=[.FJ29]-[.FJ55]-[.FJ81]" office:value-type="float" office:value="72930" calcext:value-type="float">
            <text:p>72930</text:p>
          </table:table-cell>
          <table:table-cell table:formula="of:=[.FK29]-[.FK55]-[.FK81]" office:value-type="float" office:value="73903" calcext:value-type="float">
            <text:p>73903</text:p>
          </table:table-cell>
          <table:table-cell table:formula="of:=[.FL29]-[.FL55]-[.FL81]" office:value-type="float" office:value="74809" calcext:value-type="float">
            <text:p>74809</text:p>
          </table:table-cell>
          <table:table-cell table:formula="of:=[.FM29]-[.FM55]-[.FM81]" office:value-type="float" office:value="75773" calcext:value-type="float">
            <text:p>75773</text:p>
          </table:table-cell>
          <table:table-cell table:formula="of:=[.FN29]-[.FN55]-[.FN81]" office:value-type="float" office:value="76454" calcext:value-type="float">
            <text:p>76454</text:p>
          </table:table-cell>
          <table:table-cell table:formula="of:=[.FO29]-[.FO55]-[.FO81]" office:value-type="float" office:value="77446" calcext:value-type="float">
            <text:p>77446</text:p>
          </table:table-cell>
          <table:table-cell table:formula="of:=[.FP29]-[.FP55]-[.FP81]" office:value-type="float" office:value="78493" calcext:value-type="float">
            <text:p>78493</text:p>
          </table:table-cell>
          <table:table-cell table:formula="of:=[.FQ29]-[.FQ55]-[.FQ81]" office:value-type="float" office:value="79737" calcext:value-type="float">
            <text:p>79737</text:p>
          </table:table-cell>
          <table:table-cell table:formula="of:=[.FR29]-[.FR55]-[.FR81]" office:value-type="float" office:value="80885" calcext:value-type="float">
            <text:p>80885</text:p>
          </table:table-cell>
          <table:table-cell table:formula="of:=[.FS29]-[.FS55]-[.FS81]" office:value-type="float" office:value="81975" calcext:value-type="float">
            <text:p>81975</text:p>
          </table:table-cell>
          <table:table-cell table:formula="of:=[.FT29]-[.FT55]-[.FT81]" office:value-type="float" office:value="82987" calcext:value-type="float">
            <text:p>82987</text:p>
          </table:table-cell>
          <table:table-cell table:formula="of:=[.FU29]-[.FU55]-[.FU81]" office:value-type="float" office:value="84268" calcext:value-type="float">
            <text:p>84268</text:p>
          </table:table-cell>
          <table:table-cell table:formula="of:=[.FV29]-[.FV55]-[.FV81]" office:value-type="float" office:value="85546" calcext:value-type="float">
            <text:p>85546</text:p>
          </table:table-cell>
          <table:table-cell table:formula="of:=[.FW29]-[.FW55]-[.FW81]" office:value-type="float" office:value="87074" calcext:value-type="float">
            <text:p>87074</text:p>
          </table:table-cell>
          <table:table-cell table:formula="of:=[.FX29]-[.FX55]-[.FX81]" office:value-type="float" office:value="88260" calcext:value-type="float">
            <text:p>88260</text:p>
          </table:table-cell>
          <table:table-cell table:formula="of:=[.FY29]-[.FY55]-[.FY81]" office:value-type="float" office:value="89656" calcext:value-type="float">
            <text:p>89656</text:p>
          </table:table-cell>
          <table:table-cell table:formula="of:=[.FZ29]-[.FZ55]-[.FZ81]" office:value-type="float" office:value="90826" calcext:value-type="float">
            <text:p>90826</text:p>
          </table:table-cell>
          <table:table-cell table:formula="of:=[.GA29]-[.GA55]-[.GA81]" office:value-type="float" office:value="92034" calcext:value-type="float">
            <text:p>92034</text:p>
          </table:table-cell>
          <table:table-cell table:formula="of:=[.GB29]-[.GB55]-[.GB81]" office:value-type="float" office:value="93378" calcext:value-type="float">
            <text:p>93378</text:p>
          </table:table-cell>
          <table:table-cell table:formula="of:=[.GC29]-[.GC55]-[.GC81]" office:value-type="float" office:value="94722" calcext:value-type="float">
            <text:p>94722</text:p>
          </table:table-cell>
          <table:table-cell table:formula="of:=[.GD29]-[.GD55]-[.GD81]" office:value-type="float" office:value="96021" calcext:value-type="float">
            <text:p>960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  <table:table-cell table:formula="of:=[.FG30]-[.FG56]-[.FG82]" office:value-type="float" office:value="62" calcext:value-type="float">
            <text:p>62</text:p>
          </table:table-cell>
          <table:table-cell table:formula="of:=[.FH30]-[.FH56]-[.FH82]" office:value-type="float" office:value="62" calcext:value-type="float">
            <text:p>62</text:p>
          </table:table-cell>
          <table:table-cell table:formula="of:=[.FI30]-[.FI56]-[.FI82]" office:value-type="float" office:value="62" calcext:value-type="float">
            <text:p>62</text:p>
          </table:table-cell>
          <table:table-cell table:formula="of:=[.FJ30]-[.FJ56]-[.FJ82]" office:value-type="float" office:value="63" calcext:value-type="float">
            <text:p>63</text:p>
          </table:table-cell>
          <table:table-cell table:formula="of:=[.FK30]-[.FK56]-[.FK82]" office:value-type="float" office:value="63" calcext:value-type="float">
            <text:p>63</text:p>
          </table:table-cell>
          <table:table-cell table:formula="of:=[.FL30]-[.FL56]-[.FL82]" office:value-type="float" office:value="63" calcext:value-type="float">
            <text:p>63</text:p>
          </table:table-cell>
          <table:table-cell table:formula="of:=[.FM30]-[.FM56]-[.FM82]" office:value-type="float" office:value="63" calcext:value-type="float">
            <text:p>63</text:p>
          </table:table-cell>
          <table:table-cell table:formula="of:=[.FN30]-[.FN56]-[.FN82]" office:value-type="float" office:value="63" calcext:value-type="float">
            <text:p>63</text:p>
          </table:table-cell>
          <table:table-cell table:formula="of:=[.FO30]-[.FO56]-[.FO82]" office:value-type="float" office:value="63" calcext:value-type="float">
            <text:p>63</text:p>
          </table:table-cell>
          <table:table-cell table:formula="of:=[.FP30]-[.FP56]-[.FP82]" office:value-type="float" office:value="63" calcext:value-type="float">
            <text:p>63</text:p>
          </table:table-cell>
          <table:table-cell table:formula="of:=[.FQ30]-[.FQ56]-[.FQ82]" office:value-type="float" office:value="63" calcext:value-type="float">
            <text:p>63</text:p>
          </table:table-cell>
          <table:table-cell table:formula="of:=[.FR30]-[.FR56]-[.FR82]" office:value-type="float" office:value="63" calcext:value-type="float">
            <text:p>63</text:p>
          </table:table-cell>
          <table:table-cell table:formula="of:=[.FS30]-[.FS56]-[.FS82]" office:value-type="float" office:value="63" calcext:value-type="float">
            <text:p>63</text:p>
          </table:table-cell>
          <table:table-cell table:formula="of:=[.FT30]-[.FT56]-[.FT82]" office:value-type="float" office:value="63" calcext:value-type="float">
            <text:p>63</text:p>
          </table:table-cell>
          <table:table-cell table:formula="of:=[.FU30]-[.FU56]-[.FU82]" office:value-type="float" office:value="63" calcext:value-type="float">
            <text:p>63</text:p>
          </table:table-cell>
          <table:table-cell table:formula="of:=[.FV30]-[.FV56]-[.FV82]" office:value-type="float" office:value="63" calcext:value-type="float">
            <text:p>63</text:p>
          </table:table-cell>
          <table:table-cell table:formula="of:=[.FW30]-[.FW56]-[.FW82]" office:value-type="float" office:value="63" calcext:value-type="float">
            <text:p>63</text:p>
          </table:table-cell>
          <table:table-cell table:formula="of:=[.FX30]-[.FX56]-[.FX82]" office:value-type="float" office:value="64" calcext:value-type="float">
            <text:p>64</text:p>
          </table:table-cell>
          <table:table-cell table:formula="of:=[.FY30]-[.FY56]-[.FY82]" office:value-type="float" office:value="65" calcext:value-type="float">
            <text:p>65</text:p>
          </table:table-cell>
          <table:table-cell table:formula="of:=[.FZ30]-[.FZ56]-[.FZ82]" office:value-type="float" office:value="65" calcext:value-type="float">
            <text:p>65</text:p>
          </table:table-cell>
          <table:table-cell table:formula="of:=[.GA30]-[.GA56]-[.GA82]" office:value-type="float" office:value="65" calcext:value-type="float">
            <text:p>65</text:p>
          </table:table-cell>
          <table:table-cell table:formula="of:=[.GB30]-[.GB56]-[.GB82]" office:value-type="float" office:value="66" calcext:value-type="float">
            <text:p>66</text:p>
          </table:table-cell>
          <table:table-cell table:formula="of:=[.GC30]-[.GC56]-[.GC82]" office:value-type="float" office:value="67" calcext:value-type="float">
            <text:p>67</text:p>
          </table:table-cell>
          <table:table-cell table:formula="of:=[.GD30]-[.GD56]-[.GD82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  <table:table-cell table:formula="of:=[.FG31]-[.FG57]-[.FG83]" office:value-type="float" office:value="3915" calcext:value-type="float">
            <text:p>3915</text:p>
          </table:table-cell>
          <table:table-cell table:formula="of:=[.FH31]-[.FH57]-[.FH83]" office:value-type="float" office:value="3983" calcext:value-type="float">
            <text:p>3983</text:p>
          </table:table-cell>
          <table:table-cell table:formula="of:=[.FI31]-[.FI57]-[.FI83]" office:value-type="float" office:value="4047" calcext:value-type="float">
            <text:p>4047</text:p>
          </table:table-cell>
          <table:table-cell table:formula="of:=[.FJ31]-[.FJ57]-[.FJ83]" office:value-type="float" office:value="4102" calcext:value-type="float">
            <text:p>4102</text:p>
          </table:table-cell>
          <table:table-cell table:formula="of:=[.FK31]-[.FK57]-[.FK83]" office:value-type="float" office:value="4151" calcext:value-type="float">
            <text:p>4151</text:p>
          </table:table-cell>
          <table:table-cell table:formula="of:=[.FL31]-[.FL57]-[.FL83]" office:value-type="float" office:value="4187" calcext:value-type="float">
            <text:p>4187</text:p>
          </table:table-cell>
          <table:table-cell table:formula="of:=[.FM31]-[.FM57]-[.FM83]" office:value-type="float" office:value="4252" calcext:value-type="float">
            <text:p>4252</text:p>
          </table:table-cell>
          <table:table-cell table:formula="of:=[.FN31]-[.FN57]-[.FN83]" office:value-type="float" office:value="4316" calcext:value-type="float">
            <text:p>4316</text:p>
          </table:table-cell>
          <table:table-cell table:formula="of:=[.FO31]-[.FO57]-[.FO83]" office:value-type="float" office:value="4358" calcext:value-type="float">
            <text:p>4358</text:p>
          </table:table-cell>
          <table:table-cell table:formula="of:=[.FP31]-[.FP57]-[.FP83]" office:value-type="float" office:value="4414" calcext:value-type="float">
            <text:p>4414</text:p>
          </table:table-cell>
          <table:table-cell table:formula="of:=[.FQ31]-[.FQ57]-[.FQ83]" office:value-type="float" office:value="4507" calcext:value-type="float">
            <text:p>4507</text:p>
          </table:table-cell>
          <table:table-cell table:formula="of:=[.FR31]-[.FR57]-[.FR83]" office:value-type="float" office:value="4560" calcext:value-type="float">
            <text:p>4560</text:p>
          </table:table-cell>
          <table:table-cell table:formula="of:=[.FS31]-[.FS57]-[.FS83]" office:value-type="float" office:value="4638" calcext:value-type="float">
            <text:p>4638</text:p>
          </table:table-cell>
          <table:table-cell table:formula="of:=[.FT31]-[.FT57]-[.FT83]" office:value-type="float" office:value="4665" calcext:value-type="float">
            <text:p>4665</text:p>
          </table:table-cell>
          <table:table-cell table:formula="of:=[.FU31]-[.FU57]-[.FU83]" office:value-type="float" office:value="4714" calcext:value-type="float">
            <text:p>4714</text:p>
          </table:table-cell>
          <table:table-cell table:formula="of:=[.FV31]-[.FV57]-[.FV83]" office:value-type="float" office:value="4766" calcext:value-type="float">
            <text:p>4766</text:p>
          </table:table-cell>
          <table:table-cell table:formula="of:=[.FW31]-[.FW57]-[.FW83]" office:value-type="float" office:value="4836" calcext:value-type="float">
            <text:p>4836</text:p>
          </table:table-cell>
          <table:table-cell table:formula="of:=[.FX31]-[.FX57]-[.FX83]" office:value-type="float" office:value="4898" calcext:value-type="float">
            <text:p>4898</text:p>
          </table:table-cell>
          <table:table-cell table:formula="of:=[.FY31]-[.FY57]-[.FY83]" office:value-type="float" office:value="4975" calcext:value-type="float">
            <text:p>4975</text:p>
          </table:table-cell>
          <table:table-cell table:formula="of:=[.FZ31]-[.FZ57]-[.FZ83]" office:value-type="float" office:value="5071" calcext:value-type="float">
            <text:p>5071</text:p>
          </table:table-cell>
          <table:table-cell table:formula="of:=[.GA31]-[.GA57]-[.GA83]" office:value-type="float" office:value="5129" calcext:value-type="float">
            <text:p>5129</text:p>
          </table:table-cell>
          <table:table-cell table:formula="of:=[.GB31]-[.GB57]-[.GB83]" office:value-type="float" office:value="5198" calcext:value-type="float">
            <text:p>5198</text:p>
          </table:table-cell>
          <table:table-cell table:formula="of:=[.GC31]-[.GC57]-[.GC83]" office:value-type="float" office:value="5273" calcext:value-type="float">
            <text:p>5273</text:p>
          </table:table-cell>
          <table:table-cell table:formula="of:=[.GD31]-[.GD57]-[.GD83]" office:value-type="float" office:value="5357" calcext:value-type="float">
            <text:p>53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  <table:table-cell table:formula="of:=[.FG32]-[.FG58]-[.FG84]" office:value-type="float" office:value="347" calcext:value-type="float">
            <text:p>347</text:p>
          </table:table-cell>
          <table:table-cell table:formula="of:=[.FH32]-[.FH58]-[.FH84]" office:value-type="float" office:value="353" calcext:value-type="float">
            <text:p>353</text:p>
          </table:table-cell>
          <table:table-cell table:formula="of:=[.FI32]-[.FI58]-[.FI84]" office:value-type="float" office:value="362" calcext:value-type="float">
            <text:p>362</text:p>
          </table:table-cell>
          <table:table-cell table:formula="of:=[.FJ32]-[.FJ58]-[.FJ84]" office:value-type="float" office:value="380" calcext:value-type="float">
            <text:p>380</text:p>
          </table:table-cell>
          <table:table-cell table:formula="of:=[.FK32]-[.FK58]-[.FK84]" office:value-type="float" office:value="386" calcext:value-type="float">
            <text:p>386</text:p>
          </table:table-cell>
          <table:table-cell table:formula="of:=[.FL32]-[.FL58]-[.FL84]" office:value-type="float" office:value="390" calcext:value-type="float">
            <text:p>390</text:p>
          </table:table-cell>
          <table:table-cell table:formula="of:=[.FM32]-[.FM58]-[.FM84]" office:value-type="float" office:value="399" calcext:value-type="float">
            <text:p>399</text:p>
          </table:table-cell>
          <table:table-cell table:formula="of:=[.FN32]-[.FN58]-[.FN84]" office:value-type="float" office:value="413" calcext:value-type="float">
            <text:p>413</text:p>
          </table:table-cell>
          <table:table-cell table:formula="of:=[.FO32]-[.FO58]-[.FO84]" office:value-type="float" office:value="420" calcext:value-type="float">
            <text:p>420</text:p>
          </table:table-cell>
          <table:table-cell table:formula="of:=[.FP32]-[.FP58]-[.FP84]" office:value-type="float" office:value="433" calcext:value-type="float">
            <text:p>433</text:p>
          </table:table-cell>
          <table:table-cell table:formula="of:=[.FQ32]-[.FQ58]-[.FQ84]" office:value-type="float" office:value="450" calcext:value-type="float">
            <text:p>450</text:p>
          </table:table-cell>
          <table:table-cell table:formula="of:=[.FR32]-[.FR58]-[.FR84]" office:value-type="float" office:value="468" calcext:value-type="float">
            <text:p>468</text:p>
          </table:table-cell>
          <table:table-cell table:formula="of:=[.FS32]-[.FS58]-[.FS84]" office:value-type="float" office:value="504" calcext:value-type="float">
            <text:p>504</text:p>
          </table:table-cell>
          <table:table-cell table:formula="of:=[.FT32]-[.FT58]-[.FT84]" office:value-type="float" office:value="528" calcext:value-type="float">
            <text:p>528</text:p>
          </table:table-cell>
          <table:table-cell table:formula="of:=[.FU32]-[.FU58]-[.FU84]" office:value-type="float" office:value="540" calcext:value-type="float">
            <text:p>540</text:p>
          </table:table-cell>
          <table:table-cell table:formula="of:=[.FV32]-[.FV58]-[.FV84]" office:value-type="float" office:value="575" calcext:value-type="float">
            <text:p>575</text:p>
          </table:table-cell>
          <table:table-cell table:formula="of:=[.FW32]-[.FW58]-[.FW84]" office:value-type="float" office:value="644" calcext:value-type="float">
            <text:p>644</text:p>
          </table:table-cell>
          <table:table-cell table:formula="of:=[.FX32]-[.FX58]-[.FX84]" office:value-type="float" office:value="693" calcext:value-type="float">
            <text:p>693</text:p>
          </table:table-cell>
          <table:table-cell table:formula="of:=[.FY32]-[.FY58]-[.FY84]" office:value-type="float" office:value="759" calcext:value-type="float">
            <text:p>759</text:p>
          </table:table-cell>
          <table:table-cell table:formula="of:=[.FZ32]-[.FZ58]-[.FZ84]" office:value-type="float" office:value="802" calcext:value-type="float">
            <text:p>802</text:p>
          </table:table-cell>
          <table:table-cell table:formula="of:=[.GA32]-[.GA58]-[.GA84]" office:value-type="float" office:value="814" calcext:value-type="float">
            <text:p>814</text:p>
          </table:table-cell>
          <table:table-cell table:formula="of:=[.GB32]-[.GB58]-[.GB84]" office:value-type="float" office:value="893" calcext:value-type="float">
            <text:p>893</text:p>
          </table:table-cell>
          <table:table-cell table:formula="of:=[.GC32]-[.GC58]-[.GC84]" office:value-type="float" office:value="949" calcext:value-type="float">
            <text:p>949</text:p>
          </table:table-cell>
          <table:table-cell table:formula="of:=[.GD32]-[.GD58]-[.GD84]"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  <table:table-cell table:formula="of:=[.FG33]-[.FG59]-[.FG85]" office:value-type="float" office:value="3610" calcext:value-type="float">
            <text:p>3610</text:p>
          </table:table-cell>
          <table:table-cell table:formula="of:=[.FH33]-[.FH59]-[.FH85]" office:value-type="float" office:value="3755" calcext:value-type="float">
            <text:p>3755</text:p>
          </table:table-cell>
          <table:table-cell table:formula="of:=[.FI33]-[.FI59]-[.FI85]" office:value-type="float" office:value="3896" calcext:value-type="float">
            <text:p>3896</text:p>
          </table:table-cell>
          <table:table-cell table:formula="of:=[.FJ33]-[.FJ59]-[.FJ85]" office:value-type="float" office:value="4068" calcext:value-type="float">
            <text:p>4068</text:p>
          </table:table-cell>
          <table:table-cell table:formula="of:=[.FK33]-[.FK59]-[.FK85]" office:value-type="float" office:value="4211" calcext:value-type="float">
            <text:p>4211</text:p>
          </table:table-cell>
          <table:table-cell table:formula="of:=[.FL33]-[.FL59]-[.FL85]" office:value-type="float" office:value="4372" calcext:value-type="float">
            <text:p>4372</text:p>
          </table:table-cell>
          <table:table-cell table:formula="of:=[.FM33]-[.FM59]-[.FM85]" office:value-type="float" office:value="4509" calcext:value-type="float">
            <text:p>4509</text:p>
          </table:table-cell>
          <table:table-cell table:formula="of:=[.FN33]-[.FN59]-[.FN85]" office:value-type="float" office:value="4680" calcext:value-type="float">
            <text:p>4680</text:p>
          </table:table-cell>
          <table:table-cell table:formula="of:=[.FO33]-[.FO59]-[.FO85]" office:value-type="float" office:value="4902" calcext:value-type="float">
            <text:p>4902</text:p>
          </table:table-cell>
          <table:table-cell table:formula="of:=[.FP33]-[.FP59]-[.FP85]" office:value-type="float" office:value="5002" calcext:value-type="float">
            <text:p>5002</text:p>
          </table:table-cell>
          <table:table-cell table:formula="of:=[.FQ33]-[.FQ59]-[.FQ85]" office:value-type="float" office:value="5178" calcext:value-type="float">
            <text:p>5178</text:p>
          </table:table-cell>
          <table:table-cell table:formula="of:=[.FR33]-[.FR59]-[.FR85]" office:value-type="float" office:value="5358" calcext:value-type="float">
            <text:p>5358</text:p>
          </table:table-cell>
          <table:table-cell table:formula="of:=[.FS33]-[.FS59]-[.FS85]" office:value-type="float" office:value="5573" calcext:value-type="float">
            <text:p>5573</text:p>
          </table:table-cell>
          <table:table-cell table:formula="of:=[.FT33]-[.FT59]-[.FT85]" office:value-type="float" office:value="5804" calcext:value-type="float">
            <text:p>5804</text:p>
          </table:table-cell>
          <table:table-cell table:formula="of:=[.FU33]-[.FU59]-[.FU85]" office:value-type="float" office:value="6007" calcext:value-type="float">
            <text:p>6007</text:p>
          </table:table-cell>
          <table:table-cell table:formula="of:=[.FV33]-[.FV59]-[.FV85]" office:value-type="float" office:value="6302" calcext:value-type="float">
            <text:p>6302</text:p>
          </table:table-cell>
          <table:table-cell table:formula="of:=[.FW33]-[.FW59]-[.FW85]" office:value-type="float" office:value="6653" calcext:value-type="float">
            <text:p>6653</text:p>
          </table:table-cell>
          <table:table-cell table:formula="of:=[.FX33]-[.FX59]-[.FX85]" office:value-type="float" office:value="7016" calcext:value-type="float">
            <text:p>7016</text:p>
          </table:table-cell>
          <table:table-cell table:formula="of:=[.FY33]-[.FY59]-[.FY85]" office:value-type="float" office:value="7389" calcext:value-type="float">
            <text:p>7389</text:p>
          </table:table-cell>
          <table:table-cell table:formula="of:=[.FZ33]-[.FZ59]-[.FZ85]" office:value-type="float" office:value="7720" calcext:value-type="float">
            <text:p>7720</text:p>
          </table:table-cell>
          <table:table-cell table:formula="of:=[.GA33]-[.GA59]-[.GA85]" office:value-type="float" office:value="8006" calcext:value-type="float">
            <text:p>8006</text:p>
          </table:table-cell>
          <table:table-cell table:formula="of:=[.GB33]-[.GB59]-[.GB85]" office:value-type="float" office:value="8392" calcext:value-type="float">
            <text:p>8392</text:p>
          </table:table-cell>
          <table:table-cell table:formula="of:=[.GC33]-[.GC59]-[.GC85]" office:value-type="float" office:value="8782" calcext:value-type="float">
            <text:p>8782</text:p>
          </table:table-cell>
          <table:table-cell table:formula="of:=[.GD33]-[.GD59]-[.GD85]" office:value-type="float" office:value="9257" calcext:value-type="float">
            <text:p>92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  <table:table-cell table:formula="of:=[.FG34]-[.FG60]-[.FG86]" office:value-type="float" office:value="213" calcext:value-type="float">
            <text:p>213</text:p>
          </table:table-cell>
          <table:table-cell table:formula="of:=[.FH34]-[.FH60]-[.FH86]" office:value-type="float" office:value="215" calcext:value-type="float">
            <text:p>215</text:p>
          </table:table-cell>
          <table:table-cell table:formula="of:=[.FI34]-[.FI60]-[.FI86]" office:value-type="float" office:value="218" calcext:value-type="float">
            <text:p>218</text:p>
          </table:table-cell>
          <table:table-cell table:formula="of:=[.FJ34]-[.FJ60]-[.FJ86]" office:value-type="float" office:value="220" calcext:value-type="float">
            <text:p>220</text:p>
          </table:table-cell>
          <table:table-cell table:formula="of:=[.FK34]-[.FK60]-[.FK86]" office:value-type="float" office:value="221" calcext:value-type="float">
            <text:p>221</text:p>
          </table:table-cell>
          <table:table-cell table:formula="of:=[.FL34]-[.FL60]-[.FL86]" office:value-type="float" office:value="223" calcext:value-type="float">
            <text:p>223</text:p>
          </table:table-cell>
          <table:table-cell table:formula="of:=[.FM34]-[.FM60]-[.FM86]" office:value-type="float" office:value="226" calcext:value-type="float">
            <text:p>226</text:p>
          </table:table-cell>
          <table:table-cell table:formula="of:=[.FN34]-[.FN60]-[.FN86]" office:value-type="float" office:value="228" calcext:value-type="float">
            <text:p>228</text:p>
          </table:table-cell>
          <table:table-cell table:formula="of:=[.FO34]-[.FO60]-[.FO86]" office:value-type="float" office:value="231" calcext:value-type="float">
            <text:p>231</text:p>
          </table:table-cell>
          <table:table-cell table:formula="of:=[.FP34]-[.FP60]-[.FP86]" office:value-type="float" office:value="234" calcext:value-type="float">
            <text:p>234</text:p>
          </table:table-cell>
          <table:table-cell table:formula="of:=[.FQ34]-[.FQ60]-[.FQ86]" office:value-type="float" office:value="237" calcext:value-type="float">
            <text:p>237</text:p>
          </table:table-cell>
          <table:table-cell table:formula="of:=[.FR34]-[.FR60]-[.FR86]" office:value-type="float" office:value="240" calcext:value-type="float">
            <text:p>240</text:p>
          </table:table-cell>
          <table:table-cell table:formula="of:=[.FS34]-[.FS60]-[.FS86]" office:value-type="float" office:value="244" calcext:value-type="float">
            <text:p>244</text:p>
          </table:table-cell>
          <table:table-cell table:formula="of:=[.FT34]-[.FT60]-[.FT86]" office:value-type="float" office:value="248" calcext:value-type="float">
            <text:p>248</text:p>
          </table:table-cell>
          <table:table-cell table:formula="of:=[.FU34]-[.FU60]-[.FU86]" office:value-type="float" office:value="255" calcext:value-type="float">
            <text:p>255</text:p>
          </table:table-cell>
          <table:table-cell table:formula="of:=[.FV34]-[.FV60]-[.FV86]" office:value-type="float" office:value="256" calcext:value-type="float">
            <text:p>256</text:p>
          </table:table-cell>
          <table:table-cell table:formula="of:=[.FW34]-[.FW60]-[.FW86]" office:value-type="float" office:value="268" calcext:value-type="float">
            <text:p>268</text:p>
          </table:table-cell>
          <table:table-cell table:formula="of:=[.FX34]-[.FX60]-[.FX86]" office:value-type="float" office:value="274" calcext:value-type="float">
            <text:p>274</text:p>
          </table:table-cell>
          <table:table-cell table:formula="of:=[.FY34]-[.FY60]-[.FY86]" office:value-type="float" office:value="307" calcext:value-type="float">
            <text:p>307</text:p>
          </table:table-cell>
          <table:table-cell table:formula="of:=[.FZ34]-[.FZ60]-[.FZ86]" office:value-type="float" office:value="307" calcext:value-type="float">
            <text:p>307</text:p>
          </table:table-cell>
          <table:table-cell table:formula="of:=[.GA34]-[.GA60]-[.GA86]" office:value-type="float" office:value="307" calcext:value-type="float">
            <text:p>307</text:p>
          </table:table-cell>
          <table:table-cell table:formula="of:=[.GB34]-[.GB60]-[.GB86]" office:value-type="float" office:value="307" calcext:value-type="float">
            <text:p>307</text:p>
          </table:table-cell>
          <table:table-cell table:formula="of:=[.GC34]-[.GC60]-[.GC86]" office:value-type="float" office:value="310" calcext:value-type="float">
            <text:p>310</text:p>
          </table:table-cell>
          <table:table-cell table:formula="of:=[.GD34]-[.GD60]-[.GD86]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  <table:table-cell table:formula="of:=[.FG35]-[.FG61]-[.FG87]" office:value-type="float" office:value="1197" calcext:value-type="float">
            <text:p>1197</text:p>
          </table:table-cell>
          <table:table-cell table:formula="of:=[.FH35]-[.FH61]-[.FH87]" office:value-type="float" office:value="1230" calcext:value-type="float">
            <text:p>1230</text:p>
          </table:table-cell>
          <table:table-cell table:formula="of:=[.FI35]-[.FI61]-[.FI87]" office:value-type="float" office:value="1296" calcext:value-type="float">
            <text:p>1296</text:p>
          </table:table-cell>
          <table:table-cell table:formula="of:=[.FJ35]-[.FJ61]-[.FJ87]" office:value-type="float" office:value="1348" calcext:value-type="float">
            <text:p>1348</text:p>
          </table:table-cell>
          <table:table-cell table:formula="of:=[.FK35]-[.FK61]-[.FK87]" office:value-type="float" office:value="1446" calcext:value-type="float">
            <text:p>1446</text:p>
          </table:table-cell>
          <table:table-cell table:formula="of:=[.FL35]-[.FL61]-[.FL87]" office:value-type="float" office:value="1508" calcext:value-type="float">
            <text:p>1508</text:p>
          </table:table-cell>
          <table:table-cell table:formula="of:=[.FM35]-[.FM61]-[.FM87]" office:value-type="float" office:value="1608" calcext:value-type="float">
            <text:p>1608</text:p>
          </table:table-cell>
          <table:table-cell table:formula="of:=[.FN35]-[.FN61]-[.FN87]" office:value-type="float" office:value="1679" calcext:value-type="float">
            <text:p>1679</text:p>
          </table:table-cell>
          <table:table-cell table:formula="of:=[.FO35]-[.FO61]-[.FO87]" office:value-type="float" office:value="1725" calcext:value-type="float">
            <text:p>1725</text:p>
          </table:table-cell>
          <table:table-cell table:formula="of:=[.FP35]-[.FP61]-[.FP87]" office:value-type="float" office:value="1784" calcext:value-type="float">
            <text:p>1784</text:p>
          </table:table-cell>
          <table:table-cell table:formula="of:=[.FQ35]-[.FQ61]-[.FQ87]" office:value-type="float" office:value="1835" calcext:value-type="float">
            <text:p>1835</text:p>
          </table:table-cell>
          <table:table-cell table:formula="of:=[.FR35]-[.FR61]-[.FR87]" office:value-type="float" office:value="1969" calcext:value-type="float">
            <text:p>1969</text:p>
          </table:table-cell>
          <table:table-cell table:formula="of:=[.FS35]-[.FS61]-[.FS87]" office:value-type="float" office:value="2104" calcext:value-type="float">
            <text:p>2104</text:p>
          </table:table-cell>
          <table:table-cell table:formula="of:=[.FT35]-[.FT61]-[.FT87]" office:value-type="float" office:value="2230" calcext:value-type="float">
            <text:p>2230</text:p>
          </table:table-cell>
          <table:table-cell table:formula="of:=[.FU35]-[.FU61]-[.FU87]" office:value-type="float" office:value="2354" calcext:value-type="float">
            <text:p>2354</text:p>
          </table:table-cell>
          <table:table-cell table:formula="of:=[.FV35]-[.FV61]-[.FV87]" office:value-type="float" office:value="2478" calcext:value-type="float">
            <text:p>2478</text:p>
          </table:table-cell>
          <table:table-cell table:formula="of:=[.FW35]-[.FW61]-[.FW87]" office:value-type="float" office:value="2589" calcext:value-type="float">
            <text:p>2589</text:p>
          </table:table-cell>
          <table:table-cell table:formula="of:=[.FX35]-[.FX61]-[.FX87]" office:value-type="float" office:value="2748" calcext:value-type="float">
            <text:p>2748</text:p>
          </table:table-cell>
          <table:table-cell table:formula="of:=[.FY35]-[.FY61]-[.FY87]" office:value-type="float" office:value="2899" calcext:value-type="float">
            <text:p>2899</text:p>
          </table:table-cell>
          <table:table-cell table:formula="of:=[.FZ35]-[.FZ61]-[.FZ87]" office:value-type="float" office:value="3024" calcext:value-type="float">
            <text:p>3024</text:p>
          </table:table-cell>
          <table:table-cell table:formula="of:=[.GA35]-[.GA61]-[.GA87]" office:value-type="float" office:value="3127" calcext:value-type="float">
            <text:p>3127</text:p>
          </table:table-cell>
          <table:table-cell table:formula="of:=[.GB35]-[.GB61]-[.GB87]" office:value-type="float" office:value="3292" calcext:value-type="float">
            <text:p>3292</text:p>
          </table:table-cell>
          <table:table-cell table:formula="of:=[.GC35]-[.GC61]-[.GC87]" office:value-type="float" office:value="3603" calcext:value-type="float">
            <text:p>3603</text:p>
          </table:table-cell>
          <table:table-cell table:formula="of:=[.GD35]-[.GD61]-[.GD87]" office:value-type="float" office:value="3781" calcext:value-type="float">
            <text:p>37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8" calcext:value-type="float">
            <text:p>78</text:p>
          </table:table-cell>
          <table:table-cell table:formula="of:=[.EV36]-[.EV62]-[.EV88]" office:value-type="float" office:value="78" calcext:value-type="float">
            <text:p>78</text:p>
          </table:table-cell>
          <table:table-cell table:formula="of:=[.EW36]-[.EW62]-[.EW88]" office:value-type="float" office:value="78" calcext:value-type="float">
            <text:p>78</text:p>
          </table:table-cell>
          <table:table-cell table:formula="of:=[.EX36]-[.EX62]-[.EX88]" office:value-type="float" office:value="78" calcext:value-type="float">
            <text:p>78</text:p>
          </table:table-cell>
          <table:table-cell table:formula="of:=[.EY36]-[.EY62]-[.EY88]" office:value-type="float" office:value="78" calcext:value-type="float">
            <text:p>78</text:p>
          </table:table-cell>
          <table:table-cell table:formula="of:=[.EZ36]-[.EZ62]-[.EZ88]" office:value-type="float" office:value="78" calcext:value-type="float">
            <text:p>78</text:p>
          </table:table-cell>
          <table:table-cell table:formula="of:=[.FA36]-[.FA62]-[.FA88]" office:value-type="float" office:value="78" calcext:value-type="float">
            <text:p>78</text:p>
          </table:table-cell>
          <table:table-cell table:formula="of:=[.FB36]-[.FB62]-[.FB88]" office:value-type="float" office:value="78" calcext:value-type="float">
            <text:p>78</text:p>
          </table:table-cell>
          <table:table-cell table:formula="of:=[.FC36]-[.FC62]-[.FC88]" office:value-type="float" office:value="78" calcext:value-type="float">
            <text:p>78</text:p>
          </table:table-cell>
          <table:table-cell table:formula="of:=[.FD36]-[.FD62]-[.FD88]" office:value-type="float" office:value="78" calcext:value-type="float">
            <text:p>78</text:p>
          </table:table-cell>
          <table:table-cell table:formula="of:=[.FE36]-[.FE62]-[.FE88]" office:value-type="float" office:value="78" calcext:value-type="float">
            <text:p>78</text:p>
          </table:table-cell>
          <table:table-cell table:formula="of:=[.FF36]-[.FF62]-[.FF88]" office:value-type="float" office:value="78" calcext:value-type="float">
            <text:p>78</text:p>
          </table:table-cell>
          <table:table-cell table:formula="of:=[.FG36]-[.FG62]-[.FG88]" office:value-type="float" office:value="78" calcext:value-type="float">
            <text:p>78</text:p>
          </table:table-cell>
          <table:table-cell table:formula="of:=[.FH36]-[.FH62]-[.FH88]" office:value-type="float" office:value="78" calcext:value-type="float">
            <text:p>78</text:p>
          </table:table-cell>
          <table:table-cell table:formula="of:=[.FI36]-[.FI62]-[.FI88]" office:value-type="float" office:value="78" calcext:value-type="float">
            <text:p>78</text:p>
          </table:table-cell>
          <table:table-cell table:formula="of:=[.FJ36]-[.FJ62]-[.FJ88]" office:value-type="float" office:value="78" calcext:value-type="float">
            <text:p>78</text:p>
          </table:table-cell>
          <table:table-cell table:formula="of:=[.FK36]-[.FK62]-[.FK88]" office:value-type="float" office:value="78" calcext:value-type="float">
            <text:p>78</text:p>
          </table:table-cell>
          <table:table-cell table:formula="of:=[.FL36]-[.FL62]-[.FL88]" office:value-type="float" office:value="79" calcext:value-type="float">
            <text:p>79</text:p>
          </table:table-cell>
          <table:table-cell table:formula="of:=[.FM36]-[.FM62]-[.FM88]" office:value-type="float" office:value="79" calcext:value-type="float">
            <text:p>79</text:p>
          </table:table-cell>
          <table:table-cell table:formula="of:=[.FN36]-[.FN62]-[.FN88]" office:value-type="float" office:value="79" calcext:value-type="float">
            <text:p>79</text:p>
          </table:table-cell>
          <table:table-cell table:formula="of:=[.FO36]-[.FO62]-[.FO88]" office:value-type="float" office:value="78" calcext:value-type="float">
            <text:p>78</text:p>
          </table:table-cell>
          <table:table-cell table:formula="of:=[.FP36]-[.FP62]-[.FP88]" office:value-type="float" office:value="78" calcext:value-type="float">
            <text:p>78</text:p>
          </table:table-cell>
          <table:table-cell table:formula="of:=[.FQ36]-[.FQ62]-[.FQ88]" office:value-type="float" office:value="78" calcext:value-type="float">
            <text:p>78</text:p>
          </table:table-cell>
          <table:table-cell table:formula="of:=[.FR36]-[.FR62]-[.FR88]" office:value-type="float" office:value="78" calcext:value-type="float">
            <text:p>78</text:p>
          </table:table-cell>
          <table:table-cell table:formula="of:=[.FS36]-[.FS62]-[.FS88]" office:value-type="float" office:value="79" calcext:value-type="float">
            <text:p>79</text:p>
          </table:table-cell>
          <table:table-cell table:formula="of:=[.FT36]-[.FT62]-[.FT88]" office:value-type="float" office:value="81" calcext:value-type="float">
            <text:p>81</text:p>
          </table:table-cell>
          <table:table-cell table:formula="of:=[.FU36]-[.FU62]-[.FU88]" office:value-type="float" office:value="81" calcext:value-type="float">
            <text:p>81</text:p>
          </table:table-cell>
          <table:table-cell table:formula="of:=[.FV36]-[.FV62]-[.FV88]" office:value-type="float" office:value="81" calcext:value-type="float">
            <text:p>81</text:p>
          </table:table-cell>
          <table:table-cell table:formula="of:=[.FW36]-[.FW62]-[.FW88]" office:value-type="float" office:value="81" calcext:value-type="float">
            <text:p>81</text:p>
          </table:table-cell>
          <table:table-cell table:formula="of:=[.FX36]-[.FX62]-[.FX88]" office:value-type="float" office:value="81" calcext:value-type="float">
            <text:p>81</text:p>
          </table:table-cell>
          <table:table-cell table:formula="of:=[.FY36]-[.FY62]-[.FY88]" office:value-type="float" office:value="82" calcext:value-type="float">
            <text:p>82</text:p>
          </table:table-cell>
          <table:table-cell table:formula="of:=[.FZ36]-[.FZ62]-[.FZ88]" office:value-type="float" office:value="82" calcext:value-type="float">
            <text:p>82</text:p>
          </table:table-cell>
          <table:table-cell table:formula="of:=[.GA36]-[.GA62]-[.GA88]" office:value-type="float" office:value="82" calcext:value-type="float">
            <text:p>82</text:p>
          </table:table-cell>
          <table:table-cell table:formula="of:=[.GB36]-[.GB62]-[.GB88]" office:value-type="float" office:value="82" calcext:value-type="float">
            <text:p>82</text:p>
          </table:table-cell>
          <table:table-cell table:formula="of:=[.GC36]-[.GC62]-[.GC88]" office:value-type="float" office:value="82" calcext:value-type="float">
            <text:p>82</text:p>
          </table:table-cell>
          <table:table-cell table:formula="of:=[.GD36]-[.GD62]-[.GD88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  <table:table-cell table:formula="of:=[.FG37]-[.FG63]-[.FG89]" office:value-type="float" office:value="3533" calcext:value-type="float">
            <text:p>3533</text:p>
          </table:table-cell>
          <table:table-cell table:formula="of:=[.FH37]-[.FH63]-[.FH89]" office:value-type="float" office:value="3851" calcext:value-type="float">
            <text:p>3851</text:p>
          </table:table-cell>
          <table:table-cell table:formula="of:=[.FI37]-[.FI63]-[.FI89]" office:value-type="float" office:value="4003" calcext:value-type="float">
            <text:p>4003</text:p>
          </table:table-cell>
          <table:table-cell table:formula="of:=[.FJ37]-[.FJ63]-[.FJ89]" office:value-type="float" office:value="4151" calcext:value-type="float">
            <text:p>4151</text:p>
          </table:table-cell>
          <table:table-cell table:formula="of:=[.FK37]-[.FK63]-[.FK89]" office:value-type="float" office:value="4263" calcext:value-type="float">
            <text:p>4263</text:p>
          </table:table-cell>
          <table:table-cell table:formula="of:=[.FL37]-[.FL63]-[.FL89]" office:value-type="float" office:value="4420" calcext:value-type="float">
            <text:p>4420</text:p>
          </table:table-cell>
          <table:table-cell table:formula="of:=[.FM37]-[.FM63]-[.FM89]" office:value-type="float" office:value="4676" calcext:value-type="float">
            <text:p>4676</text:p>
          </table:table-cell>
          <table:table-cell table:formula="of:=[.FN37]-[.FN63]-[.FN89]" office:value-type="float" office:value="4920" calcext:value-type="float">
            <text:p>4920</text:p>
          </table:table-cell>
          <table:table-cell table:formula="of:=[.FO37]-[.FO63]-[.FO89]" office:value-type="float" office:value="5124" calcext:value-type="float">
            <text:p>5124</text:p>
          </table:table-cell>
          <table:table-cell table:formula="of:=[.FP37]-[.FP63]-[.FP89]" office:value-type="float" office:value="5245" calcext:value-type="float">
            <text:p>5245</text:p>
          </table:table-cell>
          <table:table-cell table:formula="of:=[.FQ37]-[.FQ63]-[.FQ89]" office:value-type="float" office:value="5494" calcext:value-type="float">
            <text:p>5494</text:p>
          </table:table-cell>
          <table:table-cell table:formula="of:=[.FR37]-[.FR63]-[.FR89]" office:value-type="float" office:value="5717" calcext:value-type="float">
            <text:p>5717</text:p>
          </table:table-cell>
          <table:table-cell table:formula="of:=[.FS37]-[.FS63]-[.FS89]" office:value-type="float" office:value="5915" calcext:value-type="float">
            <text:p>5915</text:p>
          </table:table-cell>
          <table:table-cell table:formula="of:=[.FT37]-[.FT63]-[.FT89]" office:value-type="float" office:value="6100" calcext:value-type="float">
            <text:p>6100</text:p>
          </table:table-cell>
          <table:table-cell table:formula="of:=[.FU37]-[.FU63]-[.FU89]" office:value-type="float" office:value="6440" calcext:value-type="float">
            <text:p>6440</text:p>
          </table:table-cell>
          <table:table-cell table:formula="of:=[.FV37]-[.FV63]-[.FV89]" office:value-type="float" office:value="6645" calcext:value-type="float">
            <text:p>6645</text:p>
          </table:table-cell>
          <table:table-cell table:formula="of:=[.FW37]-[.FW63]-[.FW89]" office:value-type="float" office:value="6868" calcext:value-type="float">
            <text:p>6868</text:p>
          </table:table-cell>
          <table:table-cell table:formula="of:=[.FX37]-[.FX63]-[.FX89]" office:value-type="float" office:value="7059" calcext:value-type="float">
            <text:p>7059</text:p>
          </table:table-cell>
          <table:table-cell table:formula="of:=[.FY37]-[.FY63]-[.FY89]" office:value-type="float" office:value="7395" calcext:value-type="float">
            <text:p>7395</text:p>
          </table:table-cell>
          <table:table-cell table:formula="of:=[.FZ37]-[.FZ63]-[.FZ89]" office:value-type="float" office:value="7716" calcext:value-type="float">
            <text:p>7716</text:p>
          </table:table-cell>
          <table:table-cell table:formula="of:=[.GA37]-[.GA63]-[.GA89]" office:value-type="float" office:value="7865" calcext:value-type="float">
            <text:p>7865</text:p>
          </table:table-cell>
          <table:table-cell table:formula="of:=[.GB37]-[.GB63]-[.GB89]" office:value-type="float" office:value="8192" calcext:value-type="float">
            <text:p>8192</text:p>
          </table:table-cell>
          <table:table-cell table:formula="of:=[.GC37]-[.GC63]-[.GC89]" office:value-type="float" office:value="8316" calcext:value-type="float">
            <text:p>8316</text:p>
          </table:table-cell>
          <table:table-cell table:formula="of:=[.GD37]-[.GD63]-[.GD89]" office:value-type="float" office:value="8623" calcext:value-type="float">
            <text:p>86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  <table:table-cell table:formula="of:=[.FG38]-[.FG64]-[.FG90]" office:value-type="float" office:value="180" calcext:value-type="float">
            <text:p>180</text:p>
          </table:table-cell>
          <table:table-cell table:formula="of:=[.FH38]-[.FH64]-[.FH90]" office:value-type="float" office:value="180" calcext:value-type="float">
            <text:p>180</text:p>
          </table:table-cell>
          <table:table-cell table:formula="of:=[.FI38]-[.FI64]-[.FI90]" office:value-type="float" office:value="180" calcext:value-type="float">
            <text:p>180</text:p>
          </table:table-cell>
          <table:table-cell table:formula="of:=[.FJ38]-[.FJ64]-[.FJ90]" office:value-type="float" office:value="181" calcext:value-type="float">
            <text:p>181</text:p>
          </table:table-cell>
          <table:table-cell table:formula="of:=[.FK38]-[.FK64]-[.FK90]" office:value-type="float" office:value="182" calcext:value-type="float">
            <text:p>182</text:p>
          </table:table-cell>
          <table:table-cell table:formula="of:=[.FL38]-[.FL64]-[.FL90]" office:value-type="float" office:value="183" calcext:value-type="float">
            <text:p>183</text:p>
          </table:table-cell>
          <table:table-cell table:formula="of:=[.FM38]-[.FM64]-[.FM90]" office:value-type="float" office:value="184" calcext:value-type="float">
            <text:p>184</text:p>
          </table:table-cell>
          <table:table-cell table:formula="of:=[.FN38]-[.FN64]-[.FN90]" office:value-type="float" office:value="184" calcext:value-type="float">
            <text:p>184</text:p>
          </table:table-cell>
          <table:table-cell table:formula="of:=[.FO38]-[.FO64]-[.FO90]" office:value-type="float" office:value="184" calcext:value-type="float">
            <text:p>184</text:p>
          </table:table-cell>
          <table:table-cell table:formula="of:=[.FP38]-[.FP64]-[.FP90]" office:value-type="float" office:value="186" calcext:value-type="float">
            <text:p>186</text:p>
          </table:table-cell>
          <table:table-cell table:formula="of:=[.FQ38]-[.FQ64]-[.FQ90]" office:value-type="float" office:value="187" calcext:value-type="float">
            <text:p>187</text:p>
          </table:table-cell>
          <table:table-cell table:formula="of:=[.FR38]-[.FR64]-[.FR90]" office:value-type="float" office:value="187" calcext:value-type="float">
            <text:p>187</text:p>
          </table:table-cell>
          <table:table-cell table:formula="of:=[.FS38]-[.FS64]-[.FS90]" office:value-type="float" office:value="191" calcext:value-type="float">
            <text:p>191</text:p>
          </table:table-cell>
          <table:table-cell table:formula="of:=[.FT38]-[.FT64]-[.FT90]" office:value-type="float" office:value="193" calcext:value-type="float">
            <text:p>193</text:p>
          </table:table-cell>
          <table:table-cell table:formula="of:=[.FU38]-[.FU64]-[.FU90]" office:value-type="float" office:value="193" calcext:value-type="float">
            <text:p>193</text:p>
          </table:table-cell>
          <table:table-cell table:formula="of:=[.FV38]-[.FV64]-[.FV90]" office:value-type="float" office:value="193" calcext:value-type="float">
            <text:p>193</text:p>
          </table:table-cell>
          <table:table-cell table:formula="of:=[.FW38]-[.FW64]-[.FW90]" office:value-type="float" office:value="193" calcext:value-type="float">
            <text:p>193</text:p>
          </table:table-cell>
          <table:table-cell table:formula="of:=[.FX38]-[.FX64]-[.FX90]" office:value-type="float" office:value="193" calcext:value-type="float">
            <text:p>193</text:p>
          </table:table-cell>
          <table:table-cell table:formula="of:=[.FY38]-[.FY64]-[.FY90]" office:value-type="float" office:value="193" calcext:value-type="float">
            <text:p>193</text:p>
          </table:table-cell>
          <table:table-cell table:formula="of:=[.FZ38]-[.FZ64]-[.FZ90]" office:value-type="float" office:value="199" calcext:value-type="float">
            <text:p>199</text:p>
          </table:table-cell>
          <table:table-cell table:formula="of:=[.GA38]-[.GA64]-[.GA90]" office:value-type="float" office:value="199" calcext:value-type="float">
            <text:p>199</text:p>
          </table:table-cell>
          <table:table-cell table:formula="of:=[.GB38]-[.GB64]-[.GB90]" office:value-type="float" office:value="203" calcext:value-type="float">
            <text:p>203</text:p>
          </table:table-cell>
          <table:table-cell table:formula="of:=[.GC38]-[.GC64]-[.GC90]" office:value-type="float" office:value="209" calcext:value-type="float">
            <text:p>209</text:p>
          </table:table-cell>
          <table:table-cell table:formula="of:=[.GD38]-[.GD64]-[.GD90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  <table:table-cell table:formula="of:=[.FG39]-[.FG65]-[.FG91]" office:value-type="float" office:value="497" calcext:value-type="float">
            <text:p>497</text:p>
          </table:table-cell>
          <table:table-cell table:formula="of:=[.FH39]-[.FH65]-[.FH91]" office:value-type="float" office:value="498" calcext:value-type="float">
            <text:p>498</text:p>
          </table:table-cell>
          <table:table-cell table:formula="of:=[.FI39]-[.FI65]-[.FI91]" office:value-type="float" office:value="520" calcext:value-type="float">
            <text:p>520</text:p>
          </table:table-cell>
          <table:table-cell table:formula="of:=[.FJ39]-[.FJ65]-[.FJ91]" office:value-type="float" office:value="618" calcext:value-type="float">
            <text:p>618</text:p>
          </table:table-cell>
          <table:table-cell table:formula="of:=[.FK39]-[.FK65]-[.FK91]" office:value-type="float" office:value="640" calcext:value-type="float">
            <text:p>640</text:p>
          </table:table-cell>
          <table:table-cell table:formula="of:=[.FL39]-[.FL65]-[.FL91]" office:value-type="float" office:value="695" calcext:value-type="float">
            <text:p>695</text:p>
          </table:table-cell>
          <table:table-cell table:formula="of:=[.FM39]-[.FM65]-[.FM91]" office:value-type="float" office:value="729" calcext:value-type="float">
            <text:p>729</text:p>
          </table:table-cell>
          <table:table-cell table:formula="of:=[.FN39]-[.FN65]-[.FN91]" office:value-type="float" office:value="774" calcext:value-type="float">
            <text:p>774</text:p>
          </table:table-cell>
          <table:table-cell table:formula="of:=[.FO39]-[.FO65]-[.FO91]" office:value-type="float" office:value="830" calcext:value-type="float">
            <text:p>830</text:p>
          </table:table-cell>
          <table:table-cell table:formula="of:=[.FP39]-[.FP65]-[.FP91]" office:value-type="float" office:value="884" calcext:value-type="float">
            <text:p>884</text:p>
          </table:table-cell>
          <table:table-cell table:formula="of:=[.FQ39]-[.FQ65]-[.FQ91]" office:value-type="float" office:value="906" calcext:value-type="float">
            <text:p>906</text:p>
          </table:table-cell>
          <table:table-cell table:formula="of:=[.FR39]-[.FR65]-[.FR91]" office:value-type="float" office:value="957" calcext:value-type="float">
            <text:p>957</text:p>
          </table:table-cell>
          <table:table-cell table:formula="of:=[.FS39]-[.FS65]-[.FS91]" office:value-type="float" office:value="985" calcext:value-type="float">
            <text:p>985</text:p>
          </table:table-cell>
          <table:table-cell table:formula="of:=[.FT39]-[.FT65]-[.FT91]" office:value-type="float" office:value="1009" calcext:value-type="float">
            <text:p>1009</text:p>
          </table:table-cell>
          <table:table-cell table:formula="of:=[.FU39]-[.FU65]-[.FU91]" office:value-type="float" office:value="1099" calcext:value-type="float">
            <text:p>1099</text:p>
          </table:table-cell>
          <table:table-cell table:formula="of:=[.FV39]-[.FV65]-[.FV91]" office:value-type="float" office:value="1132" calcext:value-type="float">
            <text:p>1132</text:p>
          </table:table-cell>
          <table:table-cell table:formula="of:=[.FW39]-[.FW65]-[.FW91]" office:value-type="float" office:value="1168" calcext:value-type="float">
            <text:p>1168</text:p>
          </table:table-cell>
          <table:table-cell table:formula="of:=[.FX39]-[.FX65]-[.FX91]" office:value-type="float" office:value="1221" calcext:value-type="float">
            <text:p>1221</text:p>
          </table:table-cell>
          <table:table-cell table:formula="of:=[.FY39]-[.FY65]-[.FY91]" office:value-type="float" office:value="1281" calcext:value-type="float">
            <text:p>1281</text:p>
          </table:table-cell>
          <table:table-cell table:formula="of:=[.FZ39]-[.FZ65]-[.FZ91]" office:value-type="float" office:value="1309" calcext:value-type="float">
            <text:p>1309</text:p>
          </table:table-cell>
          <table:table-cell table:formula="of:=[.GA39]-[.GA65]-[.GA91]" office:value-type="float" office:value="1366" calcext:value-type="float">
            <text:p>1366</text:p>
          </table:table-cell>
          <table:table-cell table:formula="of:=[.GB39]-[.GB65]-[.GB91]" office:value-type="float" office:value="1537" calcext:value-type="float">
            <text:p>1537</text:p>
          </table:table-cell>
          <table:table-cell table:formula="of:=[.GC39]-[.GC65]-[.GC91]" office:value-type="float" office:value="1569" calcext:value-type="float">
            <text:p>1569</text:p>
          </table:table-cell>
          <table:table-cell table:formula="of:=[.GD39]-[.GD65]-[.GD91]"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  <table:table-cell table:formula="of:=[.FG40]-[.FG66]-[.FG92]" office:value-type="float" office:value="2186" calcext:value-type="float">
            <text:p>2186</text:p>
          </table:table-cell>
          <table:table-cell table:formula="of:=[.FH40]-[.FH66]-[.FH92]" office:value-type="float" office:value="2332" calcext:value-type="float">
            <text:p>2332</text:p>
          </table:table-cell>
          <table:table-cell table:formula="of:=[.FI40]-[.FI66]-[.FI92]" office:value-type="float" office:value="2518" calcext:value-type="float">
            <text:p>2518</text:p>
          </table:table-cell>
          <table:table-cell table:formula="of:=[.FJ40]-[.FJ66]-[.FJ92]" office:value-type="float" office:value="2675" calcext:value-type="float">
            <text:p>2675</text:p>
          </table:table-cell>
          <table:table-cell table:formula="of:=[.FK40]-[.FK66]-[.FK92]" office:value-type="float" office:value="2838" calcext:value-type="float">
            <text:p>2838</text:p>
          </table:table-cell>
          <table:table-cell table:formula="of:=[.FL40]-[.FL66]-[.FL92]" office:value-type="float" office:value="3043" calcext:value-type="float">
            <text:p>3043</text:p>
          </table:table-cell>
          <table:table-cell table:formula="of:=[.FM40]-[.FM66]-[.FM92]" office:value-type="float" office:value="3251" calcext:value-type="float">
            <text:p>3251</text:p>
          </table:table-cell>
          <table:table-cell table:formula="of:=[.FN40]-[.FN66]-[.FN92]" office:value-type="float" office:value="3419" calcext:value-type="float">
            <text:p>3419</text:p>
          </table:table-cell>
          <table:table-cell table:formula="of:=[.FO40]-[.FO66]-[.FO92]" office:value-type="float" office:value="3535" calcext:value-type="float">
            <text:p>3535</text:p>
          </table:table-cell>
          <table:table-cell table:formula="of:=[.FP40]-[.FP66]-[.FP92]" office:value-type="float" office:value="3681" calcext:value-type="float">
            <text:p>3681</text:p>
          </table:table-cell>
          <table:table-cell table:formula="of:=[.FQ40]-[.FQ66]-[.FQ92]" office:value-type="float" office:value="3944" calcext:value-type="float">
            <text:p>3944</text:p>
          </table:table-cell>
          <table:table-cell table:formula="of:=[.FR40]-[.FR66]-[.FR92]" office:value-type="float" office:value="4151" calcext:value-type="float">
            <text:p>4151</text:p>
          </table:table-cell>
          <table:table-cell table:formula="of:=[.FS40]-[.FS66]-[.FS92]" office:value-type="float" office:value="4393" calcext:value-type="float">
            <text:p>4393</text:p>
          </table:table-cell>
          <table:table-cell table:formula="of:=[.FT40]-[.FT66]-[.FT92]" office:value-type="float" office:value="4530" calcext:value-type="float">
            <text:p>4530</text:p>
          </table:table-cell>
          <table:table-cell table:formula="of:=[.FU40]-[.FU66]-[.FU92]" office:value-type="float" office:value="4699" calcext:value-type="float">
            <text:p>4699</text:p>
          </table:table-cell>
          <table:table-cell table:formula="of:=[.FV40]-[.FV66]-[.FV92]" office:value-type="float" office:value="4959" calcext:value-type="float">
            <text:p>4959</text:p>
          </table:table-cell>
          <table:table-cell table:formula="of:=[.FW40]-[.FW66]-[.FW92]" office:value-type="float" office:value="5231" calcext:value-type="float">
            <text:p>5231</text:p>
          </table:table-cell>
          <table:table-cell table:formula="of:=[.FX40]-[.FX66]-[.FX92]" office:value-type="float" office:value="5481" calcext:value-type="float">
            <text:p>5481</text:p>
          </table:table-cell>
          <table:table-cell table:formula="of:=[.FY40]-[.FY66]-[.FY92]" office:value-type="float" office:value="5820" calcext:value-type="float">
            <text:p>5820</text:p>
          </table:table-cell>
          <table:table-cell table:formula="of:=[.FZ40]-[.FZ66]-[.FZ92]" office:value-type="float" office:value="6110" calcext:value-type="float">
            <text:p>6110</text:p>
          </table:table-cell>
          <table:table-cell table:formula="of:=[.GA40]-[.GA66]-[.GA92]" office:value-type="float" office:value="6422" calcext:value-type="float">
            <text:p>6422</text:p>
          </table:table-cell>
          <table:table-cell table:formula="of:=[.GB40]-[.GB66]-[.GB92]" office:value-type="float" office:value="6700" calcext:value-type="float">
            <text:p>6700</text:p>
          </table:table-cell>
          <table:table-cell table:formula="of:=[.GC40]-[.GC66]-[.GC92]" office:value-type="float" office:value="7058" calcext:value-type="float">
            <text:p>7058</text:p>
          </table:table-cell>
          <table:table-cell table:formula="of:=[.GD40]-[.GD66]-[.GD92]" office:value-type="float" office:value="7467" calcext:value-type="float">
            <text:p>746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  <table:table-cell table:formula="of:=[.FG41]-[.FG67]-[.FG93]" office:value-type="float" office:value="51" calcext:value-type="float">
            <text:p>51</text:p>
          </table:table-cell>
          <table:table-cell table:formula="of:=[.FH41]-[.FH67]-[.FH93]" office:value-type="float" office:value="51" calcext:value-type="float">
            <text:p>51</text:p>
          </table:table-cell>
          <table:table-cell table:formula="of:=[.FI41]-[.FI67]-[.FI93]" office:value-type="float" office:value="51" calcext:value-type="float">
            <text:p>51</text:p>
          </table:table-cell>
          <table:table-cell table:formula="of:=[.FJ41]-[.FJ67]-[.FJ93]" office:value-type="float" office:value="51" calcext:value-type="float">
            <text:p>51</text:p>
          </table:table-cell>
          <table:table-cell table:formula="of:=[.FK41]-[.FK67]-[.FK93]" office:value-type="float" office:value="51" calcext:value-type="float">
            <text:p>51</text:p>
          </table:table-cell>
          <table:table-cell table:formula="of:=[.FL41]-[.FL67]-[.FL93]" office:value-type="float" office:value="51" calcext:value-type="float">
            <text:p>51</text:p>
          </table:table-cell>
          <table:table-cell table:formula="of:=[.FM41]-[.FM67]-[.FM93]" office:value-type="float" office:value="51" calcext:value-type="float">
            <text:p>51</text:p>
          </table:table-cell>
          <table:table-cell table:formula="of:=[.FN41]-[.FN67]-[.FN93]" office:value-type="float" office:value="51" calcext:value-type="float">
            <text:p>51</text:p>
          </table:table-cell>
          <table:table-cell table:formula="of:=[.FO41]-[.FO67]-[.FO93]" office:value-type="float" office:value="51" calcext:value-type="float">
            <text:p>51</text:p>
          </table:table-cell>
          <table:table-cell table:formula="of:=[.FP41]-[.FP67]-[.FP93]" office:value-type="float" office:value="51" calcext:value-type="float">
            <text:p>51</text:p>
          </table:table-cell>
          <table:table-cell table:formula="of:=[.FQ41]-[.FQ67]-[.FQ93]" office:value-type="float" office:value="51" calcext:value-type="float">
            <text:p>51</text:p>
          </table:table-cell>
          <table:table-cell table:formula="of:=[.FR41]-[.FR67]-[.FR93]" office:value-type="float" office:value="54" calcext:value-type="float">
            <text:p>54</text:p>
          </table:table-cell>
          <table:table-cell table:formula="of:=[.FS41]-[.FS67]-[.FS93]" office:value-type="float" office:value="54" calcext:value-type="float">
            <text:p>54</text:p>
          </table:table-cell>
          <table:table-cell table:formula="of:=[.FT41]-[.FT67]-[.FT93]" office:value-type="float" office:value="54" calcext:value-type="float">
            <text:p>54</text:p>
          </table:table-cell>
          <table:table-cell table:formula="of:=[.FU41]-[.FU67]-[.FU93]" office:value-type="float" office:value="56" calcext:value-type="float">
            <text:p>56</text:p>
          </table:table-cell>
          <table:table-cell table:formula="of:=[.FV41]-[.FV67]-[.FV93]" office:value-type="float" office:value="56" calcext:value-type="float">
            <text:p>56</text:p>
          </table:table-cell>
          <table:table-cell table:formula="of:=[.FW41]-[.FW67]-[.FW93]" office:value-type="float" office:value="56" calcext:value-type="float">
            <text:p>56</text:p>
          </table:table-cell>
          <table:table-cell table:formula="of:=[.FX41]-[.FX67]-[.FX93]" office:value-type="float" office:value="56" calcext:value-type="float">
            <text:p>56</text:p>
          </table:table-cell>
          <table:table-cell table:formula="of:=[.FY41]-[.FY67]-[.FY93]" office:value-type="float" office:value="57" calcext:value-type="float">
            <text:p>57</text:p>
          </table:table-cell>
          <table:table-cell table:formula="of:=[.FZ41]-[.FZ67]-[.FZ93]" office:value-type="float" office:value="58" calcext:value-type="float">
            <text:p>58</text:p>
          </table:table-cell>
          <table:table-cell table:formula="of:=[.GA41]-[.GA67]-[.GA93]" office:value-type="float" office:value="60" calcext:value-type="float">
            <text:p>60</text:p>
          </table:table-cell>
          <table:table-cell table:formula="of:=[.GB41]-[.GB67]-[.GB93]" office:value-type="float" office:value="60" calcext:value-type="float">
            <text:p>60</text:p>
          </table:table-cell>
          <table:table-cell table:formula="of:=[.GC41]-[.GC67]-[.GC93]" office:value-type="float" office:value="62" calcext:value-type="float">
            <text:p>62</text:p>
          </table:table-cell>
          <table:table-cell table:formula="of:=[.GD41]-[.GD67]-[.GD93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  <table:table-cell table:formula="of:=[.FG42]-[.FG68]-[.FG94]" office:value-type="float" office:value="1463" calcext:value-type="float">
            <text:p>1463</text:p>
          </table:table-cell>
          <table:table-cell table:formula="of:=[.FH42]-[.FH68]-[.FH94]" office:value-type="float" office:value="1469" calcext:value-type="float">
            <text:p>1469</text:p>
          </table:table-cell>
          <table:table-cell table:formula="of:=[.FI42]-[.FI68]-[.FI94]" office:value-type="float" office:value="1624" calcext:value-type="float">
            <text:p>1624</text:p>
          </table:table-cell>
          <table:table-cell table:formula="of:=[.FJ42]-[.FJ68]-[.FJ94]" office:value-type="float" office:value="1689" calcext:value-type="float">
            <text:p>1689</text:p>
          </table:table-cell>
          <table:table-cell table:formula="of:=[.FK42]-[.FK68]-[.FK94]" office:value-type="float" office:value="1704" calcext:value-type="float">
            <text:p>1704</text:p>
          </table:table-cell>
          <table:table-cell table:formula="of:=[.FL42]-[.FL68]-[.FL94]" office:value-type="float" office:value="1776" calcext:value-type="float">
            <text:p>1776</text:p>
          </table:table-cell>
          <table:table-cell table:formula="of:=[.FM42]-[.FM68]-[.FM94]" office:value-type="float" office:value="1803" calcext:value-type="float">
            <text:p>1803</text:p>
          </table:table-cell>
          <table:table-cell table:formula="of:=[.FN42]-[.FN68]-[.FN94]" office:value-type="float" office:value="1866" calcext:value-type="float">
            <text:p>1866</text:p>
          </table:table-cell>
          <table:table-cell table:formula="of:=[.FO42]-[.FO68]-[.FO94]" office:value-type="float" office:value="1876" calcext:value-type="float">
            <text:p>1876</text:p>
          </table:table-cell>
          <table:table-cell table:formula="of:=[.FP42]-[.FP68]-[.FP94]" office:value-type="float" office:value="1925" calcext:value-type="float">
            <text:p>1925</text:p>
          </table:table-cell>
          <table:table-cell table:formula="of:=[.FQ42]-[.FQ68]-[.FQ94]" office:value-type="float" office:value="1983" calcext:value-type="float">
            <text:p>1983</text:p>
          </table:table-cell>
          <table:table-cell table:formula="of:=[.FR42]-[.FR68]-[.FR94]" office:value-type="float" office:value="2028" calcext:value-type="float">
            <text:p>2028</text:p>
          </table:table-cell>
          <table:table-cell table:formula="of:=[.FS42]-[.FS68]-[.FS94]" office:value-type="float" office:value="2131" calcext:value-type="float">
            <text:p>2131</text:p>
          </table:table-cell>
          <table:table-cell table:formula="of:=[.FT42]-[.FT68]-[.FT94]" office:value-type="float" office:value="2239" calcext:value-type="float">
            <text:p>2239</text:p>
          </table:table-cell>
          <table:table-cell table:formula="of:=[.FU42]-[.FU68]-[.FU94]" office:value-type="float" office:value="2252" calcext:value-type="float">
            <text:p>2252</text:p>
          </table:table-cell>
          <table:table-cell table:formula="of:=[.FV42]-[.FV68]-[.FV94]" office:value-type="float" office:value="2373" calcext:value-type="float">
            <text:p>2373</text:p>
          </table:table-cell>
          <table:table-cell table:formula="of:=[.FW42]-[.FW68]-[.FW94]" office:value-type="float" office:value="2505" calcext:value-type="float">
            <text:p>2505</text:p>
          </table:table-cell>
          <table:table-cell table:formula="of:=[.FX42]-[.FX68]-[.FX94]" office:value-type="float" office:value="2624" calcext:value-type="float">
            <text:p>2624</text:p>
          </table:table-cell>
          <table:table-cell table:formula="of:=[.FY42]-[.FY68]-[.FY94]" office:value-type="float" office:value="2720" calcext:value-type="float">
            <text:p>2720</text:p>
          </table:table-cell>
          <table:table-cell table:formula="of:=[.FZ42]-[.FZ68]-[.FZ94]" office:value-type="float" office:value="2797" calcext:value-type="float">
            <text:p>2797</text:p>
          </table:table-cell>
          <table:table-cell table:formula="of:=[.GA42]-[.GA68]-[.GA94]" office:value-type="float" office:value="2883" calcext:value-type="float">
            <text:p>2883</text:p>
          </table:table-cell>
          <table:table-cell table:formula="of:=[.GB42]-[.GB68]-[.GB94]" office:value-type="float" office:value="2985" calcext:value-type="float">
            <text:p>2985</text:p>
          </table:table-cell>
          <table:table-cell table:formula="of:=[.GC42]-[.GC68]-[.GC94]" office:value-type="float" office:value="3117" calcext:value-type="float">
            <text:p>3117</text:p>
          </table:table-cell>
          <table:table-cell table:formula="of:=[.GD42]-[.GD68]-[.GD94]" office:value-type="float" office:value="3208" calcext:value-type="float">
            <text:p>320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  <table:table-cell table:formula="of:=[.FG43]-[.FG69]-[.FG95]" office:value-type="float" office:value="2921" calcext:value-type="float">
            <text:p>2921</text:p>
          </table:table-cell>
          <table:table-cell table:formula="of:=[.FH43]-[.FH69]-[.FH95]" office:value-type="float" office:value="3104" calcext:value-type="float">
            <text:p>3104</text:p>
          </table:table-cell>
          <table:table-cell table:formula="of:=[.FI43]-[.FI69]-[.FI95]" office:value-type="float" office:value="3281" calcext:value-type="float">
            <text:p>3281</text:p>
          </table:table-cell>
          <table:table-cell table:formula="of:=[.FJ43]-[.FJ69]-[.FJ95]" office:value-type="float" office:value="3436" calcext:value-type="float">
            <text:p>3436</text:p>
          </table:table-cell>
          <table:table-cell table:formula="of:=[.FK43]-[.FK69]-[.FK95]" office:value-type="float" office:value="3548" calcext:value-type="float">
            <text:p>3548</text:p>
          </table:table-cell>
          <table:table-cell table:formula="of:=[.FL43]-[.FL69]-[.FL95]" office:value-type="float" office:value="3662" calcext:value-type="float">
            <text:p>3662</text:p>
          </table:table-cell>
          <table:table-cell table:formula="of:=[.FM43]-[.FM69]-[.FM95]" office:value-type="float" office:value="3748" calcext:value-type="float">
            <text:p>3748</text:p>
          </table:table-cell>
          <table:table-cell table:formula="of:=[.FN43]-[.FN69]-[.FN95]" office:value-type="float" office:value="3824" calcext:value-type="float">
            <text:p>3824</text:p>
          </table:table-cell>
          <table:table-cell table:formula="of:=[.FO43]-[.FO69]-[.FO95]" office:value-type="float" office:value="3960" calcext:value-type="float">
            <text:p>3960</text:p>
          </table:table-cell>
          <table:table-cell table:formula="of:=[.FP43]-[.FP69]-[.FP95]" office:value-type="float" office:value="4051" calcext:value-type="float">
            <text:p>4051</text:p>
          </table:table-cell>
          <table:table-cell table:formula="of:=[.FQ43]-[.FQ69]-[.FQ95]" office:value-type="float" office:value="4206" calcext:value-type="float">
            <text:p>4206</text:p>
          </table:table-cell>
          <table:table-cell table:formula="of:=[.FR43]-[.FR69]-[.FR95]" office:value-type="float" office:value="4343" calcext:value-type="float">
            <text:p>4343</text:p>
          </table:table-cell>
          <table:table-cell table:formula="of:=[.FS43]-[.FS69]-[.FS95]" office:value-type="float" office:value="4458" calcext:value-type="float">
            <text:p>4458</text:p>
          </table:table-cell>
          <table:table-cell table:formula="of:=[.FT43]-[.FT69]-[.FT95]" office:value-type="float" office:value="4573" calcext:value-type="float">
            <text:p>4573</text:p>
          </table:table-cell>
          <table:table-cell table:formula="of:=[.FU43]-[.FU69]-[.FU95]" office:value-type="float" office:value="4630" calcext:value-type="float">
            <text:p>4630</text:p>
          </table:table-cell>
          <table:table-cell table:formula="of:=[.FV43]-[.FV69]-[.FV95]" office:value-type="float" office:value="4800" calcext:value-type="float">
            <text:p>4800</text:p>
          </table:table-cell>
          <table:table-cell table:formula="of:=[.FW43]-[.FW69]-[.FW95]" office:value-type="float" office:value="5024" calcext:value-type="float">
            <text:p>5024</text:p>
          </table:table-cell>
          <table:table-cell table:formula="of:=[.FX43]-[.FX69]-[.FX95]" office:value-type="float" office:value="5285" calcext:value-type="float">
            <text:p>5285</text:p>
          </table:table-cell>
          <table:table-cell table:formula="of:=[.FY43]-[.FY69]-[.FY95]" office:value-type="float" office:value="5431" calcext:value-type="float">
            <text:p>5431</text:p>
          </table:table-cell>
          <table:table-cell table:formula="of:=[.FZ43]-[.FZ69]-[.FZ95]" office:value-type="float" office:value="5617" calcext:value-type="float">
            <text:p>5617</text:p>
          </table:table-cell>
          <table:table-cell table:formula="of:=[.GA43]-[.GA69]-[.GA95]" office:value-type="float" office:value="5696" calcext:value-type="float">
            <text:p>5696</text:p>
          </table:table-cell>
          <table:table-cell table:formula="of:=[.GB43]-[.GB69]-[.GB95]" office:value-type="float" office:value="5820" calcext:value-type="float">
            <text:p>5820</text:p>
          </table:table-cell>
          <table:table-cell table:formula="of:=[.GC43]-[.GC69]-[.GC95]" office:value-type="float" office:value="5996" calcext:value-type="float">
            <text:p>5996</text:p>
          </table:table-cell>
          <table:table-cell table:formula="of:=[.GD43]-[.GD69]-[.GD95]" office:value-type="float" office:value="6162" calcext:value-type="float">
            <text:p>61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  <table:table-cell table:formula="of:=[.FG44]-[.FG70]-[.FG96]" office:value-type="float" office:value="601" calcext:value-type="float">
            <text:p>601</text:p>
          </table:table-cell>
          <table:table-cell table:formula="of:=[.FH44]-[.FH70]-[.FH96]" office:value-type="float" office:value="673" calcext:value-type="float">
            <text:p>673</text:p>
          </table:table-cell>
          <table:table-cell table:formula="of:=[.FI44]-[.FI70]-[.FI96]" office:value-type="float" office:value="740" calcext:value-type="float">
            <text:p>740</text:p>
          </table:table-cell>
          <table:table-cell table:formula="of:=[.FJ44]-[.FJ70]-[.FJ96]" office:value-type="float" office:value="818" calcext:value-type="float">
            <text:p>818</text:p>
          </table:table-cell>
          <table:table-cell table:formula="of:=[.FK44]-[.FK70]-[.FK96]" office:value-type="float" office:value="922" calcext:value-type="float">
            <text:p>922</text:p>
          </table:table-cell>
          <table:table-cell table:formula="of:=[.FL44]-[.FL70]-[.FL96]" office:value-type="float" office:value="985" calcext:value-type="float">
            <text:p>985</text:p>
          </table:table-cell>
          <table:table-cell table:formula="of:=[.FM44]-[.FM70]-[.FM96]" office:value-type="float" office:value="1075" calcext:value-type="float">
            <text:p>1075</text:p>
          </table:table-cell>
          <table:table-cell table:formula="of:=[.FN44]-[.FN70]-[.FN96]" office:value-type="float" office:value="1157" calcext:value-type="float">
            <text:p>1157</text:p>
          </table:table-cell>
          <table:table-cell table:formula="of:=[.FO44]-[.FO70]-[.FO96]" office:value-type="float" office:value="1267" calcext:value-type="float">
            <text:p>1267</text:p>
          </table:table-cell>
          <table:table-cell table:formula="of:=[.FP44]-[.FP70]-[.FP96]" office:value-type="float" office:value="1379" calcext:value-type="float">
            <text:p>1379</text:p>
          </table:table-cell>
          <table:table-cell table:formula="of:=[.FQ44]-[.FQ70]-[.FQ96]" office:value-type="float" office:value="1476" calcext:value-type="float">
            <text:p>1476</text:p>
          </table:table-cell>
          <table:table-cell table:formula="of:=[.FR44]-[.FR70]-[.FR96]" office:value-type="float" office:value="1563" calcext:value-type="float">
            <text:p>1563</text:p>
          </table:table-cell>
          <table:table-cell table:formula="of:=[.FS44]-[.FS70]-[.FS96]" office:value-type="float" office:value="1710" calcext:value-type="float">
            <text:p>1710</text:p>
          </table:table-cell>
          <table:table-cell table:formula="of:=[.FT44]-[.FT70]-[.FT96]" office:value-type="float" office:value="1806" calcext:value-type="float">
            <text:p>1806</text:p>
          </table:table-cell>
          <table:table-cell table:formula="of:=[.FU44]-[.FU70]-[.FU96]" office:value-type="float" office:value="1900" calcext:value-type="float">
            <text:p>1900</text:p>
          </table:table-cell>
          <table:table-cell table:formula="of:=[.FV44]-[.FV70]-[.FV96]" office:value-type="float" office:value="2075" calcext:value-type="float">
            <text:p>2075</text:p>
          </table:table-cell>
          <table:table-cell table:formula="of:=[.FW44]-[.FW70]-[.FW96]" office:value-type="float" office:value="2246" calcext:value-type="float">
            <text:p>2246</text:p>
          </table:table-cell>
          <table:table-cell table:formula="of:=[.FX44]-[.FX70]-[.FX96]" office:value-type="float" office:value="2424" calcext:value-type="float">
            <text:p>2424</text:p>
          </table:table-cell>
          <table:table-cell table:formula="of:=[.FY44]-[.FY70]-[.FY96]" office:value-type="float" office:value="2688" calcext:value-type="float">
            <text:p>2688</text:p>
          </table:table-cell>
          <table:table-cell table:formula="of:=[.FZ44]-[.FZ70]-[.FZ96]" office:value-type="float" office:value="2870" calcext:value-type="float">
            <text:p>2870</text:p>
          </table:table-cell>
          <table:table-cell table:formula="of:=[.GA44]-[.GA70]-[.GA96]" office:value-type="float" office:value="3118" calcext:value-type="float">
            <text:p>3118</text:p>
          </table:table-cell>
          <table:table-cell table:formula="of:=[.GB44]-[.GB70]-[.GB96]" office:value-type="float" office:value="3273" calcext:value-type="float">
            <text:p>3273</text:p>
          </table:table-cell>
          <table:table-cell table:formula="of:=[.GC44]-[.GC70]-[.GC96]" office:value-type="float" office:value="3456" calcext:value-type="float">
            <text:p>3456</text:p>
          </table:table-cell>
          <table:table-cell table:formula="of:=[.GD44]-[.GD70]-[.GD96]" office:value-type="float" office:value="3636" calcext:value-type="float">
            <text:p>36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  <table:table-cell table:style-name="ce8" table:formula="of:=[.FG45]-[.FG71]-[.FG97]" office:value-type="float" office:value="22" calcext:value-type="float">
            <text:p>22</text:p>
          </table:table-cell>
          <table:table-cell table:style-name="ce8" table:formula="of:=[.FH45]-[.FH71]-[.FH97]" office:value-type="float" office:value="22" calcext:value-type="float">
            <text:p>22</text:p>
          </table:table-cell>
          <table:table-cell table:style-name="ce8" table:formula="of:=[.FI45]-[.FI71]-[.FI97]" office:value-type="float" office:value="22" calcext:value-type="float">
            <text:p>22</text:p>
          </table:table-cell>
          <table:table-cell table:style-name="ce8" table:formula="of:=[.FJ45]-[.FJ71]-[.FJ97]" office:value-type="float" office:value="22" calcext:value-type="float">
            <text:p>22</text:p>
          </table:table-cell>
          <table:table-cell table:style-name="ce8" table:formula="of:=[.FK45]-[.FK71]-[.FK97]" office:value-type="float" office:value="22" calcext:value-type="float">
            <text:p>22</text:p>
          </table:table-cell>
          <table:table-cell table:style-name="ce8" table:formula="of:=[.FL45]-[.FL71]-[.FL97]" office:value-type="float" office:value="22" calcext:value-type="float">
            <text:p>22</text:p>
          </table:table-cell>
          <table:table-cell table:style-name="ce8" table:formula="of:=[.FM45]-[.FM71]-[.FM97]" office:value-type="float" office:value="22" calcext:value-type="float">
            <text:p>22</text:p>
          </table:table-cell>
          <table:table-cell table:style-name="ce8" table:formula="of:=[.FN45]-[.FN71]-[.FN97]" office:value-type="float" office:value="22" calcext:value-type="float">
            <text:p>22</text:p>
          </table:table-cell>
          <table:table-cell table:style-name="ce8" table:formula="of:=[.FO45]-[.FO71]-[.FO97]" office:value-type="float" office:value="22" calcext:value-type="float">
            <text:p>22</text:p>
          </table:table-cell>
          <table:table-cell table:style-name="ce8" table:formula="of:=[.FP45]-[.FP71]-[.FP97]" office:value-type="float" office:value="22" calcext:value-type="float">
            <text:p>22</text:p>
          </table:table-cell>
          <table:table-cell table:style-name="ce8" table:formula="of:=[.FQ45]-[.FQ71]-[.FQ97]" office:value-type="float" office:value="35" calcext:value-type="float">
            <text:p>35</text:p>
          </table:table-cell>
          <table:table-cell table:style-name="ce8" table:formula="of:=[.FR45]-[.FR71]-[.FR97]" office:value-type="float" office:value="36" calcext:value-type="float">
            <text:p>36</text:p>
          </table:table-cell>
          <table:table-cell table:style-name="ce8" table:formula="of:=[.FS45]-[.FS71]-[.FS97]" office:value-type="float" office:value="39" calcext:value-type="float">
            <text:p>39</text:p>
          </table:table-cell>
          <table:table-cell table:style-name="ce8" table:formula="of:=[.FT45]-[.FT71]-[.FT97]" office:value-type="float" office:value="58" calcext:value-type="float">
            <text:p>58</text:p>
          </table:table-cell>
          <table:table-cell table:style-name="ce8" table:formula="of:=[.FU45]-[.FU71]-[.FU97]" office:value-type="float" office:value="96" calcext:value-type="float">
            <text:p>96</text:p>
          </table:table-cell>
          <table:table-cell table:style-name="ce8" table:formula="of:=[.FV45]-[.FV71]-[.FV97]" office:value-type="float" office:value="110" calcext:value-type="float">
            <text:p>110</text:p>
          </table:table-cell>
          <table:table-cell table:style-name="ce8" table:formula="of:=[.FW45]-[.FW71]-[.FW97]" office:value-type="float" office:value="146" calcext:value-type="float">
            <text:p>146</text:p>
          </table:table-cell>
          <table:table-cell table:style-name="ce8" table:formula="of:=[.FX45]-[.FX71]-[.FX97]" office:value-type="float" office:value="182" calcext:value-type="float">
            <text:p>182</text:p>
          </table:table-cell>
          <table:table-cell table:style-name="ce8" table:formula="of:=[.FY45]-[.FY71]-[.FY97]" office:value-type="float" office:value="193" calcext:value-type="float">
            <text:p>193</text:p>
          </table:table-cell>
          <table:table-cell table:style-name="ce8" table:formula="of:=[.FZ45]-[.FZ71]-[.FZ97]" office:value-type="float" office:value="206" calcext:value-type="float">
            <text:p>206</text:p>
          </table:table-cell>
          <table:table-cell table:style-name="ce8" table:formula="of:=[.GA45]-[.GA71]-[.GA97]" office:value-type="float" office:value="220" calcext:value-type="float">
            <text:p>220</text:p>
          </table:table-cell>
          <table:table-cell table:style-name="ce8" table:formula="of:=[.GB45]-[.GB71]-[.GB97]" office:value-type="float" office:value="222" calcext:value-type="float">
            <text:p>222</text:p>
          </table:table-cell>
          <table:table-cell table:style-name="ce8" table:formula="of:=[.GC45]-[.GC71]-[.GC97]" office:value-type="float" office:value="222" calcext:value-type="float">
            <text:p>222</text:p>
          </table:table-cell>
          <table:table-cell table:style-name="ce8" table:formula="of:=[.GD45]-[.GD71]-[.GD97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1" calcext:value-type="float">
            <text:p>31</text:p>
          </table:table-cell>
          <table:table-cell table:formula="of:=[.FC46]-[.FC72]-[.FC98]" office:value-type="float" office:value="31" calcext:value-type="float">
            <text:p>31</text:p>
          </table:table-cell>
          <table:table-cell table:formula="of:=[.FD46]-[.FD72]-[.FD98]" office:value-type="float" office:value="31" calcext:value-type="float">
            <text:p>31</text:p>
          </table:table-cell>
          <table:table-cell table:formula="of:=[.FE46]-[.FE72]-[.FE98]" office:value-type="float" office:value="31" calcext:value-type="float">
            <text:p>31</text:p>
          </table:table-cell>
          <table:table-cell table:formula="of:=[.FF46]-[.FF72]-[.FF98]" office:value-type="float" office:value="31" calcext:value-type="float">
            <text:p>31</text:p>
          </table:table-cell>
          <table:table-cell table:formula="of:=[.FG46]-[.FG72]-[.FG98]" office:value-type="float" office:value="31" calcext:value-type="float">
            <text:p>31</text:p>
          </table:table-cell>
          <table:table-cell table:formula="of:=[.FH46]-[.FH72]-[.FH98]" office:value-type="float" office:value="31" calcext:value-type="float">
            <text:p>31</text:p>
          </table:table-cell>
          <table:table-cell table:formula="of:=[.FI46]-[.FI72]-[.FI98]" office:value-type="float" office:value="32" calcext:value-type="float">
            <text:p>32</text:p>
          </table:table-cell>
          <table:table-cell table:formula="of:=[.FJ46]-[.FJ72]-[.FJ98]" office:value-type="float" office:value="33" calcext:value-type="float">
            <text:p>33</text:p>
          </table:table-cell>
          <table:table-cell table:formula="of:=[.FK46]-[.FK72]-[.FK98]" office:value-type="float" office:value="34" calcext:value-type="float">
            <text:p>34</text:p>
          </table:table-cell>
          <table:table-cell table:formula="of:=[.FL46]-[.FL72]-[.FL98]" office:value-type="float" office:value="34" calcext:value-type="float">
            <text:p>34</text:p>
          </table:table-cell>
          <table:table-cell table:formula="of:=[.FM46]-[.FM72]-[.FM98]" office:value-type="float" office:value="34" calcext:value-type="float">
            <text:p>34</text:p>
          </table:table-cell>
          <table:table-cell table:formula="of:=[.FN46]-[.FN72]-[.FN98]" office:value-type="float" office:value="34" calcext:value-type="float">
            <text:p>34</text:p>
          </table:table-cell>
          <table:table-cell table:formula="of:=[.FO46]-[.FO72]-[.FO98]" office:value-type="float" office:value="36" calcext:value-type="float">
            <text:p>36</text:p>
          </table:table-cell>
          <table:table-cell table:formula="of:=[.FP46]-[.FP72]-[.FP98]" office:value-type="float" office:value="36" calcext:value-type="float">
            <text:p>36</text:p>
          </table:table-cell>
          <table:table-cell table:formula="of:=[.FQ46]-[.FQ72]-[.FQ98]" office:value-type="float" office:value="39" calcext:value-type="float">
            <text:p>39</text:p>
          </table:table-cell>
          <table:table-cell table:formula="of:=[.FR46]-[.FR72]-[.FR98]" office:value-type="float" office:value="39" calcext:value-type="float">
            <text:p>39</text:p>
          </table:table-cell>
          <table:table-cell table:formula="of:=[.FS46]-[.FS72]-[.FS98]" office:value-type="float" office:value="40" calcext:value-type="float">
            <text:p>40</text:p>
          </table:table-cell>
          <table:table-cell table:formula="of:=[.FT46]-[.FT72]-[.FT98]" office:value-type="float" office:value="40" calcext:value-type="float">
            <text:p>40</text:p>
          </table:table-cell>
          <table:table-cell table:formula="of:=[.FU46]-[.FU72]-[.FU98]" office:value-type="float" office:value="40" calcext:value-type="float">
            <text:p>40</text:p>
          </table:table-cell>
          <table:table-cell table:formula="of:=[.FV46]-[.FV72]-[.FV98]" office:value-type="float" office:value="40" calcext:value-type="float">
            <text:p>40</text:p>
          </table:table-cell>
          <table:table-cell table:formula="of:=[.FW46]-[.FW72]-[.FW98]" office:value-type="float" office:value="44" calcext:value-type="float">
            <text:p>44</text:p>
          </table:table-cell>
          <table:table-cell table:formula="of:=[.FX46]-[.FX72]-[.FX98]" office:value-type="float" office:value="51" calcext:value-type="float">
            <text:p>51</text:p>
          </table:table-cell>
          <table:table-cell table:formula="of:=[.FY46]-[.FY72]-[.FY98]" office:value-type="float" office:value="61" calcext:value-type="float">
            <text:p>61</text:p>
          </table:table-cell>
          <table:table-cell table:formula="of:=[.FZ46]-[.FZ72]-[.FZ98]" office:value-type="float" office:value="85" calcext:value-type="float">
            <text:p>85</text:p>
          </table:table-cell>
          <table:table-cell table:formula="of:=[.GA46]-[.GA72]-[.GA98]" office:value-type="float" office:value="85" calcext:value-type="float">
            <text:p>85</text:p>
          </table:table-cell>
          <table:table-cell table:formula="of:=[.GB46]-[.GB72]-[.GB98]" office:value-type="float" office:value="147" calcext:value-type="float">
            <text:p>147</text:p>
          </table:table-cell>
          <table:table-cell table:formula="of:=[.GC46]-[.GC72]-[.GC98]" office:value-type="float" office:value="156" calcext:value-type="float">
            <text:p>156</text:p>
          </table:table-cell>
          <table:table-cell table:formula="of:=[.GD46]-[.GD72]-[.GD98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  <table:table-cell table:formula="of:=[.FG47]-[.FG73]-[.FG99]" office:value-type="float" office:value="803" calcext:value-type="float">
            <text:p>803</text:p>
          </table:table-cell>
          <table:table-cell table:formula="of:=[.FH47]-[.FH73]-[.FH99]" office:value-type="float" office:value="832" calcext:value-type="float">
            <text:p>832</text:p>
          </table:table-cell>
          <table:table-cell table:formula="of:=[.FI47]-[.FI73]-[.FI99]" office:value-type="float" office:value="866" calcext:value-type="float">
            <text:p>866</text:p>
          </table:table-cell>
          <table:table-cell table:formula="of:=[.FJ47]-[.FJ73]-[.FJ99]" office:value-type="float" office:value="912" calcext:value-type="float">
            <text:p>912</text:p>
          </table:table-cell>
          <table:table-cell table:formula="of:=[.FK47]-[.FK73]-[.FK99]" office:value-type="float" office:value="952" calcext:value-type="float">
            <text:p>952</text:p>
          </table:table-cell>
          <table:table-cell table:formula="of:=[.FL47]-[.FL73]-[.FL99]" office:value-type="float" office:value="990" calcext:value-type="float">
            <text:p>990</text:p>
          </table:table-cell>
          <table:table-cell table:formula="of:=[.FM47]-[.FM73]-[.FM99]" office:value-type="float" office:value="1032" calcext:value-type="float">
            <text:p>1032</text:p>
          </table:table-cell>
          <table:table-cell table:formula="of:=[.FN47]-[.FN73]-[.FN99]" office:value-type="float" office:value="1065" calcext:value-type="float">
            <text:p>1065</text:p>
          </table:table-cell>
          <table:table-cell table:formula="of:=[.FO47]-[.FO73]-[.FO99]" office:value-type="float" office:value="1087" calcext:value-type="float">
            <text:p>1087</text:p>
          </table:table-cell>
          <table:table-cell table:formula="of:=[.FP47]-[.FP73]-[.FP99]" office:value-type="float" office:value="1143" calcext:value-type="float">
            <text:p>1143</text:p>
          </table:table-cell>
          <table:table-cell table:formula="of:=[.FQ47]-[.FQ73]-[.FQ99]" office:value-type="float" office:value="1170" calcext:value-type="float">
            <text:p>1170</text:p>
          </table:table-cell>
          <table:table-cell table:formula="of:=[.FR47]-[.FR73]-[.FR99]" office:value-type="float" office:value="1238" calcext:value-type="float">
            <text:p>1238</text:p>
          </table:table-cell>
          <table:table-cell table:formula="of:=[.FS47]-[.FS73]-[.FS99]" office:value-type="float" office:value="1285" calcext:value-type="float">
            <text:p>1285</text:p>
          </table:table-cell>
          <table:table-cell table:formula="of:=[.FT47]-[.FT73]-[.FT99]" office:value-type="float" office:value="1326" calcext:value-type="float">
            <text:p>1326</text:p>
          </table:table-cell>
          <table:table-cell table:formula="of:=[.FU47]-[.FU73]-[.FU99]" office:value-type="float" office:value="1368" calcext:value-type="float">
            <text:p>1368</text:p>
          </table:table-cell>
          <table:table-cell table:formula="of:=[.FV47]-[.FV73]-[.FV99]" office:value-type="float" office:value="1406" calcext:value-type="float">
            <text:p>1406</text:p>
          </table:table-cell>
          <table:table-cell table:formula="of:=[.FW47]-[.FW73]-[.FW99]" office:value-type="float" office:value="1469" calcext:value-type="float">
            <text:p>1469</text:p>
          </table:table-cell>
          <table:table-cell table:formula="of:=[.FX47]-[.FX73]-[.FX99]" office:value-type="float" office:value="1520" calcext:value-type="float">
            <text:p>1520</text:p>
          </table:table-cell>
          <table:table-cell table:formula="of:=[.FY47]-[.FY73]-[.FY99]" office:value-type="float" office:value="1606" calcext:value-type="float">
            <text:p>1606</text:p>
          </table:table-cell>
          <table:table-cell table:formula="of:=[.FZ47]-[.FZ73]-[.FZ99]" office:value-type="float" office:value="1638" calcext:value-type="float">
            <text:p>1638</text:p>
          </table:table-cell>
          <table:table-cell table:formula="of:=[.GA47]-[.GA73]-[.GA99]" office:value-type="float" office:value="1722" calcext:value-type="float">
            <text:p>1722</text:p>
          </table:table-cell>
          <table:table-cell table:formula="of:=[.GB47]-[.GB73]-[.GB99]" office:value-type="float" office:value="1759" calcext:value-type="float">
            <text:p>1759</text:p>
          </table:table-cell>
          <table:table-cell table:formula="of:=[.GC47]-[.GC73]-[.GC99]" office:value-type="float" office:value="1795" calcext:value-type="float">
            <text:p>1795</text:p>
          </table:table-cell>
          <table:table-cell table:formula="of:=[.GD47]-[.GD73]-[.GD99]"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  <table:table-cell table:formula="of:=[.FG48]-[.FG74]-[.FG100]" office:value-type="float" office:value="2253" calcext:value-type="float">
            <text:p>2253</text:p>
          </table:table-cell>
          <table:table-cell table:formula="of:=[.FH48]-[.FH74]-[.FH100]" office:value-type="float" office:value="2406" calcext:value-type="float">
            <text:p>2406</text:p>
          </table:table-cell>
          <table:table-cell table:formula="of:=[.FI48]-[.FI74]-[.FI100]" office:value-type="float" office:value="2570" calcext:value-type="float">
            <text:p>2570</text:p>
          </table:table-cell>
          <table:table-cell table:formula="of:=[.FJ48]-[.FJ74]-[.FJ100]" office:value-type="float" office:value="2735" calcext:value-type="float">
            <text:p>2735</text:p>
          </table:table-cell>
          <table:table-cell table:formula="of:=[.FK48]-[.FK74]-[.FK100]" office:value-type="float" office:value="2924" calcext:value-type="float">
            <text:p>2924</text:p>
          </table:table-cell>
          <table:table-cell table:formula="of:=[.FL48]-[.FL74]-[.FL100]" office:value-type="float" office:value="3102" calcext:value-type="float">
            <text:p>3102</text:p>
          </table:table-cell>
          <table:table-cell table:formula="of:=[.FM48]-[.FM74]-[.FM100]" office:value-type="float" office:value="3262" calcext:value-type="float">
            <text:p>3262</text:p>
          </table:table-cell>
          <table:table-cell table:formula="of:=[.FN48]-[.FN74]-[.FN100]" office:value-type="float" office:value="3400" calcext:value-type="float">
            <text:p>3400</text:p>
          </table:table-cell>
          <table:table-cell table:formula="of:=[.FO48]-[.FO74]-[.FO100]" office:value-type="float" office:value="3527" calcext:value-type="float">
            <text:p>3527</text:p>
          </table:table-cell>
          <table:table-cell table:formula="of:=[.FP48]-[.FP74]-[.FP100]" office:value-type="float" office:value="3727" calcext:value-type="float">
            <text:p>3727</text:p>
          </table:table-cell>
          <table:table-cell table:formula="of:=[.FQ48]-[.FQ74]-[.FQ100]" office:value-type="float" office:value="4015" calcext:value-type="float">
            <text:p>4015</text:p>
          </table:table-cell>
          <table:table-cell table:formula="of:=[.FR48]-[.FR74]-[.FR100]" office:value-type="float" office:value="4271" calcext:value-type="float">
            <text:p>4271</text:p>
          </table:table-cell>
          <table:table-cell table:formula="of:=[.FS48]-[.FS74]-[.FS100]" office:value-type="float" office:value="4561" calcext:value-type="float">
            <text:p>4561</text:p>
          </table:table-cell>
          <table:table-cell table:formula="of:=[.FT48]-[.FT74]-[.FT100]" office:value-type="float" office:value="4766" calcext:value-type="float">
            <text:p>4766</text:p>
          </table:table-cell>
          <table:table-cell table:formula="of:=[.FU48]-[.FU74]-[.FU100]" office:value-type="float" office:value="4968" calcext:value-type="float">
            <text:p>4968</text:p>
          </table:table-cell>
          <table:table-cell table:formula="of:=[.FV48]-[.FV74]-[.FV100]" office:value-type="float" office:value="5319" calcext:value-type="float">
            <text:p>5319</text:p>
          </table:table-cell>
          <table:table-cell table:formula="of:=[.FW48]-[.FW74]-[.FW100]" office:value-type="float" office:value="5696" calcext:value-type="float">
            <text:p>5696</text:p>
          </table:table-cell>
          <table:table-cell table:formula="of:=[.FX48]-[.FX74]-[.FX100]" office:value-type="float" office:value="6163" calcext:value-type="float">
            <text:p>6163</text:p>
          </table:table-cell>
          <table:table-cell table:formula="of:=[.FY48]-[.FY74]-[.FY100]" office:value-type="float" office:value="6666" calcext:value-type="float">
            <text:p>6666</text:p>
          </table:table-cell>
          <table:table-cell table:formula="of:=[.FZ48]-[.FZ74]-[.FZ100]" office:value-type="float" office:value="7071" calcext:value-type="float">
            <text:p>7071</text:p>
          </table:table-cell>
          <table:table-cell table:formula="of:=[.GA48]-[.GA74]-[.GA100]" office:value-type="float" office:value="7351" calcext:value-type="float">
            <text:p>7351</text:p>
          </table:table-cell>
          <table:table-cell table:formula="of:=[.GB48]-[.GB74]-[.GB100]" office:value-type="float" office:value="7816" calcext:value-type="float">
            <text:p>7816</text:p>
          </table:table-cell>
          <table:table-cell table:formula="of:=[.GC48]-[.GC74]-[.GC100]" office:value-type="float" office:value="8488" calcext:value-type="float">
            <text:p>8488</text:p>
          </table:table-cell>
          <table:table-cell table:formula="of:=[.GD48]-[.GD74]-[.GD100]" office:value-type="float" office:value="9232" calcext:value-type="float">
            <text:p>92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  <table:table-cell table:formula="of:=[.FG49]-[.FG75]-[.FG101]" office:value-type="float" office:value="136" calcext:value-type="float">
            <text:p>136</text:p>
          </table:table-cell>
          <table:table-cell table:formula="of:=[.FH49]-[.FH75]-[.FH101]" office:value-type="float" office:value="156" calcext:value-type="float">
            <text:p>156</text:p>
          </table:table-cell>
          <table:table-cell table:formula="of:=[.FI49]-[.FI75]-[.FI101]" office:value-type="float" office:value="177" calcext:value-type="float">
            <text:p>177</text:p>
          </table:table-cell>
          <table:table-cell table:formula="of:=[.FJ49]-[.FJ75]-[.FJ101]" office:value-type="float" office:value="198" calcext:value-type="float">
            <text:p>198</text:p>
          </table:table-cell>
          <table:table-cell table:formula="of:=[.FK49]-[.FK75]-[.FK101]" office:value-type="float" office:value="222" calcext:value-type="float">
            <text:p>222</text:p>
          </table:table-cell>
          <table:table-cell table:formula="of:=[.FL49]-[.FL75]-[.FL101]" office:value-type="float" office:value="248" calcext:value-type="float">
            <text:p>248</text:p>
          </table:table-cell>
          <table:table-cell table:formula="of:=[.FM49]-[.FM75]-[.FM101]" office:value-type="float" office:value="281" calcext:value-type="float">
            <text:p>281</text:p>
          </table:table-cell>
          <table:table-cell table:formula="of:=[.FN49]-[.FN75]-[.FN101]" office:value-type="float" office:value="325" calcext:value-type="float">
            <text:p>325</text:p>
          </table:table-cell>
          <table:table-cell table:formula="of:=[.FO49]-[.FO75]-[.FO101]" office:value-type="float" office:value="337" calcext:value-type="float">
            <text:p>337</text:p>
          </table:table-cell>
          <table:table-cell table:formula="of:=[.FP49]-[.FP75]-[.FP101]" office:value-type="float" office:value="378" calcext:value-type="float">
            <text:p>378</text:p>
          </table:table-cell>
          <table:table-cell table:formula="of:=[.FQ49]-[.FQ75]-[.FQ101]" office:value-type="float" office:value="416" calcext:value-type="float">
            <text:p>416</text:p>
          </table:table-cell>
          <table:table-cell table:formula="of:=[.FR49]-[.FR75]-[.FR101]" office:value-type="float" office:value="453" calcext:value-type="float">
            <text:p>453</text:p>
          </table:table-cell>
          <table:table-cell table:formula="of:=[.FS49]-[.FS75]-[.FS101]" office:value-type="float" office:value="487" calcext:value-type="float">
            <text:p>487</text:p>
          </table:table-cell>
          <table:table-cell table:formula="of:=[.FT49]-[.FT75]-[.FT101]" office:value-type="float" office:value="515" calcext:value-type="float">
            <text:p>515</text:p>
          </table:table-cell>
          <table:table-cell table:formula="of:=[.FU49]-[.FU75]-[.FU101]" office:value-type="float" office:value="579" calcext:value-type="float">
            <text:p>579</text:p>
          </table:table-cell>
          <table:table-cell table:formula="of:=[.FV49]-[.FV75]-[.FV101]" office:value-type="float" office:value="648" calcext:value-type="float">
            <text:p>648</text:p>
          </table:table-cell>
          <table:table-cell table:formula="of:=[.FW49]-[.FW75]-[.FW101]" office:value-type="float" office:value="686" calcext:value-type="float">
            <text:p>686</text:p>
          </table:table-cell>
          <table:table-cell table:formula="of:=[.FX49]-[.FX75]-[.FX101]" office:value-type="float" office:value="739" calcext:value-type="float">
            <text:p>739</text:p>
          </table:table-cell>
          <table:table-cell table:formula="of:=[.FY49]-[.FY75]-[.FY101]" office:value-type="float" office:value="783" calcext:value-type="float">
            <text:p>783</text:p>
          </table:table-cell>
          <table:table-cell table:formula="of:=[.FZ49]-[.FZ75]-[.FZ101]" office:value-type="float" office:value="832" calcext:value-type="float">
            <text:p>832</text:p>
          </table:table-cell>
          <table:table-cell table:formula="of:=[.GA49]-[.GA75]-[.GA101]" office:value-type="float" office:value="888" calcext:value-type="float">
            <text:p>888</text:p>
          </table:table-cell>
          <table:table-cell table:formula="of:=[.GB49]-[.GB75]-[.GB101]" office:value-type="float" office:value="927" calcext:value-type="float">
            <text:p>927</text:p>
          </table:table-cell>
          <table:table-cell table:formula="of:=[.GC49]-[.GC75]-[.GC101]" office:value-type="float" office:value="964" calcext:value-type="float">
            <text:p>964</text:p>
          </table:table-cell>
          <table:table-cell table:formula="of:=[.GD49]-[.GD75]-[.GD101]"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  <table:table-cell table:formula="of:=[.FG50]-[.FG76]-[.FG102]" office:value-type="float" office:value="1047" calcext:value-type="float">
            <text:p>1047</text:p>
          </table:table-cell>
          <table:table-cell table:formula="of:=[.FH50]-[.FH76]-[.FH102]" office:value-type="float" office:value="1087" calcext:value-type="float">
            <text:p>1087</text:p>
          </table:table-cell>
          <table:table-cell table:formula="of:=[.FI50]-[.FI76]-[.FI102]" office:value-type="float" office:value="1132" calcext:value-type="float">
            <text:p>1132</text:p>
          </table:table-cell>
          <table:table-cell table:formula="of:=[.FJ50]-[.FJ76]-[.FJ102]" office:value-type="float" office:value="1215" calcext:value-type="float">
            <text:p>1215</text:p>
          </table:table-cell>
          <table:table-cell table:formula="of:=[.FK50]-[.FK76]-[.FK102]" office:value-type="float" office:value="1260" calcext:value-type="float">
            <text:p>1260</text:p>
          </table:table-cell>
          <table:table-cell table:formula="of:=[.FL50]-[.FL76]-[.FL102]" office:value-type="float" office:value="1346" calcext:value-type="float">
            <text:p>1346</text:p>
          </table:table-cell>
          <table:table-cell table:formula="of:=[.FM50]-[.FM76]-[.FM102]" office:value-type="float" office:value="1403" calcext:value-type="float">
            <text:p>1403</text:p>
          </table:table-cell>
          <table:table-cell table:formula="of:=[.FN50]-[.FN76]-[.FN102]" office:value-type="float" office:value="1462" calcext:value-type="float">
            <text:p>1462</text:p>
          </table:table-cell>
          <table:table-cell table:formula="of:=[.FO50]-[.FO76]-[.FO102]" office:value-type="float" office:value="1471" calcext:value-type="float">
            <text:p>1471</text:p>
          </table:table-cell>
          <table:table-cell table:formula="of:=[.FP50]-[.FP76]-[.FP102]" office:value-type="float" office:value="1535" calcext:value-type="float">
            <text:p>1535</text:p>
          </table:table-cell>
          <table:table-cell table:formula="of:=[.FQ50]-[.FQ76]-[.FQ102]" office:value-type="float" office:value="1581" calcext:value-type="float">
            <text:p>1581</text:p>
          </table:table-cell>
          <table:table-cell table:formula="of:=[.FR50]-[.FR76]-[.FR102]" office:value-type="float" office:value="1617" calcext:value-type="float">
            <text:p>1617</text:p>
          </table:table-cell>
          <table:table-cell table:formula="of:=[.FS50]-[.FS76]-[.FS102]" office:value-type="float" office:value="1651" calcext:value-type="float">
            <text:p>1651</text:p>
          </table:table-cell>
          <table:table-cell table:formula="of:=[.FT50]-[.FT76]-[.FT102]" office:value-type="float" office:value="1678" calcext:value-type="float">
            <text:p>1678</text:p>
          </table:table-cell>
          <table:table-cell table:formula="of:=[.FU50]-[.FU76]-[.FU102]" office:value-type="float" office:value="1731" calcext:value-type="float">
            <text:p>1731</text:p>
          </table:table-cell>
          <table:table-cell table:formula="of:=[.FV50]-[.FV76]-[.FV102]" office:value-type="float" office:value="1781" calcext:value-type="float">
            <text:p>1781</text:p>
          </table:table-cell>
          <table:table-cell table:formula="of:=[.FW50]-[.FW76]-[.FW102]" office:value-type="float" office:value="1830" calcext:value-type="float">
            <text:p>1830</text:p>
          </table:table-cell>
          <table:table-cell table:formula="of:=[.FX50]-[.FX76]-[.FX102]" office:value-type="float" office:value="1855" calcext:value-type="float">
            <text:p>1855</text:p>
          </table:table-cell>
          <table:table-cell table:formula="of:=[.FY50]-[.FY76]-[.FY102]" office:value-type="float" office:value="1881" calcext:value-type="float">
            <text:p>1881</text:p>
          </table:table-cell>
          <table:table-cell table:formula="of:=[.FZ50]-[.FZ76]-[.FZ102]" office:value-type="float" office:value="1914" calcext:value-type="float">
            <text:p>1914</text:p>
          </table:table-cell>
          <table:table-cell table:formula="of:=[.GA50]-[.GA76]-[.GA102]" office:value-type="float" office:value="1953" calcext:value-type="float">
            <text:p>1953</text:p>
          </table:table-cell>
          <table:table-cell table:formula="of:=[.GB50]-[.GB76]-[.GB102]" office:value-type="float" office:value="1990" calcext:value-type="float">
            <text:p>1990</text:p>
          </table:table-cell>
          <table:table-cell table:formula="of:=[.GC50]-[.GC76]-[.GC102]" office:value-type="float" office:value="2072" calcext:value-type="float">
            <text:p>2072</text:p>
          </table:table-cell>
          <table:table-cell table:formula="of:=[.GD50]-[.GD76]-[.GD102]"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  <table:table-cell table:formula="of:=[.FG51]-[.FG77]-[.FG103]" office:value-type="float" office:value="414" calcext:value-type="float">
            <text:p>414</text:p>
          </table:table-cell>
          <table:table-cell table:formula="of:=[.FH51]-[.FH77]-[.FH103]" office:value-type="float" office:value="444" calcext:value-type="float">
            <text:p>444</text:p>
          </table:table-cell>
          <table:table-cell table:formula="of:=[.FI51]-[.FI77]-[.FI103]" office:value-type="float" office:value="476" calcext:value-type="float">
            <text:p>476</text:p>
          </table:table-cell>
          <table:table-cell table:formula="of:=[.FJ51]-[.FJ77]-[.FJ103]" office:value-type="float" office:value="497" calcext:value-type="float">
            <text:p>497</text:p>
          </table:table-cell>
          <table:table-cell table:formula="of:=[.FK51]-[.FK77]-[.FK103]" office:value-type="float" office:value="529" calcext:value-type="float">
            <text:p>529</text:p>
          </table:table-cell>
          <table:table-cell table:formula="of:=[.FL51]-[.FL77]-[.FL103]" office:value-type="float" office:value="557" calcext:value-type="float">
            <text:p>557</text:p>
          </table:table-cell>
          <table:table-cell table:formula="of:=[.FM51]-[.FM77]-[.FM103]" office:value-type="float" office:value="599" calcext:value-type="float">
            <text:p>599</text:p>
          </table:table-cell>
          <table:table-cell table:formula="of:=[.FN51]-[.FN77]-[.FN103]" office:value-type="float" office:value="629" calcext:value-type="float">
            <text:p>629</text:p>
          </table:table-cell>
          <table:table-cell table:formula="of:=[.FO51]-[.FO77]-[.FO103]" office:value-type="float" office:value="673" calcext:value-type="float">
            <text:p>673</text:p>
          </table:table-cell>
          <table:table-cell table:formula="of:=[.FP51]-[.FP77]-[.FP103]" office:value-type="float" office:value="777" calcext:value-type="float">
            <text:p>777</text:p>
          </table:table-cell>
          <table:table-cell table:formula="of:=[.FQ51]-[.FQ77]-[.FQ103]" office:value-type="float" office:value="831" calcext:value-type="float">
            <text:p>831</text:p>
          </table:table-cell>
          <table:table-cell table:formula="of:=[.FR51]-[.FR77]-[.FR103]" office:value-type="float" office:value="898" calcext:value-type="float">
            <text:p>898</text:p>
          </table:table-cell>
          <table:table-cell table:formula="of:=[.FS51]-[.FS77]-[.FS103]" office:value-type="float" office:value="970" calcext:value-type="float">
            <text:p>970</text:p>
          </table:table-cell>
          <table:table-cell table:formula="of:=[.FT51]-[.FT77]-[.FT103]" office:value-type="float" office:value="1047" calcext:value-type="float">
            <text:p>1047</text:p>
          </table:table-cell>
          <table:table-cell table:formula="of:=[.FU51]-[.FU77]-[.FU103]" office:value-type="float" office:value="1162" calcext:value-type="float">
            <text:p>1162</text:p>
          </table:table-cell>
          <table:table-cell table:formula="of:=[.FV51]-[.FV77]-[.FV103]" office:value-type="float" office:value="1274" calcext:value-type="float">
            <text:p>1274</text:p>
          </table:table-cell>
          <table:table-cell table:formula="of:=[.FW51]-[.FW77]-[.FW103]" office:value-type="float" office:value="1342" calcext:value-type="float">
            <text:p>1342</text:p>
          </table:table-cell>
          <table:table-cell table:formula="of:=[.FX51]-[.FX77]-[.FX103]" office:value-type="float" office:value="1461" calcext:value-type="float">
            <text:p>1461</text:p>
          </table:table-cell>
          <table:table-cell table:formula="of:=[.FY51]-[.FY77]-[.FY103]" office:value-type="float" office:value="1591" calcext:value-type="float">
            <text:p>1591</text:p>
          </table:table-cell>
          <table:table-cell table:formula="of:=[.FZ51]-[.FZ77]-[.FZ103]" office:value-type="float" office:value="1814" calcext:value-type="float">
            <text:p>1814</text:p>
          </table:table-cell>
          <table:table-cell table:formula="of:=[.GA51]-[.GA77]-[.GA103]" office:value-type="float" office:value="1980" calcext:value-type="float">
            <text:p>1980</text:p>
          </table:table-cell>
          <table:table-cell table:formula="of:=[.GB51]-[.GB77]-[.GB103]" office:value-type="float" office:value="2229" calcext:value-type="float">
            <text:p>2229</text:p>
          </table:table-cell>
          <table:table-cell table:formula="of:=[.GC51]-[.GC77]-[.GC103]" office:value-type="float" office:value="2465" calcext:value-type="float">
            <text:p>2465</text:p>
          </table:table-cell>
          <table:table-cell table:formula="of:=[.GD51]-[.GD77]-[.GD103]" office:value-type="float" office:value="2789" calcext:value-type="float">
            <text:p>27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2" calcext:value-type="float">
            <text:p>-80552</text:p>
          </table:table-cell>
          <table:table-cell table:style-name="ce8" table:formula="of:=[.EV52]-[.EV78]-[.EV104]" office:value-type="float" office:value="-83733" calcext:value-type="float">
            <text:p>-83733</text:p>
          </table:table-cell>
          <table:table-cell table:formula="of:=[.EW52]-[.EW78]-[.EW104]" office:value-type="float" office:value="-86455" calcext:value-type="float">
            <text:p>-86455</text:p>
          </table:table-cell>
          <table:table-cell table:style-name="ce8" table:formula="of:=[.EX52]-[.EX78]-[.EX104]" office:value-type="float" office:value="-88979" calcext:value-type="float">
            <text:p>-88979</text:p>
          </table:table-cell>
          <table:table-cell table:formula="of:=[.EY52]-[.EY78]-[.EY104]" office:value-type="float" office:value="-91243" calcext:value-type="float">
            <text:p>-91243</text:p>
          </table:table-cell>
          <table:table-cell table:formula="of:=[.EZ52]-[.EZ78]-[.EZ104]" office:value-type="float" office:value="-94076" calcext:value-type="float">
            <text:p>-94076</text:p>
          </table:table-cell>
          <table:table-cell table:formula="of:=[.FA52]-[.FA78]-[.FA104]" office:value-type="float" office:value="-96902" calcext:value-type="float">
            <text:p>-96902</text:p>
          </table:table-cell>
          <table:table-cell table:formula="of:=[.FB52]-[.FB78]-[.FB104]" office:value-type="float" office:value="-99807" calcext:value-type="float">
            <text:p>-99807</text:p>
          </table:table-cell>
          <table:table-cell table:formula="of:=[.FC52]-[.FC78]-[.FC104]" office:value-type="float" office:value="-103251" calcext:value-type="float">
            <text:p>-103251</text:p>
          </table:table-cell>
          <table:table-cell table:formula="of:=[.FD52]-[.FD78]-[.FD104]" office:value-type="float" office:value="-108196" calcext:value-type="float">
            <text:p>-108196</text:p>
          </table:table-cell>
          <table:table-cell table:formula="of:=[.FE52]-[.FE78]-[.FE104]" office:value-type="float" office:value="-170063" calcext:value-type="float">
            <text:p>-170063</text:p>
          </table:table-cell>
          <table:table-cell table:formula="of:=[.FF52]-[.FF78]-[.FF104]" office:value-type="float" office:value="-174960" calcext:value-type="float">
            <text:p>-174960</text:p>
          </table:table-cell>
          <table:table-cell table:formula="of:=[.FG52]-[.FG78]-[.FG104]" office:value-type="float" office:value="-181342" calcext:value-type="float">
            <text:p>-181342</text:p>
          </table:table-cell>
          <table:table-cell table:formula="of:=[.FH52]-[.FH78]-[.FH104]" office:value-type="float" office:value="-187237" calcext:value-type="float">
            <text:p>-187237</text:p>
          </table:table-cell>
          <table:table-cell table:style-name="ce8" table:formula="of:=[.FI52]-[.FI78]-[.FI104]" office:value-type="float" office:value="-192381" calcext:value-type="float">
            <text:p>-192381</text:p>
          </table:table-cell>
          <table:table-cell table:formula="of:=[.FJ52]-[.FJ78]-[.FJ104]" office:value-type="float" office:value="-198963" calcext:value-type="float">
            <text:p>-198963</text:p>
          </table:table-cell>
          <table:table-cell table:formula="of:=[.FK52]-[.FK78]-[.FK104]" office:value-type="float" office:value="-205654" calcext:value-type="float">
            <text:p>-205654</text:p>
          </table:table-cell>
          <table:table-cell table:formula="of:=[.FL52]-[.FL78]-[.FL104]" office:value-type="float" office:value="-211656" calcext:value-type="float">
            <text:p>-211656</text:p>
          </table:table-cell>
          <table:table-cell table:formula="of:=[.FM52]-[.FM78]-[.FM104]" office:value-type="float" office:value="-217804" calcext:value-type="float">
            <text:p>-217804</text:p>
          </table:table-cell>
          <table:table-cell table:style-name="ce8" table:formula="of:=[.FN52]-[.FN78]-[.FN104]" office:value-type="float" office:value="-223486" calcext:value-type="float">
            <text:p>-223486</text:p>
          </table:table-cell>
          <table:table-cell table:formula="of:=[.FO52]-[.FO78]-[.FO104]" office:value-type="float" office:value="-228686" calcext:value-type="float">
            <text:p>-228686</text:p>
          </table:table-cell>
          <table:table-cell table:style-name="ce8" table:formula="of:=[.FP52]-[.FP78]-[.FP104]" office:value-type="float" office:value="-233613" calcext:value-type="float">
            <text:p>-233613</text:p>
          </table:table-cell>
          <table:table-cell table:formula="of:=[.FQ52]-[.FQ78]-[.FQ104]" office:value-type="float" office:value="-239769" calcext:value-type="float">
            <text:p>-239769</text:p>
          </table:table-cell>
          <table:table-cell table:style-name="ce8" table:formula="of:=[.FR52]-[.FR78]-[.FR104]" office:value-type="float" office:value="-245743" calcext:value-type="float">
            <text:p>-245743</text:p>
          </table:table-cell>
          <table:table-cell table:formula="of:=[.FS52]-[.FS78]-[.FS104]" office:value-type="float" office:value="-251359" calcext:value-type="float">
            <text:p>-251359</text:p>
          </table:table-cell>
          <table:table-cell table:style-name="ce8" table:formula="of:=[.FT52]-[.FT78]-[.FT104]" office:value-type="float" office:value="-256748" calcext:value-type="float">
            <text:p>-256748</text:p>
          </table:table-cell>
          <table:table-cell table:formula="of:=[.FU52]-[.FU78]-[.FU104]" office:value-type="float" office:value="-263166" calcext:value-type="float">
            <text:p>-263166</text:p>
          </table:table-cell>
          <table:table-cell table:formula="of:=[.FV52]-[.FV78]-[.FV104]" office:value-type="float" office:value="-268765" calcext:value-type="float">
            <text:p>-268765</text:p>
          </table:table-cell>
          <table:table-cell table:style-name="ce8" table:formula="of:=[.FW52]-[.FW78]-[.FW104]" office:value-type="float" office:value="-274423" calcext:value-type="float">
            <text:p>-274423</text:p>
          </table:table-cell>
          <table:table-cell table:formula="of:=[.FX52]-[.FX78]-[.FX104]" office:value-type="float" office:value="-280132" calcext:value-type="float">
            <text:p>-280132</text:p>
          </table:table-cell>
          <table:table-cell table:formula="of:=[.FY52]-[.FY78]-[.FY104]" office:value-type="float" office:value="-287184" calcext:value-type="float">
            <text:p>-287184</text:p>
          </table:table-cell>
          <table:table-cell table:formula="of:=[.FZ52]-[.FZ78]-[.FZ104]" office:value-type="float" office:value="-293962" calcext:value-type="float">
            <text:p>-293962</text:p>
          </table:table-cell>
          <table:table-cell table:formula="of:=[.GA52]-[.GA78]-[.GA104]" office:value-type="float" office:value="-301157" calcext:value-type="float">
            <text:p>-301157</text:p>
          </table:table-cell>
          <table:table-cell table:formula="of:=[.GB52]-[.GB78]-[.GB104]" office:value-type="float" office:value="-308343" calcext:value-type="float">
            <text:p>-308343</text:p>
          </table:table-cell>
          <table:table-cell table:style-name="ce8" table:formula="of:=[.GC52]-[.GC78]-[.GC104]" office:value-type="float" office:value="-315496" calcext:value-type="float">
            <text:p>-315496</text:p>
          </table:table-cell>
          <table:table-cell table:formula="of:=[.GD52]-[.GD78]-[.GD104]" office:value-type="float" office:value="-322430" calcext:value-type="float">
            <text:p>-3224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  <table:table-cell table:formula="of:=SUM([.FG2:.FG26])" office:value-type="float" office:value="67715" calcext:value-type="float">
            <text:p>67715</text:p>
          </table:table-cell>
          <table:table-cell table:formula="of:=SUM([.FH2:.FH26])" office:value-type="float" office:value="68624" calcext:value-type="float">
            <text:p>68624</text:p>
          </table:table-cell>
          <table:table-cell table:style-name="ce8" table:formula="of:=SUM([.FI2:.FI26])" office:value-type="float" office:value="70937" calcext:value-type="float">
            <text:p>70937</text:p>
          </table:table-cell>
          <table:table-cell table:formula="of:=SUM([.FJ2:.FJ26])" office:value-type="float" office:value="71705" calcext:value-type="float">
            <text:p>71705</text:p>
          </table:table-cell>
          <table:table-cell table:formula="of:=SUM([.FK2:.FK26])" office:value-type="float" office:value="71213" calcext:value-type="float">
            <text:p>71213</text:p>
          </table:table-cell>
          <table:table-cell table:formula="of:=SUM([.FL2:.FL26])" office:value-type="float" office:value="71761" calcext:value-type="float">
            <text:p>71761</text:p>
          </table:table-cell>
          <table:table-cell table:formula="of:=SUM([.FM2:.FM26])" office:value-type="float" office:value="71016" calcext:value-type="float">
            <text:p>71016</text:p>
          </table:table-cell>
          <table:table-cell table:style-name="ce8" table:formula="of:=SUM([.FN2:.FN26])" office:value-type="float" office:value="69781" calcext:value-type="float">
            <text:p>69781</text:p>
          </table:table-cell>
          <table:table-cell table:formula="of:=SUM([.FO2:.FO26])" office:value-type="float" office:value="71193" calcext:value-type="float">
            <text:p>71193</text:p>
          </table:table-cell>
          <table:table-cell table:style-name="ce8" table:formula="of:=SUM([.FP2:.FP26])" office:value-type="float" office:value="72678" calcext:value-type="float">
            <text:p>72678</text:p>
          </table:table-cell>
          <table:table-cell table:formula="of:=SUM([.FQ2:.FQ26])" office:value-type="float" office:value="74561" calcext:value-type="float">
            <text:p>74561</text:p>
          </table:table-cell>
          <table:table-cell table:style-name="ce8" table:formula="of:=SUM([.FR2:.FR26])" office:value-type="float" office:value="76532" calcext:value-type="float">
            <text:p>76532</text:p>
          </table:table-cell>
          <table:table-cell table:formula="of:=SUM([.FS2:.FS26])" office:value-type="float" office:value="78554" calcext:value-type="float">
            <text:p>78554</text:p>
          </table:table-cell>
          <table:table-cell table:style-name="ce8" table:formula="of:=SUM([.FT2:.FT26])" office:value-type="float" office:value="78380" calcext:value-type="float">
            <text:p>78380</text:p>
          </table:table-cell>
          <table:table-cell table:formula="of:=SUM([.FU2:.FU26])" office:value-type="float" office:value="80299" calcext:value-type="float">
            <text:p>80299</text:p>
          </table:table-cell>
          <table:table-cell table:formula="of:=SUM([.FV2:.FV26])" office:value-type="float" office:value="83274" calcext:value-type="float">
            <text:p>83274</text:p>
          </table:table-cell>
          <table:table-cell table:style-name="ce8" table:formula="of:=SUM([.FW2:.FW26])" office:value-type="float" office:value="87891" calcext:value-type="float">
            <text:p>87891</text:p>
          </table:table-cell>
          <table:table-cell table:formula="of:=SUM([.FX2:.FX26])" office:value-type="float" office:value="92077" calcext:value-type="float">
            <text:p>92077</text:p>
          </table:table-cell>
          <table:table-cell table:formula="of:=SUM([.FY2:.FY26])" office:value-type="float" office:value="96518" calcext:value-type="float">
            <text:p>96518</text:p>
          </table:table-cell>
          <table:table-cell table:formula="of:=SUM([.FZ2:.FZ26])" office:value-type="float" office:value="98879" calcext:value-type="float">
            <text:p>98879</text:p>
          </table:table-cell>
          <table:table-cell table:formula="of:=SUM([.GA2:.GA26])" office:value-type="float" office:value="98774" calcext:value-type="float">
            <text:p>98774</text:p>
          </table:table-cell>
          <table:table-cell table:formula="of:=SUM([.GB2:.GB26])" office:value-type="float" office:value="100704" calcext:value-type="float">
            <text:p>100704</text:p>
          </table:table-cell>
          <table:table-cell table:style-name="ce8" table:formula="of:=SUM([.GC2:.GC26])" office:value-type="float" office:value="103796" calcext:value-type="float">
            <text:p>103796</text:p>
          </table:table-cell>
          <table:table-cell table:formula="of:=SUM([.GD2:.GD26])" office:value-type="float" office:value="107593" calcext:value-type="float">
            <text:p>10759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6666" calcext:value-type="float">
            <text:p>156666</text:p>
          </table:table-cell>
          <table:table-cell office:value-type="float" office:value="161242" calcext:value-type="float">
            <text:p>161242</text:p>
          </table:table-cell>
          <table:table-cell office:value-type="float" office:value="166395" calcext:value-type="float">
            <text:p>166395</text:p>
          </table:table-cell>
          <table:table-cell office:value-type="float" office:value="171381" calcext:value-type="float">
            <text:p>171381</text:p>
          </table:table-cell>
          <table:table-cell office:value-type="float" office:value="175538" calcext:value-type="float">
            <text:p>175538</text:p>
          </table:table-cell>
          <table:table-cell office:value-type="float" office:value="179976" calcext:value-type="float">
            <text:p>179976</text:p>
          </table:table-cell>
          <table:table-cell office:value-type="float" office:value="183093" calcext:value-type="float">
            <text:p>183093</text:p>
          </table:table-cell>
          <table:table-cell office:value-type="float" office:value="185614" calcext:value-type="float">
            <text:p>185614</text:p>
          </table:table-cell>
          <table:table-cell office:value-type="float" office:value="190199" calcext:value-type="float">
            <text:p>190199</text:p>
          </table:table-cell>
          <table:table-cell office:value-type="float" office:value="194502" calcext:value-type="float">
            <text:p>194502</text:p>
          </table:table-cell>
          <table:table-cell office:value-type="float" office:value="199747" calcext:value-type="float">
            <text:p>199747</text:p>
          </table:table-cell>
          <table:table-cell office:value-type="float" office:value="205069" calcext:value-type="float">
            <text:p>205069</text:p>
          </table:table-cell>
          <table:table-cell office:value-type="float" office:value="209907" calcext:value-type="float">
            <text:p>209907</text:p>
          </table:table-cell>
          <table:table-cell office:value-type="float" office:value="212736" calcext:value-type="float">
            <text:p>212736</text:p>
          </table:table-cell>
          <table:table-cell office:value-type="float" office:value="218392" calcext:value-type="float">
            <text:p>218392</text:p>
          </table:table-cell>
          <table:table-cell office:value-type="float" office:value="223704" calcext:value-type="float">
            <text:p>223704</text:p>
          </table:table-cell>
          <table:table-cell office:value-type="float" office:value="230332" calcext:value-type="float">
            <text:p>230332</text:p>
          </table:table-cell>
          <table:table-cell office:value-type="float" office:value="236734" calcext:value-type="float">
            <text:p>236734</text:p>
          </table:table-cell>
          <table:table-cell office:value-type="float" office:value="244220" calcext:value-type="float">
            <text:p>244220</text:p>
          </table:table-cell>
          <table:table-cell office:value-type="float" office:value="249765" calcext:value-type="float">
            <text:p>249765</text:p>
          </table:table-cell>
          <table:table-cell office:value-type="float" office:value="253652" calcext:value-type="float">
            <text:p>253652</text:p>
          </table:table-cell>
          <table:table-cell office:value-type="float" office:value="258793" calcext:value-type="float">
            <text:p>258793</text:p>
          </table:table-cell>
          <table:table-cell office:value-type="float" office:value="264950" calcext:value-type="float">
            <text:p>264950</text:p>
          </table:table-cell>
          <table:table-cell office:value-type="float" office:value="271185" calcext:value-type="float">
            <text:p>2711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  <table:table-cell office:value-type="float" office:value="71103" calcext:value-type="float">
            <text:p>71103</text:p>
          </table:table-cell>
          <table:table-cell office:value-type="float" office:value="72303" calcext:value-type="float">
            <text:p>72303</text:p>
          </table:table-cell>
          <table:table-cell office:value-type="float" office:value="73466" calcext:value-type="float">
            <text:p>73466</text:p>
          </table:table-cell>
          <table:table-cell office:value-type="float" office:value="74592" calcext:value-type="float">
            <text:p>74592</text:p>
          </table:table-cell>
          <table:table-cell office:value-type="float" office:value="75604" calcext:value-type="float">
            <text:p>75604</text:p>
          </table:table-cell>
          <table:table-cell office:value-type="float" office:value="76519" calcext:value-type="float">
            <text:p>76519</text:p>
          </table:table-cell>
          <table:table-cell office:value-type="float" office:value="77491" calcext:value-type="float">
            <text:p>77491</text:p>
          </table:table-cell>
          <table:table-cell office:value-type="float" office:value="78201" calcext:value-type="float">
            <text:p>78201</text:p>
          </table:table-cell>
          <table:table-cell office:value-type="float" office:value="79252" calcext:value-type="float">
            <text:p>79252</text:p>
          </table:table-cell>
          <table:table-cell office:value-type="float" office:value="80346" calcext:value-type="float">
            <text:p>80346</text:p>
          </table:table-cell>
          <table:table-cell office:value-type="float" office:value="81626" calcext:value-type="float">
            <text:p>81626</text:p>
          </table:table-cell>
          <table:table-cell office:value-type="float" office:value="82805" calcext:value-type="float">
            <text:p>82805</text:p>
          </table:table-cell>
          <table:table-cell office:value-type="float" office:value="83905" calcext:value-type="float">
            <text:p>83905</text:p>
          </table:table-cell>
          <table:table-cell office:value-type="float" office:value="84925" calcext:value-type="float">
            <text:p>84925</text:p>
          </table:table-cell>
          <table:table-cell office:value-type="float" office:value="86258" calcext:value-type="float">
            <text:p>86258</text:p>
          </table:table-cell>
          <table:table-cell office:value-type="float" office:value="87569" calcext:value-type="float">
            <text:p>87569</text:p>
          </table:table-cell>
          <table:table-cell office:value-type="float" office:value="89137" calcext:value-type="float">
            <text:p>89137</text:p>
          </table:table-cell>
          <table:table-cell office:value-type="float" office:value="90357" calcext:value-type="float">
            <text:p>90357</text:p>
          </table:table-cell>
          <table:table-cell office:value-type="float" office:value="91787" calcext:value-type="float">
            <text:p>91787</text:p>
          </table:table-cell>
          <table:table-cell office:value-type="float" office:value="92982" calcext:value-type="float">
            <text:p>92982</text:p>
          </table:table-cell>
          <table:table-cell office:value-type="float" office:value="94217" calcext:value-type="float">
            <text:p>94217</text:p>
          </table:table-cell>
          <table:table-cell office:value-type="float" office:value="95604" calcext:value-type="float">
            <text:p>95604</text:p>
          </table:table-cell>
          <table:table-cell office:value-type="float" office:value="96999" calcext:value-type="float">
            <text:p>96999</text:p>
          </table:table-cell>
          <table:table-cell office:value-type="float" office:value="98345" calcext:value-type="float">
            <text:p>983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1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  <table:table-cell office:value-type="float" office:value="4085" calcext:value-type="float">
            <text:p>4085</text:p>
          </table:table-cell>
          <table:table-cell office:value-type="float" office:value="4154" calcext:value-type="float">
            <text:p>4154</text:p>
          </table:table-cell>
          <table:table-cell office:value-type="float" office:value="4218" calcext:value-type="float">
            <text:p>4218</text:p>
          </table:table-cell>
          <table:table-cell office:value-type="float" office:value="4279" calcext:value-type="float">
            <text:p>4279</text:p>
          </table:table-cell>
          <table:table-cell office:value-type="float" office:value="4328" calcext:value-type="float">
            <text:p>4328</text:p>
          </table:table-cell>
          <table:table-cell office:value-type="float" office:value="4368" calcext:value-type="float">
            <text:p>4368</text:p>
          </table:table-cell>
          <table:table-cell office:value-type="float" office:value="4436" calcext:value-type="float">
            <text:p>4436</text:p>
          </table:table-cell>
          <table:table-cell office:value-type="float" office:value="4504" calcext:value-type="float">
            <text:p>4504</text:p>
          </table:table-cell>
          <table:table-cell office:value-type="float" office:value="4549" calcext:value-type="float">
            <text:p>4549</text:p>
          </table:table-cell>
          <table:table-cell office:value-type="float" office:value="4606" calcext:value-type="float">
            <text:p>4606</text:p>
          </table:table-cell>
          <table:table-cell office:value-type="float" office:value="4701" calcext:value-type="float">
            <text:p>4701</text:p>
          </table:table-cell>
          <table:table-cell office:value-type="float" office:value="4756" calcext:value-type="float">
            <text:p>4756</text:p>
          </table:table-cell>
          <table:table-cell office:value-type="float" office:value="4834" calcext:value-type="float">
            <text:p>4834</text:p>
          </table:table-cell>
          <table:table-cell office:value-type="float" office:value="4861" calcext:value-type="float">
            <text:p>4861</text:p>
          </table:table-cell>
          <table:table-cell office:value-type="float" office:value="4914" calcext:value-type="float">
            <text:p>4914</text:p>
          </table:table-cell>
          <table:table-cell office:value-type="float" office:value="4967" calcext:value-type="float">
            <text:p>4967</text:p>
          </table:table-cell>
          <table:table-cell office:value-type="float" office:value="5041" calcext:value-type="float">
            <text:p>5041</text:p>
          </table:table-cell>
          <table:table-cell office:value-type="float" office:value="5104" calcext:value-type="float">
            <text:p>5104</text:p>
          </table:table-cell>
          <table:table-cell office:value-type="float" office:value="5183" calcext:value-type="float">
            <text:p>5183</text:p>
          </table:table-cell>
          <table:table-cell office:value-type="float" office:value="5281" calcext:value-type="float">
            <text:p>5281</text:p>
          </table:table-cell>
          <table:table-cell office:value-type="float" office:value="5342" calcext:value-type="float">
            <text:p>5342</text:p>
          </table:table-cell>
          <table:table-cell office:value-type="float" office:value="5417" calcext:value-type="float">
            <text:p>5417</text:p>
          </table:table-cell>
          <table:table-cell office:value-type="float" office:value="5492" calcext:value-type="float">
            <text:p>5492</text:p>
          </table:table-cell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437" calcext:value-type="float">
            <text:p>437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office:value-type="float" office:value="510" calcext:value-type="float">
            <text:p>510</text:p>
          </table:table-cell>
          <table:table-cell office:value-type="float" office:value="534" calcext:value-type="float">
            <text:p>534</text:p>
          </table:table-cell>
          <table:table-cell office:value-type="float" office:value="546" calcext:value-type="float">
            <text:p>546</text:p>
          </table:table-cell>
          <table:table-cell office:value-type="float" office:value="581" calcext:value-type="float">
            <text:p>581</text:p>
          </table:table-cell>
          <table:table-cell office:value-type="float" office:value="650" calcext:value-type="float">
            <text:p>650</text:p>
          </table:table-cell>
          <table:table-cell office:value-type="float" office:value="699" calcext:value-type="float">
            <text:p>699</text:p>
          </table:table-cell>
          <table:table-cell office:value-type="float" office:value="765" calcext:value-type="float">
            <text:p>765</text:p>
          </table:table-cell>
          <table:table-cell office:value-type="float" office:value="808" calcext:value-type="float">
            <text:p>808</text:p>
          </table:table-cell>
          <table:table-cell office:value-type="float" office:value="820" calcext:value-type="float">
            <text:p>820</text:p>
          </table:table-cell>
          <table:table-cell office:value-type="float" office:value="899" calcext:value-type="float">
            <text:p>899</text:p>
          </table:table-cell>
          <table:table-cell office:value-type="float" office:value="955" calcext:value-type="float">
            <text:p>955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  <table:table-cell office:value-type="float" office:value="3682" calcext:value-type="float">
            <text:p>3682</text:p>
          </table:table-cell>
          <table:table-cell office:value-type="float" office:value="3830" calcext:value-type="float">
            <text:p>3830</text:p>
          </table:table-cell>
          <table:table-cell office:value-type="float" office:value="3971" calcext:value-type="float">
            <text:p>3971</text:p>
          </table:table-cell>
          <table:table-cell office:value-type="float" office:value="4146" calcext:value-type="float">
            <text:p>4146</text:p>
          </table:table-cell>
          <table:table-cell office:value-type="float" office:value="4290" calcext:value-type="float">
            <text:p>4290</text:p>
          </table:table-cell>
          <table:table-cell office:value-type="float" office:value="4451" calcext:value-type="float">
            <text:p>4451</text:p>
          </table:table-cell>
          <table:table-cell office:value-type="float" office:value="4592" calcext:value-type="float">
            <text:p>4592</text:p>
          </table:table-cell>
          <table:table-cell office:value-type="float" office:value="4764" calcext:value-type="float">
            <text:p>4764</text:p>
          </table:table-cell>
          <table:table-cell office:value-type="float" office:value="4991" calcext:value-type="float">
            <text:p>4991</text:p>
          </table:table-cell>
          <table:table-cell office:value-type="float" office:value="5091" calcext:value-type="float">
            <text:p>5091</text:p>
          </table:table-cell>
          <table:table-cell office:value-type="float" office:value="5272" calcext:value-type="float">
            <text:p>5272</text:p>
          </table:table-cell>
          <table:table-cell office:value-type="float" office:value="5454" calcext:value-type="float">
            <text:p>5454</text:p>
          </table:table-cell>
          <table:table-cell office:value-type="float" office:value="5673" calcext:value-type="float">
            <text:p>5673</text:p>
          </table:table-cell>
          <table:table-cell office:value-type="float" office:value="5906" calcext:value-type="float">
            <text:p>5906</text:p>
          </table:table-cell>
          <table:table-cell office:value-type="float" office:value="6114" calcext:value-type="float">
            <text:p>6114</text:p>
          </table:table-cell>
          <table:table-cell office:value-type="float" office:value="6412" calcext:value-type="float">
            <text:p>6412</text:p>
          </table:table-cell>
          <table:table-cell office:value-type="float" office:value="6767" calcext:value-type="float">
            <text:p>6767</text:p>
          </table:table-cell>
          <table:table-cell office:value-type="float" office:value="7130" calcext:value-type="float">
            <text:p>7130</text:p>
          </table:table-cell>
          <table:table-cell office:value-type="float" office:value="7505" calcext:value-type="float">
            <text:p>7505</text:p>
          </table:table-cell>
          <table:table-cell office:value-type="float" office:value="7842" calcext:value-type="float">
            <text:p>7842</text:p>
          </table:table-cell>
          <table:table-cell office:value-type="float" office:value="8134" calcext:value-type="float">
            <text:p>8134</text:p>
          </table:table-cell>
          <table:table-cell office:value-type="float" office:value="8522" calcext:value-type="float">
            <text:p>8522</text:p>
          </table:table-cell>
          <table:table-cell office:value-type="float" office:value="8914" calcext:value-type="float">
            <text:p>8914</text:p>
          </table:table-cell>
          <table:table-cell office:value-type="float" office:value="9394" calcext:value-type="float">
            <text:p>93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44" calcext:value-type="float">
            <text:p>1244</text:p>
          </table:table-cell>
          <table:table-cell office:value-type="float" office:value="1310" calcext:value-type="float">
            <text:p>1310</text:p>
          </table:table-cell>
          <table:table-cell office:value-type="float" office:value="1365" calcext:value-type="float">
            <text:p>1365</text:p>
          </table:table-cell>
          <table:table-cell office:value-type="float" office:value="1465" calcext:value-type="float">
            <text:p>1465</text:p>
          </table:table-cell>
          <table:table-cell office:value-type="float" office:value="1529" calcext:value-type="float">
            <text:p>1529</text:p>
          </table:table-cell>
          <table:table-cell office:value-type="float" office:value="1631" calcext:value-type="float">
            <text:p>1631</text:p>
          </table:table-cell>
          <table:table-cell office:value-type="float" office:value="1704" calcext:value-type="float">
            <text:p>1704</text:p>
          </table:table-cell>
          <table:table-cell office:value-type="float" office:value="1750" calcext:value-type="float">
            <text:p>1750</text:p>
          </table:table-cell>
          <table:table-cell office:value-type="float" office:value="1810" calcext:value-type="float">
            <text:p>1810</text:p>
          </table:table-cell>
          <table:table-cell office:value-type="float" office:value="1861" calcext:value-type="float">
            <text:p>1861</text:p>
          </table:table-cell>
          <table:table-cell office:value-type="float" office:value="1997" calcext:value-type="float">
            <text:p>1997</text:p>
          </table:table-cell>
          <table:table-cell office:value-type="float" office:value="2132" calcext:value-type="float">
            <text:p>2132</text:p>
          </table:table-cell>
          <table:table-cell office:value-type="float" office:value="2258" calcext:value-type="float">
            <text:p>2258</text:p>
          </table:table-cell>
          <table:table-cell office:value-type="float" office:value="2382" calcext:value-type="float">
            <text:p>2382</text:p>
          </table:table-cell>
          <table:table-cell office:value-type="float" office:value="2509" calcext:value-type="float">
            <text:p>2509</text:p>
          </table:table-cell>
          <table:table-cell office:value-type="float" office:value="2621" calcext:value-type="float">
            <text:p>2621</text:p>
          </table:table-cell>
          <table:table-cell office:value-type="float" office:value="2781" calcext:value-type="float">
            <text:p>2781</text:p>
          </table:table-cell>
          <table:table-cell office:value-type="float" office:value="2936" calcext:value-type="float">
            <text:p>2936</text:p>
          </table:table-cell>
          <table:table-cell office:value-type="float" office:value="3061" calcext:value-type="float">
            <text:p>3061</text:p>
          </table:table-cell>
          <table:table-cell office:value-type="float" office:value="3171" calcext:value-type="float">
            <text:p>3171</text:p>
          </table:table-cell>
          <table:table-cell office:value-type="float" office:value="3338" calcext:value-type="float">
            <text:p>3338</text:p>
          </table:table-cell>
          <table:table-cell office:value-type="float" office:value="3650" calcext:value-type="float">
            <text:p>3650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2" office:value-type="float" office:value="78" calcext:value-type="float">
            <text:p>78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5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  <table:table-cell office:value-type="float" office:value="3566" calcext:value-type="float">
            <text:p>3566</text:p>
          </table:table-cell>
          <table:table-cell office:value-type="float" office:value="3884" calcext:value-type="float">
            <text:p>3884</text:p>
          </table:table-cell>
          <table:table-cell office:value-type="float" office:value="4036" calcext:value-type="float">
            <text:p>4036</text:p>
          </table:table-cell>
          <table:table-cell office:value-type="float" office:value="4203" calcext:value-type="float">
            <text:p>4203</text:p>
          </table:table-cell>
          <table:table-cell office:value-type="float" office:value="4336" calcext:value-type="float">
            <text:p>4336</text:p>
          </table:table-cell>
          <table:table-cell office:value-type="float" office:value="4493" calcext:value-type="float">
            <text:p>4493</text:p>
          </table:table-cell>
          <table:table-cell office:value-type="float" office:value="4765" calcext:value-type="float">
            <text:p>4765</text:p>
          </table:table-cell>
          <table:table-cell office:value-type="float" office:value="5009" calcext:value-type="float">
            <text:p>5009</text:p>
          </table:table-cell>
          <table:table-cell office:value-type="float" office:value="5227" calcext:value-type="float">
            <text:p>5227</text:p>
          </table:table-cell>
          <table:table-cell office:value-type="float" office:value="5360" calcext:value-type="float">
            <text:p>5360</text:p>
          </table:table-cell>
          <table:table-cell office:value-type="float" office:value="5624" calcext:value-type="float">
            <text:p>5624</text:p>
          </table:table-cell>
          <table:table-cell office:value-type="float" office:value="5874" calcext:value-type="float">
            <text:p>5874</text:p>
          </table:table-cell>
          <table:table-cell office:value-type="float" office:value="6086" calcext:value-type="float">
            <text:p>6086</text:p>
          </table:table-cell>
          <table:table-cell office:value-type="float" office:value="6271" calcext:value-type="float">
            <text:p>6271</text:p>
          </table:table-cell>
          <table:table-cell office:value-type="float" office:value="6623" calcext:value-type="float">
            <text:p>6623</text:p>
          </table:table-cell>
          <table:table-cell office:value-type="float" office:value="6838" calcext:value-type="float">
            <text:p>6838</text:p>
          </table:table-cell>
          <table:table-cell office:value-type="float" office:value="7074" calcext:value-type="float">
            <text:p>7074</text:p>
          </table:table-cell>
          <table:table-cell office:value-type="float" office:value="7274" calcext:value-type="float">
            <text:p>7274</text:p>
          </table:table-cell>
          <table:table-cell office:value-type="float" office:value="7621" calcext:value-type="float">
            <text:p>7621</text:p>
          </table:table-cell>
          <table:table-cell office:value-type="float" office:value="7942" calcext:value-type="float">
            <text:p>7942</text:p>
          </table:table-cell>
          <table:table-cell office:value-type="float" office:value="8091" calcext:value-type="float">
            <text:p>8091</text:p>
          </table:table-cell>
          <table:table-cell office:value-type="float" office:value="8418" calcext:value-type="float">
            <text:p>8418</text:p>
          </table:table-cell>
          <table:table-cell office:value-type="float" office:value="8542" calcext:value-type="float">
            <text:p>8542</text:p>
          </table:table-cell>
          <table:table-cell office:value-type="float" office:value="8860" calcext:value-type="float">
            <text:p>88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41" calcext:value-type="float">
            <text:p>541</text:p>
          </table:table-cell>
          <table:table-cell office:value-type="float" office:value="639" calcext:value-type="float">
            <text:p>639</text:p>
          </table:table-cell>
          <table:table-cell office:value-type="float" office:value="661" calcext:value-type="float">
            <text:p>661</text:p>
          </table:table-cell>
          <table:table-cell office:value-type="float" office:value="716" calcext:value-type="float">
            <text:p>716</text:p>
          </table:table-cell>
          <table:table-cell office:value-type="float" office:value="750" calcext:value-type="float">
            <text:p>750</text:p>
          </table:table-cell>
          <table:table-cell office:value-type="float" office:value="795" calcext:value-type="float">
            <text:p>795</text:p>
          </table:table-cell>
          <table:table-cell office:value-type="float" office:value="851" calcext:value-type="float">
            <text:p>851</text:p>
          </table:table-cell>
          <table:table-cell office:value-type="float" office:value="905" calcext:value-type="float">
            <text:p>905</text:p>
          </table:table-cell>
          <table:table-cell office:value-type="float" office:value="927" calcext:value-type="float">
            <text:p>927</text:p>
          </table:table-cell>
          <table:table-cell office:value-type="float" office:value="978" calcext:value-type="float">
            <text:p>978</text:p>
          </table:table-cell>
          <table:table-cell office:value-type="float" office:value="1006" calcext:value-type="float">
            <text:p>1006</text:p>
          </table:table-cell>
          <table:table-cell office:value-type="float" office:value="1040" calcext:value-type="float">
            <text:p>1040</text:p>
          </table:table-cell>
          <table:table-cell office:value-type="float" office:value="1138" calcext:value-type="float">
            <text:p>1138</text:p>
          </table:table-cell>
          <table:table-cell office:value-type="float" office:value="1177" calcext:value-type="float">
            <text:p>1177</text:p>
          </table:table-cell>
          <table:table-cell office:value-type="float" office:value="1214" calcext:value-type="float">
            <text:p>1214</text:p>
          </table:table-cell>
          <table:table-cell office:value-type="float" office:value="1272" calcext:value-type="float">
            <text:p>1272</text:p>
          </table:table-cell>
          <table:table-cell office:value-type="float" office:value="1332" calcext:value-type="float">
            <text:p>1332</text:p>
          </table:table-cell>
          <table:table-cell office:value-type="float" office:value="1360" calcext:value-type="float">
            <text:p>1360</text:p>
          </table:table-cell>
          <table:table-cell office:value-type="float" office:value="1417" calcext:value-type="float">
            <text:p>1417</text:p>
          </table:table-cell>
          <table:table-cell office:value-type="float" office:value="1588" calcext:value-type="float">
            <text:p>1588</text:p>
          </table:table-cell>
          <table:table-cell office:value-type="float" office:value="1628" calcext:value-type="float">
            <text:p>1628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office:value-type="float" office:value="2581" calcext:value-type="float">
            <text:p>2581</text:p>
          </table:table-cell>
          <table:table-cell office:value-type="float" office:value="2745" calcext:value-type="float">
            <text:p>2745</text:p>
          </table:table-cell>
          <table:table-cell office:value-type="float" office:value="2910" calcext:value-type="float">
            <text:p>2910</text:p>
          </table:table-cell>
          <table:table-cell office:value-type="float" office:value="3120" calcext:value-type="float">
            <text:p>3120</text:p>
          </table:table-cell>
          <table:table-cell office:value-type="float" office:value="3330" calcext:value-type="float">
            <text:p>3330</text:p>
          </table:table-cell>
          <table:table-cell office:value-type="float" office:value="3499" calcext:value-type="float">
            <text:p>3499</text:p>
          </table:table-cell>
          <table:table-cell office:value-type="float" office:value="3623" calcext:value-type="float">
            <text:p>3623</text:p>
          </table:table-cell>
          <table:table-cell office:value-type="float" office:value="3773" calcext:value-type="float">
            <text:p>3773</text:p>
          </table:table-cell>
          <table:table-cell office:value-type="float" office:value="4040" calcext:value-type="float">
            <text:p>4040</text:p>
          </table:table-cell>
          <table:table-cell office:value-type="float" office:value="4252" calcext:value-type="float">
            <text:p>4252</text:p>
          </table:table-cell>
          <table:table-cell office:value-type="float" office:value="4497" calcext:value-type="float">
            <text:p>4497</text:p>
          </table:table-cell>
          <table:table-cell office:value-type="float" office:value="4637" calcext:value-type="float">
            <text:p>4637</text:p>
          </table:table-cell>
          <table:table-cell office:value-type="float" office:value="4809" calcext:value-type="float">
            <text:p>4809</text:p>
          </table:table-cell>
          <table:table-cell office:value-type="float" office:value="5073" calcext:value-type="float">
            <text:p>5073</text:p>
          </table:table-cell>
          <table:table-cell office:value-type="float" office:value="5349" calcext:value-type="float">
            <text:p>5349</text:p>
          </table:table-cell>
          <table:table-cell office:value-type="float" office:value="5601" calcext:value-type="float">
            <text:p>5601</text:p>
          </table:table-cell>
          <table:table-cell office:value-type="float" office:value="5943" calcext:value-type="float">
            <text:p>5943</text:p>
          </table:table-cell>
          <table:table-cell office:value-type="float" office:value="6233" calcext:value-type="float">
            <text:p>6233</text:p>
          </table:table-cell>
          <table:table-cell office:value-type="float" office:value="6549" calcext:value-type="float">
            <text:p>6549</text:p>
          </table:table-cell>
          <table:table-cell office:value-type="float" office:value="6830" calcext:value-type="float">
            <text:p>6830</text:p>
          </table:table-cell>
          <table:table-cell office:value-type="float" office:value="7191" calcext:value-type="float">
            <text:p>7191</text:p>
          </table:table-cell>
          <table:table-cell office:value-type="float" office:value="7604" calcext:value-type="float">
            <text:p>76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1" office:value-type="float" office:value="53" calcext:value-type="float">
            <text:p>53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  <table:table-cell office:value-type="float" office:value="1654" calcext:value-type="float">
            <text:p>1654</text:p>
          </table:table-cell>
          <table:table-cell office:value-type="float" office:value="1719" calcext:value-type="float">
            <text:p>1719</text:p>
          </table:table-cell>
          <table:table-cell office:value-type="float" office:value="1735" calcext:value-type="float">
            <text:p>1735</text:p>
          </table:table-cell>
          <table:table-cell office:value-type="float" office:value="1807" calcext:value-type="float">
            <text:p>1807</text:p>
          </table:table-cell>
          <table:table-cell office:value-type="float" office:value="1834" calcext:value-type="float">
            <text:p>1834</text:p>
          </table:table-cell>
          <table:table-cell office:value-type="float" office:value="1898" calcext:value-type="float">
            <text:p>1898</text:p>
          </table:table-cell>
          <table:table-cell office:value-type="float" office:value="1911" calcext:value-type="float">
            <text:p>1911</text:p>
          </table:table-cell>
          <table:table-cell office:value-type="float" office:value="1961" calcext:value-type="float">
            <text:p>1961</text:p>
          </table:table-cell>
          <table:table-cell office:value-type="float" office:value="2020" calcext:value-type="float">
            <text:p>2020</text:p>
          </table:table-cell>
          <table:table-cell office:value-type="float" office:value="2067" calcext:value-type="float">
            <text:p>2067</text:p>
          </table:table-cell>
          <table:table-cell office:value-type="float" office:value="2170" calcext:value-type="float">
            <text:p>2170</text:p>
          </table:table-cell>
          <table:table-cell office:value-type="float" office:value="2278" calcext:value-type="float">
            <text:p>2278</text:p>
          </table:table-cell>
          <table:table-cell office:value-type="float" office:value="2293" calcext:value-type="float">
            <text:p>2293</text:p>
          </table:table-cell>
          <table:table-cell office:value-type="float" office:value="2415" calcext:value-type="float">
            <text:p>2415</text:p>
          </table:table-cell>
          <table:table-cell office:value-type="float" office:value="2547" calcext:value-type="float">
            <text:p>2547</text:p>
          </table:table-cell>
          <table:table-cell office:value-type="float" office:value="2669" calcext:value-type="float">
            <text:p>2669</text:p>
          </table:table-cell>
          <table:table-cell office:value-type="float" office:value="2768" calcext:value-type="float">
            <text:p>2768</text:p>
          </table:table-cell>
          <table:table-cell office:value-type="float" office:value="2845" calcext:value-type="float">
            <text:p>2845</text:p>
          </table:table-cell>
          <table:table-cell office:value-type="float" office:value="2932" calcext:value-type="float">
            <text:p>2932</text:p>
          </table:table-cell>
          <table:table-cell office:value-type="float" office:value="3036" calcext:value-type="float">
            <text:p>3036</text:p>
          </table:table-cell>
          <table:table-cell office:value-type="float" office:value="3172" calcext:value-type="float">
            <text:p>3172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008" calcext:value-type="float">
            <text:p>3008</text:p>
          </table:table-cell>
          <table:table-cell office:value-type="float" office:value="3195" calcext:value-type="float">
            <text:p>3195</text:p>
          </table:table-cell>
          <table:table-cell office:value-type="float" office:value="3375" calcext:value-type="float">
            <text:p>3375</text:p>
          </table:table-cell>
          <table:table-cell office:value-type="float" office:value="3535" calcext:value-type="float">
            <text:p>3535</text:p>
          </table:table-cell>
          <table:table-cell office:value-type="float" office:value="3653" calcext:value-type="float">
            <text:p>3653</text:p>
          </table:table-cell>
          <table:table-cell office:value-type="float" office:value="3768" calcext:value-type="float">
            <text:p>3768</text:p>
          </table:table-cell>
          <table:table-cell office:value-type="float" office:value="3854" calcext:value-type="float">
            <text:p>3854</text:p>
          </table:table-cell>
          <table:table-cell office:value-type="float" office:value="3936" calcext:value-type="float">
            <text:p>3936</text:p>
          </table:table-cell>
          <table:table-cell office:value-type="float" office:value="4074" calcext:value-type="float">
            <text:p>4074</text:p>
          </table:table-cell>
          <table:table-cell office:value-type="float" office:value="4168" calcext:value-type="float">
            <text:p>4168</text:p>
          </table:table-cell>
          <table:table-cell office:value-type="float" office:value="4329" calcext:value-type="float">
            <text:p>4329</text:p>
          </table:table-cell>
          <table:table-cell office:value-type="float" office:value="4466" calcext:value-type="float">
            <text:p>4466</text:p>
          </table:table-cell>
          <table:table-cell office:value-type="float" office:value="4584" calcext:value-type="float">
            <text:p>4584</text:p>
          </table:table-cell>
          <table:table-cell office:value-type="float" office:value="4703" calcext:value-type="float">
            <text:p>4703</text:p>
          </table:table-cell>
          <table:table-cell office:value-type="float" office:value="4764" calcext:value-type="float">
            <text:p>4764</text:p>
          </table:table-cell>
          <table:table-cell office:value-type="float" office:value="4938" calcext:value-type="float">
            <text:p>4938</text:p>
          </table:table-cell>
          <table:table-cell office:value-type="float" office:value="5173" calcext:value-type="float">
            <text:p>5173</text:p>
          </table:table-cell>
          <table:table-cell office:value-type="float" office:value="5441" calcext:value-type="float">
            <text:p>5441</text:p>
          </table:table-cell>
          <table:table-cell office:value-type="float" office:value="5591" calcext:value-type="float">
            <text:p>5591</text:p>
          </table:table-cell>
          <table:table-cell office:value-type="float" office:value="5779" calcext:value-type="float">
            <text:p>5779</text:p>
          </table:table-cell>
          <table:table-cell office:value-type="float" office:value="5870" calcext:value-type="float">
            <text:p>5870</text:p>
          </table:table-cell>
          <table:table-cell office:value-type="float" office:value="5996" calcext:value-type="float">
            <text:p>5996</text:p>
          </table:table-cell>
          <table:table-cell office:value-type="float" office:value="6175" calcext:value-type="float">
            <text:p>6175</text:p>
          </table:table-cell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  <table:table-cell office:value-type="float" office:value="607" calcext:value-type="float">
            <text:p>607</text:p>
          </table:table-cell>
          <table:table-cell office:value-type="float" office:value="679" calcext:value-type="float">
            <text:p>679</text:p>
          </table:table-cell>
          <table:table-cell office:value-type="float" office:value="746" calcext:value-type="float">
            <text:p>746</text:p>
          </table:table-cell>
          <table:table-cell office:value-type="float" office:value="824" calcext:value-type="float">
            <text:p>824</text:p>
          </table:table-cell>
          <table:table-cell office:value-type="float" office:value="930" calcext:value-type="float">
            <text:p>930</text:p>
          </table:table-cell>
          <table:table-cell office:value-type="float" office:value="996" calcext:value-type="float">
            <text:p>996</text:p>
          </table:table-cell>
          <table:table-cell office:value-type="float" office:value="1088" calcext:value-type="float">
            <text:p>1088</text:p>
          </table:table-cell>
          <table:table-cell office:value-type="float" office:value="1176" calcext:value-type="float">
            <text:p>1176</text:p>
          </table:table-cell>
          <table:table-cell office:value-type="float" office:value="1287" calcext:value-type="float">
            <text:p>1287</text:p>
          </table:table-cell>
          <table:table-cell office:value-type="float" office:value="1401" calcext:value-type="float">
            <text:p>1401</text:p>
          </table:table-cell>
          <table:table-cell office:value-type="float" office:value="1500" calcext:value-type="float">
            <text:p>1500</text:p>
          </table:table-cell>
          <table:table-cell office:value-type="float" office:value="1590" calcext:value-type="float">
            <text:p>1590</text:p>
          </table:table-cell>
          <table:table-cell office:value-type="float" office:value="1740" calcext:value-type="float">
            <text:p>1740</text:p>
          </table:table-cell>
          <table:table-cell office:value-type="float" office:value="1837" calcext:value-type="float">
            <text:p>1837</text:p>
          </table:table-cell>
          <table:table-cell office:value-type="float" office:value="1932" calcext:value-type="float">
            <text:p>1932</text:p>
          </table:table-cell>
          <table:table-cell office:value-type="float" office:value="2109" calcext:value-type="float">
            <text:p>2109</text:p>
          </table:table-cell>
          <table:table-cell office:value-type="float" office:value="2285" calcext:value-type="float">
            <text:p>2285</text:p>
          </table:table-cell>
          <table:table-cell office:value-type="float" office:value="2464" calcext:value-type="float">
            <text:p>2464</text:p>
          </table:table-cell>
          <table:table-cell office:value-type="float" office:value="2729" calcext:value-type="float">
            <text:p>2729</text:p>
          </table:table-cell>
          <table:table-cell office:value-type="float" office:value="2911" calcext:value-type="float">
            <text:p>2911</text:p>
          </table:table-cell>
          <table:table-cell office:value-type="float" office:value="3161" calcext:value-type="float">
            <text:p>3161</text:p>
          </table:table-cell>
          <table:table-cell office:value-type="float" office:value="3320" calcext:value-type="float">
            <text:p>3320</text:p>
          </table:table-cell>
          <table:table-cell office:value-type="float" office:value="3503" calcext:value-type="float">
            <text:p>3503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office:value-type="float" office:value="914" calcext:value-type="float">
            <text:p>914</text:p>
          </table:table-cell>
          <table:table-cell office:value-type="float" office:value="954" calcext:value-type="float">
            <text:p>954</text:p>
          </table:table-cell>
          <table:table-cell office:value-type="float" office:value="992" calcext:value-type="float">
            <text:p>992</text:p>
          </table:table-cell>
          <table:table-cell office:value-type="float" office:value="1034" calcext:value-type="float">
            <text:p>1034</text:p>
          </table:table-cell>
          <table:table-cell office:value-type="float" office:value="1067" calcext:value-type="float">
            <text:p>1067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  <table:table-cell office:value-type="float" office:value="1178" calcext:value-type="float">
            <text:p>1178</text:p>
          </table:table-cell>
          <table:table-cell office:value-type="float" office:value="1246" calcext:value-type="float">
            <text:p>1246</text:p>
          </table:table-cell>
          <table:table-cell office:value-type="float" office:value="1293" calcext:value-type="float">
            <text:p>1293</text:p>
          </table:table-cell>
          <table:table-cell office:value-type="float" office:value="1334" calcext:value-type="float">
            <text:p>1334</text:p>
          </table:table-cell>
          <table:table-cell office:value-type="float" office:value="1378" calcext:value-type="float">
            <text:p>1378</text:p>
          </table:table-cell>
          <table:table-cell office:value-type="float" office:value="1416" calcext:value-type="float">
            <text:p>1416</text:p>
          </table:table-cell>
          <table:table-cell office:value-type="float" office:value="1479" calcext:value-type="float">
            <text:p>1479</text:p>
          </table:table-cell>
          <table:table-cell office:value-type="float" office:value="1530" calcext:value-type="float">
            <text:p>1530</text:p>
          </table:table-cell>
          <table:table-cell office:value-type="float" office:value="1618" calcext:value-type="float">
            <text:p>1618</text:p>
          </table:table-cell>
          <table:table-cell office:value-type="float" office:value="1650" calcext:value-type="float">
            <text:p>1650</text:p>
          </table:table-cell>
          <table:table-cell office:value-type="float" office:value="1734" calcext:value-type="float">
            <text:p>1734</text:p>
          </table:table-cell>
          <table:table-cell office:value-type="float" office:value="1771" calcext:value-type="float">
            <text:p>1771</text:p>
          </table:table-cell>
          <table:table-cell office:value-type="float" office:value="1808" calcext:value-type="float">
            <text:p>1808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  <table:table-cell office:value-type="float" office:value="2276" calcext:value-type="float">
            <text:p>2276</text:p>
          </table:table-cell>
          <table:table-cell office:value-type="float" office:value="2431" calcext:value-type="float">
            <text:p>2431</text:p>
          </table:table-cell>
          <table:table-cell office:value-type="float" office:value="2596" calcext:value-type="float">
            <text:p>2596</text:p>
          </table:table-cell>
          <table:table-cell office:value-type="float" office:value="2764" calcext:value-type="float">
            <text:p>2764</text:p>
          </table:table-cell>
          <table:table-cell office:value-type="float" office:value="2954" calcext:value-type="float">
            <text:p>2954</text:p>
          </table:table-cell>
          <table:table-cell office:value-type="float" office:value="3133" calcext:value-type="float">
            <text:p>3133</text:p>
          </table:table-cell>
          <table:table-cell office:value-type="float" office:value="3293" calcext:value-type="float">
            <text:p>3293</text:p>
          </table:table-cell>
          <table:table-cell office:value-type="float" office:value="3432" calcext:value-type="float">
            <text:p>3432</text:p>
          </table:table-cell>
          <table:table-cell office:value-type="float" office:value="3561" calcext:value-type="float">
            <text:p>3561</text:p>
          </table:table-cell>
          <table:table-cell office:value-type="float" office:value="3763" calcext:value-type="float">
            <text:p>3763</text:p>
          </table:table-cell>
          <table:table-cell office:value-type="float" office:value="4053" calcext:value-type="float">
            <text:p>4053</text:p>
          </table:table-cell>
          <table:table-cell office:value-type="float" office:value="4315" calcext:value-type="float">
            <text:p>4315</text:p>
          </table:table-cell>
          <table:table-cell office:value-type="float" office:value="4609" calcext:value-type="float">
            <text:p>4609</text:p>
          </table:table-cell>
          <table:table-cell office:value-type="float" office:value="4817" calcext:value-type="float">
            <text:p>4817</text:p>
          </table:table-cell>
          <table:table-cell office:value-type="float" office:value="5026" calcext:value-type="float">
            <text:p>5026</text:p>
          </table:table-cell>
          <table:table-cell office:value-type="float" office:value="5382" calcext:value-type="float">
            <text:p>5382</text:p>
          </table:table-cell>
          <table:table-cell office:value-type="float" office:value="5763" calcext:value-type="float">
            <text:p>5763</text:p>
          </table:table-cell>
          <table:table-cell office:value-type="float" office:value="6234" calcext:value-type="float">
            <text:p>6234</text:p>
          </table:table-cell>
          <table:table-cell office:value-type="float" office:value="6741" calcext:value-type="float">
            <text:p>6741</text:p>
          </table:table-cell>
          <table:table-cell office:value-type="float" office:value="7147" calcext:value-type="float">
            <text:p>7147</text:p>
          </table:table-cell>
          <table:table-cell office:value-type="float" office:value="7430" calcext:value-type="float">
            <text:p>7430</text:p>
          </table:table-cell>
          <table:table-cell office:value-type="float" office:value="7905" calcext:value-type="float">
            <text:p>7905</text:p>
          </table:table-cell>
          <table:table-cell office:value-type="float" office:value="8582" calcext:value-type="float">
            <text:p>8582</text:p>
          </table:table-cell>
          <table:table-cell office:value-type="float" office:value="9329" calcext:value-type="float">
            <text:p>93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  <table:table-cell office:value-type="float" office:value="417" calcext:value-type="float">
            <text:p>417</text:p>
          </table:table-cell>
          <table:table-cell office:value-type="float" office:value="455" calcext:value-type="float">
            <text:p>455</text:p>
          </table:table-cell>
          <table:table-cell office:value-type="float" office:value="489" calcext:value-type="float">
            <text:p>489</text:p>
          </table:table-cell>
          <table:table-cell office:value-type="float" office:value="517" calcext:value-type="float">
            <text:p>517</text:p>
          </table:table-cell>
          <table:table-cell office:value-type="float" office:value="583" calcext:value-type="float">
            <text:p>583</text:p>
          </table:table-cell>
          <table:table-cell office:value-type="float" office:value="654" calcext:value-type="float">
            <text:p>654</text:p>
          </table:table-cell>
          <table:table-cell office:value-type="float" office:value="692" calcext:value-type="float">
            <text:p>692</text:p>
          </table:table-cell>
          <table:table-cell office:value-type="float" office:value="745" calcext:value-type="float">
            <text:p>745</text:p>
          </table:table-cell>
          <table:table-cell office:value-type="float" office:value="789" calcext:value-type="float">
            <text:p>789</text:p>
          </table:table-cell>
          <table:table-cell office:value-type="float" office:value="841" calcext:value-type="float">
            <text:p>841</text:p>
          </table:table-cell>
          <table:table-cell office:value-type="float" office:value="898" calcext:value-type="float">
            <text:p>898</text:p>
          </table:table-cell>
          <table:table-cell office:value-type="float" office:value="938" calcext:value-type="float">
            <text:p>938</text:p>
          </table:table-cell>
          <table:table-cell office:value-type="float" office:value="976" calcext:value-type="float">
            <text:p>976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1054" calcext:value-type="float">
            <text:p>1054</text:p>
          </table:table-cell>
          <table:table-cell office:value-type="float" office:value="1096" calcext:value-type="float">
            <text:p>1096</text:p>
          </table:table-cell>
          <table:table-cell office:value-type="float" office:value="1142" calcext:value-type="float">
            <text:p>1142</text:p>
          </table:table-cell>
          <table:table-cell office:value-type="float" office:value="1226" calcext:value-type="float">
            <text:p>1226</text:p>
          </table:table-cell>
          <table:table-cell office:value-type="float" office:value="1274" calcext:value-type="float">
            <text:p>1274</text:p>
          </table:table-cell>
          <table:table-cell office:value-type="float" office:value="1362" calcext:value-type="float">
            <text:p>1362</text:p>
          </table:table-cell>
          <table:table-cell office:value-type="float" office:value="1419" calcext:value-type="float">
            <text:p>1419</text:p>
          </table:table-cell>
          <table:table-cell office:value-type="float" office:value="1479" calcext:value-type="float">
            <text:p>1479</text:p>
          </table:table-cell>
          <table:table-cell office:value-type="float" office:value="1489" calcext:value-type="float">
            <text:p>1489</text:p>
          </table:table-cell>
          <table:table-cell office:value-type="float" office:value="1553" calcext:value-type="float">
            <text:p>1553</text:p>
          </table:table-cell>
          <table:table-cell office:value-type="float" office:value="1600" calcext:value-type="float">
            <text:p>1600</text:p>
          </table:table-cell>
          <table:table-cell office:value-type="float" office:value="1636" calcext:value-type="float">
            <text:p>1636</text:p>
          </table:table-cell>
          <table:table-cell office:value-type="float" office:value="1670" calcext:value-type="float">
            <text:p>1670</text:p>
          </table:table-cell>
          <table:table-cell office:value-type="float" office:value="1698" calcext:value-type="float">
            <text:p>1698</text:p>
          </table:table-cell>
          <table:table-cell office:value-type="float" office:value="1752" calcext:value-type="float">
            <text:p>1752</text:p>
          </table:table-cell>
          <table:table-cell office:value-type="float" office:value="1803" calcext:value-type="float">
            <text:p>1803</text:p>
          </table:table-cell>
          <table:table-cell office:value-type="float" office:value="1854" calcext:value-type="float">
            <text:p>1854</text:p>
          </table:table-cell>
          <table:table-cell office:value-type="float" office:value="1879" calcext:value-type="float">
            <text:p>1879</text:p>
          </table:table-cell>
          <table:table-cell office:value-type="float" office:value="1908" calcext:value-type="float">
            <text:p>1908</text:p>
          </table:table-cell>
          <table:table-cell office:value-type="float" office:value="1943" calcext:value-type="float">
            <text:p>1943</text:p>
          </table:table-cell>
          <table:table-cell office:value-type="float" office:value="1982" calcext:value-type="float">
            <text:p>1982</text:p>
          </table:table-cell>
          <table:table-cell office:value-type="float" office:value="2020" calcext:value-type="float">
            <text:p>2020</text:p>
          </table:table-cell>
          <table:table-cell office:value-type="float" office:value="2102" calcext:value-type="float">
            <text:p>2102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502" calcext:value-type="float">
            <text:p>502</text:p>
          </table:table-cell>
          <table:table-cell office:value-type="float" office:value="534" calcext:value-type="float">
            <text:p>534</text:p>
          </table:table-cell>
          <table:table-cell office:value-type="float" office:value="562" calcext:value-type="float">
            <text:p>562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office:value-type="float" office:value="678" calcext:value-type="float">
            <text:p>678</text:p>
          </table:table-cell>
          <table:table-cell office:value-type="float" office:value="782" calcext:value-type="float">
            <text:p>782</text:p>
          </table:table-cell>
          <table:table-cell office:value-type="float" office:value="837" calcext:value-type="float">
            <text:p>837</text:p>
          </table:table-cell>
          <table:table-cell office:value-type="float" office:value="904" calcext:value-type="float">
            <text:p>904</text:p>
          </table:table-cell>
          <table:table-cell office:value-type="float" office:value="976" calcext:value-type="float">
            <text:p>976</text:p>
          </table:table-cell>
          <table:table-cell office:value-type="float" office:value="1053" calcext:value-type="float">
            <text:p>1053</text:p>
          </table:table-cell>
          <table:table-cell office:value-type="float" office:value="1168" calcext:value-type="float">
            <text:p>1168</text:p>
          </table:table-cell>
          <table:table-cell office:value-type="float" office:value="1281" calcext:value-type="float">
            <text:p>1281</text:p>
          </table:table-cell>
          <table:table-cell office:value-type="float" office:value="1349" calcext:value-type="float">
            <text:p>1349</text:p>
          </table:table-cell>
          <table:table-cell office:value-type="float" office:value="1469" calcext:value-type="float">
            <text:p>1469</text:p>
          </table:table-cell>
          <table:table-cell office:value-type="float" office:value="1604" calcext:value-type="float">
            <text:p>1604</text:p>
          </table:table-cell>
          <table:table-cell office:value-type="float" office:value="1827" calcext:value-type="float">
            <text:p>1827</text:p>
          </table:table-cell>
          <table:table-cell office:value-type="float" office:value="1993" calcext:value-type="float">
            <text:p>1993</text:p>
          </table:table-cell>
          <table:table-cell office:value-type="float" office:value="2243" calcext:value-type="float">
            <text:p>2243</text:p>
          </table:table-cell>
          <table:table-cell office:value-type="float" office:value="2479" calcext:value-type="float">
            <text:p>2479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  <table:table-cell table:style-name="ce8" table:formula="of:=SUM([.FG28:.FG52])" office:value-type="float" office:value="253868" calcext:value-type="float">
            <text:p>253868</text:p>
          </table:table-cell>
          <table:table-cell table:style-name="ce8" table:formula="of:=SUM([.FH28:.FH52])" office:value-type="float" office:value="260911" calcext:value-type="float">
            <text:p>260911</text:p>
          </table:table-cell>
          <table:table-cell table:style-name="ce8" table:formula="of:=SUM([.FI28:.FI52])" office:value-type="float" office:value="268574" calcext:value-type="float">
            <text:p>268574</text:p>
          </table:table-cell>
          <table:table-cell table:style-name="ce8" table:formula="of:=SUM([.FJ28:.FJ52])" office:value-type="float" office:value="276072" calcext:value-type="float">
            <text:p>276072</text:p>
          </table:table-cell>
          <table:table-cell table:style-name="ce8" table:formula="of:=SUM([.FK28:.FK52])" office:value-type="float" office:value="282437" calcext:value-type="float">
            <text:p>282437</text:p>
          </table:table-cell>
          <table:table-cell table:style-name="ce8" table:formula="of:=SUM([.FL28:.FL52])" office:value-type="float" office:value="289100" calcext:value-type="float">
            <text:p>289100</text:p>
          </table:table-cell>
          <table:table-cell table:style-name="ce8" table:formula="of:=SUM([.FM28:.FM52])" office:value-type="float" office:value="294569" calcext:value-type="float">
            <text:p>294569</text:p>
          </table:table-cell>
          <table:table-cell table:style-name="ce8" table:formula="of:=SUM([.FN28:.FN52])" office:value-type="float" office:value="299126" calcext:value-type="float">
            <text:p>299126</text:p>
          </table:table-cell>
          <table:table-cell table:style-name="ce8" table:formula="of:=SUM([.FO28:.FO52])" office:value-type="float" office:value="305966" calcext:value-type="float">
            <text:p>305966</text:p>
          </table:table-cell>
          <table:table-cell table:style-name="ce8" table:formula="of:=SUM([.FP28:.FP52])" office:value-type="float" office:value="312659" calcext:value-type="float">
            <text:p>312659</text:p>
          </table:table-cell>
          <table:table-cell table:style-name="ce8" table:formula="of:=SUM([.FQ28:.FQ52])" office:value-type="float" office:value="320884" calcext:value-type="float">
            <text:p>320884</text:p>
          </table:table-cell>
          <table:table-cell table:style-name="ce8" table:formula="of:=SUM([.FR28:.FR52])" office:value-type="float" office:value="329043" calcext:value-type="float">
            <text:p>329043</text:p>
          </table:table-cell>
          <table:table-cell table:style-name="ce8" table:formula="of:=SUM([.FS28:.FS52])" office:value-type="float" office:value="336802" calcext:value-type="float">
            <text:p>336802</text:p>
          </table:table-cell>
          <table:table-cell table:style-name="ce8" table:formula="of:=SUM([.FT28:.FT52])" office:value-type="float" office:value="342154" calcext:value-type="float">
            <text:p>342154</text:p>
          </table:table-cell>
          <table:table-cell table:style-name="ce8" table:formula="of:=SUM([.FU28:.FU52])" office:value-type="float" office:value="350867" calcext:value-type="float">
            <text:p>350867</text:p>
          </table:table-cell>
          <table:table-cell table:style-name="ce8" table:formula="of:=SUM([.FV28:.FV52])" office:value-type="float" office:value="359638" calcext:value-type="float">
            <text:p>359638</text:p>
          </table:table-cell>
          <table:table-cell table:style-name="ce8" table:formula="of:=SUM([.FW28:.FW52])" office:value-type="float" office:value="370188" calcext:value-type="float">
            <text:p>370188</text:p>
          </table:table-cell>
          <table:table-cell table:style-name="ce8" table:formula="of:=SUM([.FX28:.FX52])" office:value-type="float" office:value="380292" calcext:value-type="float">
            <text:p>380292</text:p>
          </table:table-cell>
          <table:table-cell table:style-name="ce8" table:formula="of:=SUM([.FY28:.FY52])" office:value-type="float" office:value="392009" calcext:value-type="float">
            <text:p>392009</text:p>
          </table:table-cell>
          <table:table-cell table:style-name="ce8" table:formula="of:=SUM([.FZ28:.FZ52])" office:value-type="float" office:value="401239" calcext:value-type="float">
            <text:p>401239</text:p>
          </table:table-cell>
          <table:table-cell table:style-name="ce8" table:formula="of:=SUM([.GA28:.GA52])" office:value-type="float" office:value="408426" calcext:value-type="float">
            <text:p>408426</text:p>
          </table:table-cell>
          <table:table-cell table:style-name="ce8" table:formula="of:=SUM([.GB28:.GB52])" office:value-type="float" office:value="417735" calcext:value-type="float">
            <text:p>417735</text:p>
          </table:table-cell>
          <table:table-cell table:style-name="ce8" table:formula="of:=SUM([.GC28:.GC52])" office:value-type="float" office:value="428239" calcext:value-type="float">
            <text:p>428239</text:p>
          </table:table-cell>
          <table:table-cell table:style-name="ce8" table:formula="of:=SUM([.GD28:.GD52])" office:value-type="float" office:value="439172" calcext:value-type="float">
            <text:p>43917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  <table:table-cell table:formula="of:=2603+63+46" office:value-type="float" office:value="2712" calcext:value-type="float">
            <text:p>2712</text:p>
          </table:table-cell>
          <table:table-cell table:formula="of:=2712+94+99" office:value-type="float" office:value="2905" calcext:value-type="float">
            <text:p>2905</text:p>
          </table:table-cell>
          <table:table-cell table:formula="of:=2905+78+63" office:value-type="float" office:value="3046" calcext:value-type="float">
            <text:p>3046</text:p>
          </table:table-cell>
          <table:table-cell table:formula="of:=3046+45+27" office:value-type="float" office:value="3118" calcext:value-type="float">
            <text:p>3118</text:p>
          </table:table-cell>
          <table:table-cell table:formula="of:=3118+50+38" office:value-type="float" office:value="3206" calcext:value-type="float">
            <text:p>3206</text:p>
          </table:table-cell>
          <table:table-cell table:formula="of:=3206+49+34" office:value-type="float" office:value="3289" calcext:value-type="float">
            <text:p>3289</text:p>
          </table:table-cell>
          <table:table-cell table:formula="of:=3289+16+12" office:value-type="float" office:value="3317" calcext:value-type="float">
            <text:p>3317</text:p>
          </table:table-cell>
          <table:table-cell table:formula="of:=3317+31+28" office:value-type="float" office:value="3376" calcext:value-type="float">
            <text:p>3376</text:p>
          </table:table-cell>
          <table:table-cell table:formula="of:=3376+77+55" office:value-type="float" office:value="3508" calcext:value-type="float">
            <text:p>3508</text:p>
          </table:table-cell>
          <table:table-cell table:formula="of:=3508+109+100" office:value-type="float" office:value="3717" calcext:value-type="float">
            <text:p>3717</text:p>
          </table:table-cell>
          <table:table-cell table:formula="of:=3717+74+30" office:value-type="float" office:value="3821" calcext:value-type="float">
            <text:p>3821</text:p>
          </table:table-cell>
          <table:table-cell table:formula="of:=3821+74+57" office:value-type="float" office:value="3952" calcext:value-type="float">
            <text:p>3952</text:p>
          </table:table-cell>
          <table:table-cell table:formula="of:=3952+53+24" office:value-type="float" office:value="4029" calcext:value-type="float">
            <text:p>4029</text:p>
          </table:table-cell>
          <table:table-cell table:formula="of:=4029+67+37" office:value-type="float" office:value="4133" calcext:value-type="float">
            <text:p>4133</text:p>
          </table:table-cell>
          <table:table-cell table:formula="of:=4133+126+37+26+85" office:value-type="float" office:value="4407" calcext:value-type="float">
            <text:p>4407</text:p>
          </table:table-cell>
          <table:table-cell table:formula="of:=4407+14+11+55+41" office:value-type="float" office:value="4528" calcext:value-type="float">
            <text:p>4528</text:p>
          </table:table-cell>
          <table:table-cell table:formula="of:=4528+41+27+77+42" office:value-type="float" office:value="4715" calcext:value-type="float">
            <text:p>4715</text:p>
          </table:table-cell>
          <table:table-cell table:formula="of:=4715+84+59" office:value-type="float" office:value="4858" calcext:value-type="float">
            <text:p>4858</text:p>
          </table:table-cell>
          <table:table-cell table:formula="of:=4858+80+63" office:value-type="float" office:value="5001" calcext:value-type="float">
            <text:p>5001</text:p>
          </table:table-cell>
          <table:table-cell table:formula="of:=5001+28+13" office:value-type="float" office:value="5042" calcext:value-type="float">
            <text:p>5042</text:p>
          </table:table-cell>
          <table:table-cell table:formula="of:=5042+22+14" office:value-type="float" office:value="5078" calcext:value-type="float">
            <text:p>5078</text:p>
          </table:table-cell>
          <table:table-cell table:formula="of:=5078+69+52" office:value-type="float" office:value="5199" calcext:value-type="float">
            <text:p>5199</text:p>
          </table:table-cell>
          <table:table-cell table:formula="of:=5199+90+87" office:value-type="float" office:value="5376" calcext:value-type="float">
            <text:p>5376</text:p>
          </table:table-cell>
          <table:table-cell table:formula="of:=5376+67+42" office:value-type="float" office:value="5485" calcext:value-type="float">
            <text:p>548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  <table:table-cell table:formula="of:=1459+17+16" office:value-type="float" office:value="1492" calcext:value-type="float">
            <text:p>1492</text:p>
          </table:table-cell>
          <table:table-cell table:formula="of:=1492+14+17" office:value-type="float" office:value="1523" calcext:value-type="float">
            <text:p>1523</text:p>
          </table:table-cell>
          <table:table-cell table:formula="of:=1523+25+32" office:value-type="float" office:value="1580" calcext:value-type="float">
            <text:p>1580</text:p>
          </table:table-cell>
          <table:table-cell table:formula="of:=1580+12+17" office:value-type="float" office:value="1609" calcext:value-type="float">
            <text:p>1609</text:p>
          </table:table-cell>
          <table:table-cell table:formula="of:=1609+20+19" office:value-type="float" office:value="1648" calcext:value-type="float">
            <text:p>1648</text:p>
          </table:table-cell>
          <table:table-cell table:formula="of:=1648+2+7" office:value-type="float" office:value="1657" calcext:value-type="float">
            <text:p>1657</text:p>
          </table:table-cell>
          <table:table-cell table:formula="of:=1657+8" office:value-type="float" office:value="1665" calcext:value-type="float">
            <text:p>1665</text:p>
          </table:table-cell>
          <table:table-cell table:formula="of:=1665+12+17" office:value-type="float" office:value="1694" calcext:value-type="float">
            <text:p>1694</text:p>
          </table:table-cell>
          <table:table-cell table:formula="of:=1694+32+27" office:value-type="float" office:value="1753" calcext:value-type="float">
            <text:p>1753</text:p>
          </table:table-cell>
          <table:table-cell table:formula="of:=1753+20+27" office:value-type="float" office:value="1800" calcext:value-type="float">
            <text:p>1800</text:p>
          </table:table-cell>
          <table:table-cell table:formula="of:=1800+18+18" office:value-type="float" office:value="1836" calcext:value-type="float">
            <text:p>1836</text:p>
          </table:table-cell>
          <table:table-cell table:formula="of:=1836+17+14" office:value-type="float" office:value="1867" calcext:value-type="float">
            <text:p>1867</text:p>
          </table:table-cell>
          <table:table-cell table:formula="of:=1867+4+6" office:value-type="float" office:value="1877" calcext:value-type="float">
            <text:p>1877</text:p>
          </table:table-cell>
          <table:table-cell table:formula="of:=1877+5+3" office:value-type="float" office:value="1885" calcext:value-type="float">
            <text:p>1885</text:p>
          </table:table-cell>
          <table:table-cell table:formula="of:=1885+25+27" office:value-type="float" office:value="1937" calcext:value-type="float">
            <text:p>1937</text:p>
          </table:table-cell>
          <table:table-cell table:formula="of:=1937+19+14" office:value-type="float" office:value="1970" calcext:value-type="float">
            <text:p>1970</text:p>
          </table:table-cell>
          <table:table-cell table:formula="of:=1970+16+24" office:value-type="float" office:value="2010" calcext:value-type="float">
            <text:p>2010</text:p>
          </table:table-cell>
          <table:table-cell table:formula="of:=2010+20+14" office:value-type="float" office:value="2044" calcext:value-type="float">
            <text:p>2044</text:p>
          </table:table-cell>
          <table:table-cell table:formula="of:=2044+22+12" office:value-type="float" office:value="2078" calcext:value-type="float">
            <text:p>2078</text:p>
          </table:table-cell>
          <table:table-cell table:formula="of:=2078+17+8" office:value-type="float" office:value="2103" calcext:value-type="float">
            <text:p>2103</text:p>
          </table:table-cell>
          <table:table-cell table:formula="of:=2103+14+13" office:value-type="float" office:value="2130" calcext:value-type="float">
            <text:p>2130</text:p>
          </table:table-cell>
          <table:table-cell table:formula="of:=2130+20+23" office:value-type="float" office:value="2173" calcext:value-type="float">
            <text:p>2173</text:p>
          </table:table-cell>
          <table:table-cell table:formula="of:=2173+26+25" office:value-type="float" office:value="2224" calcext:value-type="float">
            <text:p>2224</text:p>
          </table:table-cell>
          <table:table-cell table:formula="of:=2224+22+25" office:value-type="float" office:value="2271" calcext:value-type="float">
            <text:p>227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7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33+19" office:value-type="float" office:value="52" calcext:value-type="float">
            <text:p>52</text:p>
          </table:table-cell>
          <table:table-cell table:formula="of:=52+14+7" office:value-type="float" office:value="73" calcext:value-type="float">
            <text:p>73</text:p>
          </table:table-cell>
          <table:table-cell table:formula="of:=52+14+7" office:value-type="float" office:value="73" calcext:value-type="float">
            <text:p>73</text:p>
          </table:table-cell>
          <table:table-cell table:formula="of:=73+16" office:value-type="float" office:value="89" calcext:value-type="float">
            <text:p>89</text:p>
          </table:table-cell>
          <table:table-cell table:formula="of:=73+16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formula="of:=130+18+9" office:value-type="float" office:value="157" calcext:value-type="float">
            <text:p>157</text:p>
          </table:table-cell>
          <table:table-cell table:formula="of:=157+14" office:value-type="float" office:value="171" calcext:value-type="float">
            <text:p>171</text:p>
          </table:table-cell>
          <table:table-cell table:formula="of:=157+14" office:value-type="float" office:value="171" calcext:value-type="float">
            <text:p>171</text:p>
          </table:table-cell>
          <table:table-cell table:formula="of:=171+12"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7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4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8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8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6" calcext:value-type="float">
            <text:p>36</text:p>
          </table:table-cell>
          <table:table-cell table:number-columns-repeated="2"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3" table:style-name="ce8" office:value-type="float" office:value="40" calcext:value-type="float">
            <text:p>40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5" table:style-name="ce8" office:value-type="float" office:value="43" calcext:value-type="float">
            <text:p>43</text:p>
          </table:table-cell>
          <table:table-cell table:number-columns-repeated="3"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  <table:table-cell table:formula="of:=SUM([.FG54:.FG78])" office:value-type="float" office:value="4764" calcext:value-type="float">
            <text:p>4764</text:p>
          </table:table-cell>
          <table:table-cell table:formula="of:=SUM([.FH54:.FH78])" office:value-type="float" office:value="5004" calcext:value-type="float">
            <text:p>5004</text:p>
          </table:table-cell>
          <table:table-cell table:formula="of:=SUM([.FI54:.FI78])" office:value-type="float" office:value="5213" calcext:value-type="float">
            <text:p>5213</text:p>
          </table:table-cell>
          <table:table-cell table:formula="of:=SUM([.FJ54:.FJ78])" office:value-type="float" office:value="5362" calcext:value-type="float">
            <text:p>5362</text:p>
          </table:table-cell>
          <table:table-cell table:formula="of:=SUM([.FK54:.FK78])" office:value-type="float" office:value="5527" calcext:value-type="float">
            <text:p>5527</text:p>
          </table:table-cell>
          <table:table-cell table:formula="of:=SUM([.FL54:.FL78])" office:value-type="float" office:value="5637" calcext:value-type="float">
            <text:p>5637</text:p>
          </table:table-cell>
          <table:table-cell table:formula="of:=SUM([.FM54:.FM78])" office:value-type="float" office:value="5703" calcext:value-type="float">
            <text:p>5703</text:p>
          </table:table-cell>
          <table:table-cell table:formula="of:=SUM([.FN54:.FN78])" office:value-type="float" office:value="5814" calcext:value-type="float">
            <text:p>5814</text:p>
          </table:table-cell>
          <table:table-cell table:formula="of:=SUM([.FO54:.FO78])" office:value-type="float" office:value="6048" calcext:value-type="float">
            <text:p>6048</text:p>
          </table:table-cell>
          <table:table-cell table:formula="of:=SUM([.FP54:.FP78])" office:value-type="float" office:value="6330" calcext:value-type="float">
            <text:p>6330</text:p>
          </table:table-cell>
          <table:table-cell table:formula="of:=SUM([.FQ54:.FQ78])" office:value-type="float" office:value="6517" calcext:value-type="float">
            <text:p>6517</text:p>
          </table:table-cell>
          <table:table-cell table:formula="of:=SUM([.FR54:.FR78])" office:value-type="float" office:value="6730" calcext:value-type="float">
            <text:p>6730</text:p>
          </table:table-cell>
          <table:table-cell table:formula="of:=SUM([.FS54:.FS78])" office:value-type="float" office:value="6848" calcext:value-type="float">
            <text:p>6848</text:p>
          </table:table-cell>
          <table:table-cell table:formula="of:=SUM([.FT54:.FT78])" office:value-type="float" office:value="6985" calcext:value-type="float">
            <text:p>6985</text:p>
          </table:table-cell>
          <table:table-cell table:formula="of:=SUM([.FU54:.FU78])" office:value-type="float" office:value="7366" calcext:value-type="float">
            <text:p>7366</text:p>
          </table:table-cell>
          <table:table-cell table:formula="of:=SUM([.FV54:.FV78])" office:value-type="float" office:value="7563" calcext:value-type="float">
            <text:p>7563</text:p>
          </table:table-cell>
          <table:table-cell table:formula="of:=SUM([.FW54:.FW78])" office:value-type="float" office:value="7839" calcext:value-type="float">
            <text:p>7839</text:p>
          </table:table-cell>
          <table:table-cell table:formula="of:=SUM([.FX54:.FX78])" office:value-type="float" office:value="8050" calcext:value-type="float">
            <text:p>8050</text:p>
          </table:table-cell>
          <table:table-cell table:formula="of:=SUM([.FY54:.FY78])" office:value-type="float" office:value="8271" calcext:value-type="float">
            <text:p>8271</text:p>
          </table:table-cell>
          <table:table-cell table:formula="of:=SUM([.FZ54:.FZ78])" office:value-type="float" office:value="8353" calcext:value-type="float">
            <text:p>8353</text:p>
          </table:table-cell>
          <table:table-cell table:formula="of:=SUM([.GA54:.GA78])" office:value-type="float" office:value="8457" calcext:value-type="float">
            <text:p>8457</text:p>
          </table:table-cell>
          <table:table-cell table:formula="of:=SUM([.GB54:.GB78])" office:value-type="float" office:value="8655" calcext:value-type="float">
            <text:p>8655</text:p>
          </table:table-cell>
          <table:table-cell table:formula="of:=SUM([.GC54:.GC78])" office:value-type="float" office:value="8913" calcext:value-type="float">
            <text:p>8913</text:p>
          </table:table-cell>
          <table:table-cell table:formula="of:=SUM([.GD54:.GD78])" office:value-type="float" office:value="9118" calcext:value-type="float">
            <text:p>911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6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46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5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5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  <table:table-cell table:formula="of:=174898+6389+26" office:value-type="float" office:value="181313" calcext:value-type="float">
            <text:p>181313</text:p>
          </table:table-cell>
          <table:table-cell table:formula="of:=181313+5894" office:value-type="float" office:value="187207" calcext:value-type="float">
            <text:p>187207</text:p>
          </table:table-cell>
          <table:table-cell table:formula="of:=187207+5141" office:value-type="float" office:value="192348" calcext:value-type="float">
            <text:p>192348</text:p>
          </table:table-cell>
          <table:table-cell table:formula="of:=192348+6581" office:value-type="float" office:value="198929" calcext:value-type="float">
            <text:p>198929</text:p>
          </table:table-cell>
          <table:table-cell table:formula="of:=198929+6692" office:value-type="float" office:value="205621" calcext:value-type="float">
            <text:p>205621</text:p>
          </table:table-cell>
          <table:table-cell table:formula="of:=205621+6005" office:value-type="float" office:value="211626" calcext:value-type="float">
            <text:p>211626</text:p>
          </table:table-cell>
          <table:table-cell table:formula="of:=211626+6148" office:value-type="float" office:value="217774" calcext:value-type="float">
            <text:p>217774</text:p>
          </table:table-cell>
          <table:table-cell table:formula="of:=217774+5681" office:value-type="float" office:value="223455" calcext:value-type="float">
            <text:p>223455</text:p>
          </table:table-cell>
          <table:table-cell table:formula="of:=223455+5194" office:value-type="float" office:value="228649" calcext:value-type="float">
            <text:p>228649</text:p>
          </table:table-cell>
          <table:table-cell table:formula="of:=228649+4926" office:value-type="float" office:value="233575" calcext:value-type="float">
            <text:p>233575</text:p>
          </table:table-cell>
          <table:table-cell table:formula="of:=233575+6155" office:value-type="float" office:value="239730" calcext:value-type="float">
            <text:p>239730</text:p>
          </table:table-cell>
          <table:table-cell table:formula="of:=239730+5975" office:value-type="float" office:value="245705" calcext:value-type="float">
            <text:p>245705</text:p>
          </table:table-cell>
          <table:table-cell table:formula="of:=245705+5619" office:value-type="float" office:value="251324" calcext:value-type="float">
            <text:p>251324</text:p>
          </table:table-cell>
          <table:table-cell table:formula="of:=251324+5389" office:value-type="float" office:value="256713" calcext:value-type="float">
            <text:p>256713</text:p>
          </table:table-cell>
          <table:table-cell table:formula="of:=256713+6413" office:value-type="float" office:value="263126" calcext:value-type="float">
            <text:p>263126</text:p>
          </table:table-cell>
          <table:table-cell table:formula="of:=263126+5599" office:value-type="float" office:value="268725" calcext:value-type="float">
            <text:p>268725</text:p>
          </table:table-cell>
          <table:table-cell table:formula="of:=268725+5657" office:value-type="float" office:value="274382" calcext:value-type="float">
            <text:p>274382</text:p>
          </table:table-cell>
          <table:table-cell table:formula="of:=274382+5707" office:value-type="float" office:value="280089" calcext:value-type="float">
            <text:p>280089</text:p>
          </table:table-cell>
          <table:table-cell table:formula="of:=280089+7055" office:value-type="float" office:value="287144" calcext:value-type="float">
            <text:p>287144</text:p>
          </table:table-cell>
          <table:table-cell table:formula="of:=287144+2780+4007" office:value-type="float" office:value="293931" calcext:value-type="float">
            <text:p>293931</text:p>
          </table:table-cell>
          <table:table-cell table:formula="of:=293931+7188" office:value-type="float" office:value="301119" calcext:value-type="float">
            <text:p>301119</text:p>
          </table:table-cell>
          <table:table-cell table:formula="of:=301119+7181" office:value-type="float" office:value="308300" calcext:value-type="float">
            <text:p>308300</text:p>
          </table:table-cell>
          <table:table-cell table:formula="of:=308300+7154" office:value-type="float" office:value="315454" calcext:value-type="float">
            <text:p>315454</text:p>
          </table:table-cell>
          <table:table-cell table:formula="of:=315454+6931" office:value-type="float" office:value="322385" calcext:value-type="float">
            <text:p>32238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  <table:table-cell table:formula="of:=SUM([.FG80:.FG104])" office:value-type="float" office:value="181389" calcext:value-type="float">
            <text:p>181389</text:p>
          </table:table-cell>
          <table:table-cell table:formula="of:=SUM([.FH80:.FH104])" office:value-type="float" office:value="187283" calcext:value-type="float">
            <text:p>187283</text:p>
          </table:table-cell>
          <table:table-cell table:formula="of:=SUM([.FI80:.FI104])" office:value-type="float" office:value="192424" calcext:value-type="float">
            <text:p>192424</text:p>
          </table:table-cell>
          <table:table-cell table:formula="of:=SUM([.FJ80:.FJ104])" office:value-type="float" office:value="199005" calcext:value-type="float">
            <text:p>199005</text:p>
          </table:table-cell>
          <table:table-cell table:formula="of:=SUM([.FK80:.FK104])" office:value-type="float" office:value="205697" calcext:value-type="float">
            <text:p>205697</text:p>
          </table:table-cell>
          <table:table-cell table:formula="of:=SUM([.FL80:.FL104])" office:value-type="float" office:value="211702" calcext:value-type="float">
            <text:p>211702</text:p>
          </table:table-cell>
          <table:table-cell table:formula="of:=SUM([.FM80:.FM104])" office:value-type="float" office:value="217850" calcext:value-type="float">
            <text:p>217850</text:p>
          </table:table-cell>
          <table:table-cell table:formula="of:=SUM([.FN80:.FN104])" office:value-type="float" office:value="223531" calcext:value-type="float">
            <text:p>223531</text:p>
          </table:table-cell>
          <table:table-cell table:formula="of:=SUM([.FO80:.FO104])" office:value-type="float" office:value="228725" calcext:value-type="float">
            <text:p>228725</text:p>
          </table:table-cell>
          <table:table-cell table:formula="of:=SUM([.FP80:.FP104])" office:value-type="float" office:value="233651" calcext:value-type="float">
            <text:p>233651</text:p>
          </table:table-cell>
          <table:table-cell table:formula="of:=SUM([.FQ80:.FQ104])" office:value-type="float" office:value="239806" calcext:value-type="float">
            <text:p>239806</text:p>
          </table:table-cell>
          <table:table-cell table:formula="of:=SUM([.FR80:.FR104])" office:value-type="float" office:value="245781" calcext:value-type="float">
            <text:p>245781</text:p>
          </table:table-cell>
          <table:table-cell table:formula="of:=SUM([.FS80:.FS104])" office:value-type="float" office:value="251400" calcext:value-type="float">
            <text:p>251400</text:p>
          </table:table-cell>
          <table:table-cell table:formula="of:=SUM([.FT80:.FT104])" office:value-type="float" office:value="256789" calcext:value-type="float">
            <text:p>256789</text:p>
          </table:table-cell>
          <table:table-cell table:formula="of:=SUM([.FU80:.FU104])" office:value-type="float" office:value="263202" calcext:value-type="float">
            <text:p>263202</text:p>
          </table:table-cell>
          <table:table-cell table:formula="of:=SUM([.FV80:.FV104])" office:value-type="float" office:value="268801" calcext:value-type="float">
            <text:p>268801</text:p>
          </table:table-cell>
          <table:table-cell table:formula="of:=SUM([.FW80:.FW104])" office:value-type="float" office:value="274458" calcext:value-type="float">
            <text:p>274458</text:p>
          </table:table-cell>
          <table:table-cell table:formula="of:=SUM([.FX80:.FX104])" office:value-type="float" office:value="280165" calcext:value-type="float">
            <text:p>280165</text:p>
          </table:table-cell>
          <table:table-cell table:formula="of:=SUM([.FY80:.FY104])" office:value-type="float" office:value="287220" calcext:value-type="float">
            <text:p>287220</text:p>
          </table:table-cell>
          <table:table-cell table:formula="of:=SUM([.FZ80:.FZ104])" office:value-type="float" office:value="294007" calcext:value-type="float">
            <text:p>294007</text:p>
          </table:table-cell>
          <table:table-cell table:formula="of:=SUM([.GA80:.GA104])" office:value-type="float" office:value="301195" calcext:value-type="float">
            <text:p>301195</text:p>
          </table:table-cell>
          <table:table-cell table:formula="of:=SUM([.GB80:.GB104])" office:value-type="float" office:value="308376" calcext:value-type="float">
            <text:p>308376</text:p>
          </table:table-cell>
          <table:table-cell table:formula="of:=SUM([.GC80:.GC104])" office:value-type="float" office:value="315530" calcext:value-type="float">
            <text:p>315530</text:p>
          </table:table-cell>
          <table:table-cell table:formula="of:=SUM([.GD80:.GD104])" office:value-type="float" office:value="322461" calcext:value-type="float">
            <text:p>32246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  <table:table-cell office:value-type="float" office:value="872643" calcext:value-type="float">
            <text:p>872643</text:p>
          </table:table-cell>
          <table:table-cell office:value-type="float" office:value="891817" calcext:value-type="float">
            <text:p>891817</text:p>
          </table:table-cell>
          <table:table-cell office:value-type="float" office:value="911526" calcext:value-type="float">
            <text:p>911526</text:p>
          </table:table-cell>
          <table:table-cell office:value-type="float" office:value="930097" calcext:value-type="float">
            <text:p>930097</text:p>
          </table:table-cell>
          <table:table-cell office:value-type="float" office:value="949170" calcext:value-type="float">
            <text:p>949170</text:p>
          </table:table-cell>
          <table:table-cell office:value-type="float" office:value="966926" calcext:value-type="float">
            <text:p>966926</text:p>
          </table:table-cell>
          <table:table-cell office:value-type="float" office:value="981459" calcext:value-type="float">
            <text:p>981459</text:p>
          </table:table-cell>
          <table:table-cell office:value-type="float" office:value="994942" calcext:value-type="float">
            <text:p>994942</text:p>
          </table:table-cell>
          <table:table-cell office:value-type="float" office:value="1012979" calcext:value-type="float">
            <text:p>1012979</text:p>
          </table:table-cell>
          <table:table-cell office:value-type="float" office:value="1030992" calcext:value-type="float">
            <text:p>1030992</text:p>
          </table:table-cell>
          <table:table-cell office:value-type="float" office:value="1052687" calcext:value-type="float">
            <text:p>1052687</text:p>
          </table:table-cell>
          <table:table-cell office:value-type="float" office:value="1073719" calcext:value-type="float">
            <text:p>1073719</text:p>
          </table:table-cell>
          <table:table-cell office:value-type="float" office:value="1092556" calcext:value-type="float">
            <text:p>1092556</text:p>
          </table:table-cell>
          <table:table-cell office:value-type="float" office:value="1105878" calcext:value-type="float">
            <text:p>1105878</text:p>
          </table:table-cell>
          <table:table-cell office:value-type="float" office:value="1127098" calcext:value-type="float">
            <text:p>1127098</text:p>
          </table:table-cell>
          <table:table-cell office:value-type="float" office:value="1148574" calcext:value-type="float">
            <text:p>1148574</text:p>
          </table:table-cell>
          <table:table-cell office:value-type="float" office:value="1172811" calcext:value-type="float">
            <text:p>1172811</text:p>
          </table:table-cell>
          <table:table-cell office:value-type="float" office:value="1196878" calcext:value-type="float">
            <text:p>1196878</text:p>
          </table:table-cell>
          <table:table-cell office:value-type="float" office:value="1222359" calcext:value-type="float">
            <text:p>1222359</text:p>
          </table:table-cell>
          <table:table-cell office:value-type="float" office:value="1242269" calcext:value-type="float">
            <text:p>1242269</text:p>
          </table:table-cell>
          <table:table-cell office:value-type="float" office:value="1257906" calcext:value-type="float">
            <text:p>1257906</text:p>
          </table:table-cell>
          <table:table-cell office:value-type="float" office:value="1277751" calcext:value-type="float">
            <text:p>1277751</text:p>
          </table:table-cell>
          <table:table-cell office:value-type="float" office:value="1300866" calcext:value-type="float">
            <text:p>1300866</text:p>
          </table:table-cell>
          <table:table-cell office:value-type="float" office:value="1324687" calcext:value-type="float">
            <text:p>132468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  <table:table-cell table:formula="of:=SUM([.FG107:.FG130])" office:value-type="float" office:value="872643" calcext:value-type="float">
            <text:p>872643</text:p>
          </table:table-cell>
          <table:table-cell table:formula="of:=SUM([.FH107:.FH130])" office:value-type="float" office:value="891817" calcext:value-type="float">
            <text:p>891817</text:p>
          </table:table-cell>
          <table:table-cell table:formula="of:=SUM([.FI107:.FI130])" office:value-type="float" office:value="911526" calcext:value-type="float">
            <text:p>911526</text:p>
          </table:table-cell>
          <table:table-cell table:formula="of:=SUM([.FJ107:.FJ130])" office:value-type="float" office:value="930097" calcext:value-type="float">
            <text:p>930097</text:p>
          </table:table-cell>
          <table:table-cell table:formula="of:=SUM([.FK107:.FK130])" office:value-type="float" office:value="949170" calcext:value-type="float">
            <text:p>949170</text:p>
          </table:table-cell>
          <table:table-cell table:formula="of:=SUM([.FL107:.FL130])" office:value-type="float" office:value="966926" calcext:value-type="float">
            <text:p>966926</text:p>
          </table:table-cell>
          <table:table-cell table:formula="of:=SUM([.FM107:.FM130])" office:value-type="float" office:value="981459" calcext:value-type="float">
            <text:p>981459</text:p>
          </table:table-cell>
          <table:table-cell table:formula="of:=SUM([.FN107:.FN130])" office:value-type="float" office:value="994942" calcext:value-type="float">
            <text:p>994942</text:p>
          </table:table-cell>
          <table:table-cell table:formula="of:=SUM([.FO107:.FO130])" office:value-type="float" office:value="1012979" calcext:value-type="float">
            <text:p>1012979</text:p>
          </table:table-cell>
          <table:table-cell table:formula="of:=SUM([.FP107:.FP130])" office:value-type="float" office:value="1030992" calcext:value-type="float">
            <text:p>1030992</text:p>
          </table:table-cell>
          <table:table-cell table:formula="of:=SUM([.FQ107:.FQ130])" office:value-type="float" office:value="1052687" calcext:value-type="float">
            <text:p>1052687</text:p>
          </table:table-cell>
          <table:table-cell table:formula="of:=SUM([.FR107:.FR130])" office:value-type="float" office:value="1073719" calcext:value-type="float">
            <text:p>1073719</text:p>
          </table:table-cell>
          <table:table-cell table:formula="of:=SUM([.FS107:.FS130])" office:value-type="float" office:value="1092556" calcext:value-type="float">
            <text:p>1092556</text:p>
          </table:table-cell>
          <table:table-cell table:formula="of:=SUM([.FT107:.FT130])" office:value-type="float" office:value="1105878" calcext:value-type="float">
            <text:p>1105878</text:p>
          </table:table-cell>
          <table:table-cell table:formula="of:=SUM([.FU107:.FU130])" office:value-type="float" office:value="1127098" calcext:value-type="float">
            <text:p>1127098</text:p>
          </table:table-cell>
          <table:table-cell table:formula="of:=SUM([.FV107:.FV130])" office:value-type="float" office:value="1148574" calcext:value-type="float">
            <text:p>1148574</text:p>
          </table:table-cell>
          <table:table-cell table:formula="of:=SUM([.FW107:.FW130])" office:value-type="float" office:value="1172811" calcext:value-type="float">
            <text:p>1172811</text:p>
          </table:table-cell>
          <table:table-cell table:formula="of:=SUM([.FX107:.FX130])" office:value-type="float" office:value="1196878" calcext:value-type="float">
            <text:p>1196878</text:p>
          </table:table-cell>
          <table:table-cell table:formula="of:=SUM([.FY107:.FY130])" office:value-type="float" office:value="1222359" calcext:value-type="float">
            <text:p>1222359</text:p>
          </table:table-cell>
          <table:table-cell table:formula="of:=SUM([.FZ107:.FZ130])" office:value-type="float" office:value="1242269" calcext:value-type="float">
            <text:p>1242269</text:p>
          </table:table-cell>
          <table:table-cell table:formula="of:=SUM([.GA107:.GA130])" office:value-type="float" office:value="1257906" calcext:value-type="float">
            <text:p>1257906</text:p>
          </table:table-cell>
          <table:table-cell table:formula="of:=SUM([.GB107:.GB130])" office:value-type="float" office:value="1277751" calcext:value-type="float">
            <text:p>1277751</text:p>
          </table:table-cell>
          <table:table-cell table:formula="of:=SUM([.GC107:.GC130])" office:value-type="float" office:value="1300866" calcext:value-type="float">
            <text:p>1300866</text:p>
          </table:table-cell>
          <table:table-cell table:formula="of:=SUM([.GD107:.GD130])" office:value-type="float" office:value="1324687" calcext:value-type="float">
            <text:p>132468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  <table:table-cell office:value-type="float" office:value="491526" calcext:value-type="float">
            <text:p>491526</text:p>
          </table:table-cell>
          <table:table-cell office:value-type="float" office:value="501652" calcext:value-type="float">
            <text:p>501652</text:p>
          </table:table-cell>
          <table:table-cell office:value-type="float" office:value="512117" calcext:value-type="float">
            <text:p>512117</text:p>
          </table:table-cell>
          <table:table-cell office:value-type="float" office:value="522916" calcext:value-type="float">
            <text:p>522916</text:p>
          </table:table-cell>
          <table:table-cell office:value-type="float" office:value="533479" calcext:value-type="float">
            <text:p>533479</text:p>
          </table:table-cell>
          <table:table-cell office:value-type="float" office:value="543094" calcext:value-type="float">
            <text:p>543094</text:p>
          </table:table-cell>
          <table:table-cell office:value-type="float" office:value="550625" calcext:value-type="float">
            <text:p>550625</text:p>
          </table:table-cell>
          <table:table-cell office:value-type="float" office:value="558315" calcext:value-type="float">
            <text:p>558315</text:p>
          </table:table-cell>
          <table:table-cell office:value-type="float" office:value="568220" calcext:value-type="float">
            <text:p>568220</text:p>
          </table:table-cell>
          <table:table-cell office:value-type="float" office:value="578043" calcext:value-type="float">
            <text:p>578043</text:p>
          </table:table-cell>
          <table:table-cell office:value-type="float" office:value="589453" calcext:value-type="float">
            <text:p>589453</text:p>
          </table:table-cell>
          <table:table-cell office:value-type="float" office:value="600506" calcext:value-type="float">
            <text:p>600506</text:p>
          </table:table-cell>
          <table:table-cell office:value-type="float" office:value="610161" calcext:value-type="float">
            <text:p>610161</text:p>
          </table:table-cell>
          <table:table-cell office:value-type="float" office:value="617202" calcext:value-type="float">
            <text:p>617202</text:p>
          </table:table-cell>
          <table:table-cell office:value-type="float" office:value="628393" calcext:value-type="float">
            <text:p>628393</text:p>
          </table:table-cell>
          <table:table-cell office:value-type="float" office:value="639102" calcext:value-type="float">
            <text:p>639102</text:p>
          </table:table-cell>
          <table:table-cell office:value-type="float" office:value="650895" calcext:value-type="float">
            <text:p>650895</text:p>
          </table:table-cell>
          <table:table-cell office:value-type="float" office:value="663229" calcext:value-type="float">
            <text:p>663229</text:p>
          </table:table-cell>
          <table:table-cell office:value-type="float" office:value="676147" calcext:value-type="float">
            <text:p>676147</text:p>
          </table:table-cell>
          <table:table-cell office:value-type="float" office:value="685849" calcext:value-type="float">
            <text:p>685849</text:p>
          </table:table-cell>
          <table:table-cell office:value-type="float" office:value="693151" calcext:value-type="float">
            <text:p>693151</text:p>
          </table:table-cell>
          <table:table-cell office:value-type="float" office:value="703304" calcext:value-type="float">
            <text:p>703304</text:p>
          </table:table-cell>
          <table:table-cell office:value-type="float" office:value="717565" calcext:value-type="float">
            <text:p>717565</text:p>
          </table:table-cell>
          <table:table-cell office:value-type="float" office:value="729132" calcext:value-type="float">
            <text:p>72913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  <table:table-cell table:formula="of:=SUM([.FG133:.FG156])" office:value-type="float" office:value="491526" calcext:value-type="float">
            <text:p>491526</text:p>
          </table:table-cell>
          <table:table-cell table:formula="of:=SUM([.FH133:.FH156])" office:value-type="float" office:value="501652" calcext:value-type="float">
            <text:p>501652</text:p>
          </table:table-cell>
          <table:table-cell table:formula="of:=SUM([.FI133:.FI156])" office:value-type="float" office:value="512117" calcext:value-type="float">
            <text:p>512117</text:p>
          </table:table-cell>
          <table:table-cell table:formula="of:=SUM([.FJ133:.FJ156])" office:value-type="float" office:value="522916" calcext:value-type="float">
            <text:p>522916</text:p>
          </table:table-cell>
          <table:table-cell table:formula="of:=SUM([.FK133:.FK156])" office:value-type="float" office:value="533479" calcext:value-type="float">
            <text:p>533479</text:p>
          </table:table-cell>
          <table:table-cell table:formula="of:=SUM([.FL133:.FL156])" office:value-type="float" office:value="543094" calcext:value-type="float">
            <text:p>543094</text:p>
          </table:table-cell>
          <table:table-cell table:formula="of:=SUM([.FM133:.FM156])" office:value-type="float" office:value="550625" calcext:value-type="float">
            <text:p>550625</text:p>
          </table:table-cell>
          <table:table-cell table:formula="of:=SUM([.FN133:.FN156])" office:value-type="float" office:value="558315" calcext:value-type="float">
            <text:p>558315</text:p>
          </table:table-cell>
          <table:table-cell table:formula="of:=SUM([.FO133:.FO156])" office:value-type="float" office:value="568220" calcext:value-type="float">
            <text:p>568220</text:p>
          </table:table-cell>
          <table:table-cell table:formula="of:=SUM([.FP133:.FP156])" office:value-type="float" office:value="578043" calcext:value-type="float">
            <text:p>578043</text:p>
          </table:table-cell>
          <table:table-cell table:formula="of:=SUM([.FQ133:.FQ156])" office:value-type="float" office:value="589453" calcext:value-type="float">
            <text:p>589453</text:p>
          </table:table-cell>
          <table:table-cell table:formula="of:=SUM([.FR133:.FR156])" office:value-type="float" office:value="600506" calcext:value-type="float">
            <text:p>600506</text:p>
          </table:table-cell>
          <table:table-cell table:formula="of:=SUM([.FS133:.FS156])" office:value-type="float" office:value="610161" calcext:value-type="float">
            <text:p>610161</text:p>
          </table:table-cell>
          <table:table-cell table:formula="of:=SUM([.FT133:.FT156])" office:value-type="float" office:value="617202" calcext:value-type="float">
            <text:p>617202</text:p>
          </table:table-cell>
          <table:table-cell table:formula="of:=SUM([.FU133:.FU156])" office:value-type="float" office:value="628393" calcext:value-type="float">
            <text:p>628393</text:p>
          </table:table-cell>
          <table:table-cell table:formula="of:=SUM([.FV133:.FV156])" office:value-type="float" office:value="639102" calcext:value-type="float">
            <text:p>639102</text:p>
          </table:table-cell>
          <table:table-cell table:formula="of:=SUM([.FW133:.FW156])" office:value-type="float" office:value="650895" calcext:value-type="float">
            <text:p>650895</text:p>
          </table:table-cell>
          <table:table-cell table:formula="of:=SUM([.FX133:.FX156])" office:value-type="float" office:value="663229" calcext:value-type="float">
            <text:p>663229</text:p>
          </table:table-cell>
          <table:table-cell table:formula="of:=SUM([.FY133:.FY156])" office:value-type="float" office:value="676147" calcext:value-type="float">
            <text:p>676147</text:p>
          </table:table-cell>
          <table:table-cell table:formula="of:=SUM([.FZ133:.FZ156])" office:value-type="float" office:value="685849" calcext:value-type="float">
            <text:p>685849</text:p>
          </table:table-cell>
          <table:table-cell table:formula="of:=SUM([.GA133:.GA156])" office:value-type="float" office:value="693151" calcext:value-type="float">
            <text:p>693151</text:p>
          </table:table-cell>
          <table:table-cell table:formula="of:=SUM([.GB133:.GB156])" office:value-type="float" office:value="703304" calcext:value-type="float">
            <text:p>703304</text:p>
          </table:table-cell>
          <table:table-cell table:formula="of:=SUM([.GC133:.GC156])" office:value-type="float" office:value="717565" calcext:value-type="float">
            <text:p>717565</text:p>
          </table:table-cell>
          <table:table-cell table:formula="of:=SUM([.GD133:.GD156])" office:value-type="float" office:value="729132" calcext:value-type="float">
            <text:p>729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7:31:53.173484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9-03T17:32:03.034983216</dc:date>
    <meta:editing-duration>PT15H45M53S</meta:editing-duration>
    <meta:editing-cycles>167</meta:editing-cycles>
    <meta:document-statistic meta:table-count="1" meta:cell-count="29202" meta:object-count="0"/>
  </office:meta>
</office:document-meta>
</file>